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paragraph-rsid="0008e495"/>
    </style:style>
    <style:style style:name="P21" style:family="paragraph" style:parent-style-name="Preformatted_20_Text">
      <style:text-properties fo:color="#cccccc" officeooo:rsid="0007fde6" officeooo:paragraph-rsid="0008e495"/>
    </style:style>
    <style:style style:name="P22" style:family="paragraph" style:parent-style-name="Preformatted_20_Text">
      <style:text-properties fo:color="#cccccc" officeooo:rsid="0007fde6" officeooo:paragraph-rsid="000ab7c9"/>
    </style:style>
    <style:style style:name="P23" style:family="paragraph" style:parent-style-name="Preformatted_20_Text">
      <style:text-properties fo:color="#cccccc" officeooo:rsid="0007fde6" officeooo:paragraph-rsid="000d0ceb"/>
    </style:style>
    <style:style style:name="P24" style:family="paragraph" style:parent-style-name="Preformatted_20_Text">
      <style:text-properties fo:color="#cccccc" officeooo:rsid="0007fde6" officeooo:paragraph-rsid="000e7c50"/>
    </style:style>
    <style:style style:name="P25" style:family="paragraph" style:parent-style-name="Preformatted_20_Text">
      <style:text-properties fo:color="#cccccc" officeooo:rsid="0007fde6" officeooo:paragraph-rsid="000bb03e"/>
    </style:style>
    <style:style style:name="P26" style:family="paragraph" style:parent-style-name="Preformatted_20_Text">
      <style:text-properties fo:color="#cccccc" fo:language="en" fo:country="US" officeooo:rsid="0007fde6" officeooo:paragraph-rsid="000ab7c9"/>
    </style:style>
    <style:style style:name="P27" style:family="paragraph" style:parent-style-name="Preformatted_20_Text">
      <style:text-properties fo:color="#cccccc" fo:language="en" fo:country="US" officeooo:rsid="0007fde6" officeooo:paragraph-rsid="000bb03e"/>
    </style:style>
    <style:style style:name="P28" style:family="paragraph" style:parent-style-name="Preformatted_20_Text">
      <style:text-properties fo:color="#cccccc" fo:language="en" fo:country="US" officeooo:rsid="0007fde6" officeooo:paragraph-rsid="000d0ceb"/>
    </style:style>
    <style:style style:name="P29" style:family="paragraph" style:parent-style-name="Preformatted_20_Text">
      <style:text-properties fo:color="#cccccc" fo:language="en" fo:country="US" officeooo:rsid="0007fde6" officeooo:paragraph-rsid="000e7c50"/>
    </style:style>
    <style:style style:name="P30" style:family="paragraph" style:parent-style-name="Preformatted_20_Text">
      <style:text-properties fo:color="#cccccc" officeooo:rsid="0007fde6" officeooo:paragraph-rsid="000ab7c9" fo:background-color="#ffff00"/>
    </style:style>
    <style:style style:name="P31" style:family="paragraph" style:parent-style-name="Preformatted_20_Text">
      <style:text-properties officeooo:rsid="000e7c50" officeooo:paragraph-rsid="000e7c50"/>
    </style:style>
    <style:style style:name="P32" style:family="paragraph" style:parent-style-name="Preformatted_20_Text">
      <style:text-properties officeooo:paragraph-rsid="0010e53d"/>
    </style:style>
    <style:style style:name="P33" style:family="paragraph" style:parent-style-name="Preformatted_20_Text">
      <style:text-properties fo:language="en" fo:country="US" officeooo:rsid="0007fde6" officeooo:paragraph-rsid="0008e495"/>
    </style:style>
    <style:style style:name="P34" style:family="paragraph" style:parent-style-name="Preformatted_20_Text">
      <style:text-properties fo:language="en" fo:country="US" officeooo:rsid="0007fde6" officeooo:paragraph-rsid="000ab7c9"/>
    </style:style>
    <style:style style:name="P35" style:family="paragraph" style:parent-style-name="Preformatted_20_Text">
      <style:text-properties fo:language="en" fo:country="US" officeooo:rsid="0007fde6" officeooo:paragraph-rsid="000bb03e"/>
    </style:style>
    <style:style style:name="P36" style:family="paragraph" style:parent-style-name="Preformatted_20_Text">
      <style:text-properties fo:language="en" fo:country="US" officeooo:rsid="0007fde6" officeooo:paragraph-rsid="000d0ceb"/>
    </style:style>
    <style:style style:name="P37" style:family="paragraph" style:parent-style-name="Preformatted_20_Text">
      <style:text-properties fo:language="en" fo:country="US" officeooo:rsid="0007fde6" officeooo:paragraph-rsid="000e7c50"/>
    </style:style>
    <style:style style:name="P38" style:family="paragraph" style:parent-style-name="Preformatted_20_Text">
      <style:text-properties fo:language="en" fo:country="US" officeooo:rsid="0007fde6" officeooo:paragraph-rsid="001bc4ca"/>
    </style:style>
    <style:style style:name="P39" style:family="paragraph" style:parent-style-name="Preformatted_20_Text">
      <style:text-properties fo:language="en" fo:country="US" officeooo:rsid="0007fde6" officeooo:paragraph-rsid="0023d329"/>
    </style:style>
    <style:style style:name="P40" style:family="paragraph" style:parent-style-name="Preformatted_20_Text">
      <style:text-properties fo:language="en" fo:country="US" officeooo:rsid="0007fde6" officeooo:paragraph-rsid="00245110"/>
    </style:style>
    <style:style style:name="P41" style:family="paragraph" style:parent-style-name="Preformatted_20_Text">
      <style:text-properties officeooo:paragraph-rsid="0012d7f8"/>
    </style:style>
    <style:style style:name="P42" style:family="paragraph" style:parent-style-name="Preformatted_20_Text">
      <style:text-properties officeooo:paragraph-rsid="00145de2"/>
    </style:style>
    <style:style style:name="P43" style:family="paragraph" style:parent-style-name="Preformatted_20_Text">
      <style:text-properties officeooo:rsid="0007fde6" officeooo:paragraph-rsid="000ab7c9" fo:background-color="#ff9999"/>
    </style:style>
    <style:style style:name="P44" style:family="paragraph" style:parent-style-name="Preformatted_20_Text">
      <style:text-properties officeooo:rsid="0007fde6" officeooo:paragraph-rsid="000bb03e" fo:background-color="#ff9999"/>
    </style:style>
    <style:style style:name="P45" style:family="paragraph" style:parent-style-name="Preformatted_20_Text">
      <style:text-properties officeooo:rsid="0007fde6" officeooo:paragraph-rsid="000d0ceb" fo:background-color="#ff9999"/>
    </style:style>
    <style:style style:name="P46" style:family="paragraph" style:parent-style-name="Preformatted_20_Text">
      <style:text-properties officeooo:rsid="0007fde6" officeooo:paragraph-rsid="000e7c50" fo:background-color="#ff9999"/>
    </style:style>
    <style:style style:name="P47" style:family="paragraph" style:parent-style-name="Preformatted_20_Text">
      <style:text-properties fo:color="#3399ff" fo:language="en" fo:country="US" officeooo:rsid="0007fde6" officeooo:paragraph-rsid="000ab7c9"/>
    </style:style>
    <style:style style:name="P48" style:family="paragraph" style:parent-style-name="Preformatted_20_Text">
      <style:text-properties fo:color="#3399ff" officeooo:rsid="0007fde6" officeooo:paragraph-rsid="000ab7c9" fo:background-color="#ff9999"/>
    </style:style>
    <style:style style:name="P49" style:family="paragraph" style:parent-style-name="Preformatted_20_Text">
      <style:text-properties fo:color="#3399ff" officeooo:rsid="0007fde6" officeooo:paragraph-rsid="000ab7c9"/>
    </style:style>
    <style:style style:name="P50" style:family="paragraph" style:parent-style-name="Preformatted_20_Text">
      <style:text-properties officeooo:rsid="0007fde6" officeooo:paragraph-rsid="0016f1e7" fo:background-color="#ffff00"/>
    </style:style>
    <style:style style:name="P51" style:family="paragraph" style:parent-style-name="Preformatted_20_Text">
      <style:text-properties officeooo:rsid="0007fde6" officeooo:paragraph-rsid="000ab7c9" fo:background-color="#ffff00"/>
    </style:style>
    <style:style style:name="P52" style:family="paragraph" style:parent-style-name="Preformatted_20_Text">
      <style:text-properties style:use-window-font-color="true" fo:language="en" fo:country="US" officeooo:rsid="0007fde6" officeooo:paragraph-rsid="000ab7c9"/>
    </style:style>
    <style:style style:name="P53" style:family="paragraph" style:parent-style-name="Preformatted_20_Text">
      <style:text-properties style:use-window-font-color="true" officeooo:rsid="0007fde6" officeooo:paragraph-rsid="000ab7c9"/>
    </style:style>
    <style:style style:name="P54" style:family="paragraph" style:parent-style-name="Preformatted_20_Text">
      <style:text-properties fo:color="#00ccff" fo:language="en" fo:country="US" officeooo:rsid="0007fde6" officeooo:paragraph-rsid="0008e495"/>
    </style:style>
    <style:style style:name="P55" style:family="paragraph" style:parent-style-name="Preformatted_20_Text">
      <style:text-properties fo:color="#00ccff" fo:language="en" fo:country="US" officeooo:rsid="0007fde6" officeooo:paragraph-rsid="000ab7c9"/>
    </style:style>
    <style:style style:name="P56" style:family="paragraph" style:parent-style-name="Preformatted_20_Text">
      <style:text-properties fo:color="#00ccff" officeooo:rsid="0007fde6" officeooo:paragraph-rsid="0008e495" fo:background-color="#ff9999"/>
    </style:style>
    <style:style style:name="P57" style:family="paragraph" style:parent-style-name="Preformatted_20_Text">
      <style:text-properties fo:color="#00ccff" officeooo:rsid="0007fde6" officeooo:paragraph-rsid="0008e495"/>
    </style:style>
    <style:style style:name="P58" style:family="paragraph" style:parent-style-name="Preformatted_20_Text">
      <style:text-properties fo:color="#00ccff" officeooo:rsid="0007fde6" officeooo:paragraph-rsid="000ab7c9"/>
    </style:style>
    <style:style style:name="P59" style:family="paragraph" style:parent-style-name="Preformatted_20_Text">
      <style:text-properties officeooo:paragraph-rsid="000ab7c9"/>
    </style:style>
    <style:style style:name="P60" style:family="paragraph" style:parent-style-name="Preformatted_20_Text">
      <style:text-properties officeooo:rsid="001a9073" officeooo:paragraph-rsid="001bc4ca"/>
    </style:style>
    <style:style style:name="P61" style:family="paragraph" style:parent-style-name="Preformatted_20_Text">
      <style:text-properties officeooo:rsid="001a9073" officeooo:paragraph-rsid="000ab7c9"/>
    </style:style>
    <style:style style:name="P62" style:family="paragraph" style:parent-style-name="Preformatted_20_Text">
      <style:text-properties officeooo:paragraph-rsid="001bc4ca"/>
    </style:style>
    <style:style style:name="P63" style:family="paragraph" style:parent-style-name="Preformatted_20_Text">
      <style:text-properties officeooo:paragraph-rsid="001f509a"/>
    </style:style>
    <style:style style:name="P64" style:family="paragraph" style:parent-style-name="Preformatted_20_Text">
      <style:text-properties officeooo:paragraph-rsid="00213dc6"/>
    </style:style>
    <style:style style:name="P65" style:family="paragraph" style:parent-style-name="Preformatted_20_Text">
      <style:text-properties officeooo:paragraph-rsid="0022c2db"/>
    </style:style>
    <style:style style:name="P66" style:family="paragraph" style:parent-style-name="Preformatted_20_Text">
      <style:text-properties officeooo:paragraph-rsid="0023d329"/>
    </style:style>
    <style:style style:name="P67" style:family="paragraph" style:parent-style-name="Preformatted_20_Text">
      <style:text-properties officeooo:paragraph-rsid="00245110"/>
    </style:style>
    <style:style style:name="P68" style:family="paragraph" style:parent-style-name="Table_20_Contents">
      <style:text-properties fo:color="#cccccc" fo:language="en" fo:country="US" officeooo:rsid="000ab7c9" officeooo:paragraph-rsid="000ab7c9"/>
    </style:style>
    <style:style style:name="P69" style:family="paragraph" style:parent-style-name="Table_20_Contents">
      <style:text-properties fo:language="en" fo:country="US" officeooo:rsid="000ab7c9" officeooo:paragraph-rsid="000ab7c9"/>
    </style:style>
    <style:style style:name="P70" style:family="paragraph" style:parent-style-name="Preformatted_20_Text">
      <style:text-properties officeooo:rsid="0007fde6" officeooo:paragraph-rsid="000ab7c9"/>
    </style:style>
    <style:style style:name="P71" style:family="paragraph" style:parent-style-name="Preformatted_20_Text">
      <style:text-properties officeooo:rsid="0007fde6" officeooo:paragraph-rsid="00265160"/>
    </style:style>
    <style:style style:name="P72" style:family="paragraph" style:parent-style-name="Preformatted_20_Text">
      <style:text-properties officeooo:rsid="0007fde6" officeooo:paragraph-rsid="0027ab2b"/>
    </style:style>
    <style:style style:name="P73" style:family="paragraph" style:parent-style-name="Preformatted_20_Text">
      <style:text-properties officeooo:rsid="0007fde6" officeooo:paragraph-rsid="00296b46"/>
    </style:style>
    <style:style style:name="P74" style:family="paragraph" style:parent-style-name="Preformatted_20_Text">
      <style:text-properties officeooo:paragraph-rsid="00296b46"/>
    </style:style>
    <style:style style:name="P75" style:family="paragraph" style:parent-style-name="Preformatted_20_Text">
      <style:text-properties officeooo:rsid="0007fde6" officeooo:paragraph-rsid="00296b46" fo:background-color="#ffff00"/>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296b46" fo:background-color="#ffff00" loext:char-shading-value="0"/>
    </style:style>
    <style:style style:name="T17" style:family="text">
      <style:text-properties officeooo:rsid="00188533"/>
    </style:style>
    <style:style style:name="T18" style:family="text">
      <style:text-properties officeooo:rsid="0019ea51"/>
    </style:style>
    <style:style style:name="T19" style:family="text">
      <style:text-properties officeooo:rsid="001a9073"/>
    </style:style>
    <style:style style:name="T20" style:family="text">
      <style:text-properties fo:language="ru" fo:country="RU"/>
    </style:style>
    <style:style style:name="T21" style:family="text">
      <style:text-properties fo:language="ru" fo:country="RU" officeooo:rsid="0007fde6"/>
    </style:style>
    <style:style style:name="T22" style:family="text">
      <style:text-properties fo:language="ru" fo:country="RU" officeooo:rsid="001bc4ca"/>
    </style:style>
    <style:style style:name="T23" style:family="text">
      <style:text-properties officeooo:rsid="001bc4ca"/>
    </style:style>
    <style:style style:name="T24" style:family="text">
      <style:text-properties officeooo:rsid="001c58b6"/>
    </style:style>
    <style:style style:name="T25" style:family="text">
      <style:text-properties officeooo:rsid="001f2eb2"/>
    </style:style>
    <style:style style:name="T26" style:family="text">
      <style:text-properties officeooo:rsid="001f509a"/>
    </style:style>
    <style:style style:name="T27" style:family="text">
      <style:text-properties fo:font-style="italic" officeooo:rsid="001f509a"/>
    </style:style>
    <style:style style:name="T28" style:family="text">
      <style:text-properties officeooo:rsid="001ffce5"/>
    </style:style>
    <style:style style:name="T29" style:family="text">
      <style:text-properties officeooo:rsid="00213dc6"/>
    </style:style>
    <style:style style:name="T30" style:family="text">
      <style:text-properties officeooo:rsid="0022c2db"/>
    </style:style>
    <style:style style:name="T31" style:family="text">
      <style:text-properties officeooo:rsid="0023d329"/>
    </style:style>
    <style:style style:name="T32" style:family="text">
      <style:text-properties officeooo:rsid="00245110"/>
    </style:style>
    <style:style style:name="T33" style:family="text">
      <style:text-properties officeooo:rsid="00249ebb"/>
    </style:style>
    <style:style style:name="T34" style:family="text">
      <style:text-properties officeooo:rsid="00265160"/>
    </style:style>
    <style:style style:name="T35" style:family="text">
      <style:text-properties fo:language="en" fo:country="US"/>
    </style:style>
    <style:style style:name="T36" style:family="text">
      <style:text-properties officeooo:rsid="0027ab2b"/>
    </style:style>
    <style:style style:name="T37" style:family="text">
      <style:text-properties officeooo:rsid="00296b46"/>
    </style:style>
    <style:style style:name="T38" style:family="text">
      <style:text-properties fo:color="#cccc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69"># Quick Modern Object Pascal for Programmers</text:p>
            <text:p text:style-name="P69">Michalis Kamburelis</text:p>
            <text:p text:style-name="P69">:toc: left</text:p>
            <text:p text:style-name="P69">:toclevels: 4</text:p>
            <text:p text:style-name="P69">:sectnums:</text:p>
            <text:p text:style-name="P69">:source-highlighter: coderay</text:p>
            <text:p text:style-name="P69">:docinfo1:</text:p>
            <text:p text:style-name="P69"/>
          </table:table-cell>
          <table:table-cell table:style-name="Таблица1.B1" office:value-type="string">
            <text:p text:style-name="P20"><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69">## Why</text:p>
            <text:p text:style-name="P69"/>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69">There are many books and resources about Pascal out there, but too many of them talk about the old Pascal, without classes, units or generics.</text:p>
            <text:p text:style-name="P68">// Some of them talk about Pascal before it even had classes. Some of them show classes, as done in Delphi, but fail to mention more modern features, like generics.</text:p>
            <text:p text:style-name="P69"/>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21">//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69">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69"/>
          </table:table-cell>
          <table:table-cell table:style-name="Таблица1.B2" office:value-type="string">
            <text:p text:style-name="P32"><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32"><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0"/>
          </table:table-cell>
        </table:table-row>
        <table:table-row>
          <table:table-cell table:style-name="Таблица1.A2" office:value-type="string">
            <text:p text:style-name="P69">* It has all the modern features you expect -- classes, units, interfaces, generics...</text:p>
            <text:p text:style-name="P69">* It's compiled to a fast, native code,</text:p>
            <text:p text:style-name="P69">* It's very type safe,</text:p>
            <text:p text:style-name="P69">* High-level but can also be low-level if you need it to be.</text:p>
            <text:p text:style-name="P69"/>
          </table:table-cell>
          <table:table-cell table:style-name="Таблица1.B2" office:value-type="string">
            <text:p text:style-name="P20"><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20"><text:span text:style-name="T1">* </text:span>Он компилируется в быстрый машинный код<text:span text:style-name="T1">,</text:span></text:p>
            <text:p text:style-name="P20"><text:span text:style-name="T1">* </text:span>Он очень типобезопасен<text:span text:style-name="T1">,</text:span></text:p>
            <text:p text:style-name="P20"><text:span text:style-name="T1">* </text:span>Высокоуровненвый, но может быть низкоуровневым если это необходимо.</text:p>
            <text:p text:style-name="P20"/>
          </table:table-cell>
        </table:table-row>
        <table:table-row>
          <table:table-cell table:style-name="Таблица1.A2" office:value-type="string">
            <text:p text:style-name="P69">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69"/>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33">This introduction is mostly directed at programmers who already have experience in other languages. We will not cover here the meanings of some universal concepts, like _"what is a class"_, we'll only show how to do them in Pascal.</text:p>
            <text:p text:style-name="P33"/>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33">## Basics</text:p>
            <text:p text:style-name="P33"/>
          </table:table-cell>
          <table:table-cell table:style-name="Таблица1.B2" office:value-type="string">
            <text:p text:style-name="P20"><text:span text:style-name="T1">## </text:span><text:bookmark text:name="_basics"/>Основы</text:p>
            <text:p text:style-name="P1"/>
          </table:table-cell>
        </table:table-row>
        <table:table-row>
          <table:table-cell table:style-name="Таблица1.A2" office:value-type="string">
            <text:p text:style-name="P33">### "Hello world" program</text:p>
            <text:p text:style-name="P33"/>
          </table:table-cell>
          <table:table-cell table:style-name="Таблица1.B2" office:value-type="string">
            <text:p text:style-name="P20"><text:span text:style-name="T1">### </text:span><text:bookmark text:name="__hello_world_program"/>Программа "Hello world"</text:p>
            <text:p text:style-name="P1"/>
          </table:table-cell>
        </table:table-row>
        <table:table-row>
          <table:table-cell table:style-name="Таблица1.A2" office:value-type="string">
            <text:p text:style-name="P54">[source,pascal]</text:p>
            <text:p text:style-name="P54">----</text:p>
            <text:p text:style-name="P54">include::code-samples/hello_world.lpr[]</text:p>
            <text:p text:style-name="P54">----</text:p>
            <text:p text:style-name="P54"/>
          </table:table-cell>
          <table:table-cell table:style-name="Таблица1.B2" office:value-type="string">
            <text:p text:style-name="P56">[source,pascal]</text:p>
            <text:p text:style-name="P56">----</text:p>
            <text:p text:style-name="P56">include::code-samples/hello_world.lpr[]</text:p>
            <text:p text:style-name="P56">----</text:p>
            <text:p text:style-name="P57"/>
          </table:table-cell>
        </table:table-row>
        <table:table-row>
          <table:table-cell table:style-name="Таблица1.A2" office:value-type="string">
            <text:p text:style-name="P33">This is a complete program that you can _compile_ and _run_.</text:p>
            <text:p text:style-name="P33"/>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33">* If you use the command-line FPC, just create a new file `myprogram.lpr` and execute `fpc myprogram.lpr`.</text:p>
            <text:p text:style-name="P33">* If you use _Lazarus_, create a new project (menu _Project_ -&gt; _New Project_ -&gt; _Simple Program_). Save it as `myprogram` and paste this source code as the main file. Compile using the menu item _Run -&gt; Compile_.</text:p>
            <text:p text:style-name="P33">* This is a command-line program, so in either case -- just run the compiled executable from the command-line.</text:p>
            <text:p text:style-name="P33"/>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41"><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34">The rest of this article talks about the Object Pascal language, so don't expect to see anything more fancy than the command-line stuff. If you want to see something cool, just create a new GUI project in _Lazarus_ (_Project_ -&gt; _New Project_ -&gt; _Application_).</text:p>
            <text:p text:style-name="P26">//Play around, drop some buttons on the form, handle their events (like `OnClick`).</text:p>
            <text:p text:style-name="P34">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26">// The libraries created in other languages (dll, so, dylib) can be easily used from FPC too (and for most of them, you'll find ready "header" units, and even units that wrap them in more modern object-oriented API).</text:p>
            <text:p text:style-name="P34"/>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22">//Play around, drop some buttons on the form, handle their events (like `OnClick`).</text:p>
            <text:p text:style-name="P42"><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22">//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34">### Functions, procedures, primitive types</text:p>
            <text:p text:style-name="P34"/>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47">[source,pascal]</text:p>
            <text:p text:style-name="P47">----</text:p>
            <text:p text:style-name="P47">include::code-samples/functions_primitives.lpr[]</text:p>
            <text:p text:style-name="P47">----</text:p>
            <text:p text:style-name="P47"/>
          </table:table-cell>
          <table:table-cell table:style-name="Таблица1.B2" office:value-type="string">
            <text:p text:style-name="P48">[source,pascal]</text:p>
            <text:p text:style-name="P48">----</text:p>
            <text:p text:style-name="P48">include::code-samples/functions_primitives.lpr[]</text:p>
            <text:p text:style-name="P48">----</text:p>
            <text:p text:style-name="P49"/>
          </table:table-cell>
        </table:table-row>
        <table:table-row>
          <table:table-cell table:style-name="Таблица1.A2" office:value-type="string">
            <text:p text:style-name="P34">To return a value from a function, assign something to the magic `Result` variable. You can read and set the `Result` freely, just like a local variable.</text:p>
            <text:p text:style-name="P34"/>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52">[source,pascal]</text:p>
            <text:p text:style-name="P52">----</text:p>
            <text:p text:style-name="P52">function MyFunction(const S: string): string;</text:p>
            <text:p text:style-name="P52">begin</text:p>
            <text:p text:style-name="P52"><text:s text:c="2"/>Result := S + 'something';</text:p>
            <text:p text:style-name="P52"><text:s text:c="2"/>Result := Result + ' something more!';</text:p>
            <text:p text:style-name="P52"><text:s text:c="2"/>Result := Result + ' and more!';</text:p>
            <text:p text:style-name="P52">end;</text:p>
            <text:p text:style-name="P52">----</text:p>
            <text:p text:style-name="P52"/>
          </table:table-cell>
          <table:table-cell table:style-name="Таблица1.B2" office:value-type="string">
            <text:p text:style-name="P53">[source,pascal]</text:p>
            <text:p text:style-name="P53">----</text:p>
            <text:p text:style-name="P53">function MyFunction(const S: string): string;</text:p>
            <text:p text:style-name="P53">begin</text:p>
            <text:p text:style-name="P53"><text:s text:c="2"/>Result := S + '<text:span text:style-name="T9">что-нибудь</text:span>';</text:p>
            <text:p text:style-name="P53"><text:s text:c="2"/>Result := Result + ' <text:span text:style-name="T9">ещё что-нибудь</text:span>!';</text:p>
            <text:p text:style-name="P53"><text:s text:c="2"/>Result := Result + ' <text:span text:style-name="T17">И ещё немножко</text:span>!';</text:p>
            <text:p text:style-name="P53">end;</text:p>
            <text:p text:style-name="P53">----</text:p>
            <text:p text:style-name="P53"/>
          </table:table-cell>
        </table:table-row>
        <table:table-row>
          <table:table-cell table:style-name="Таблица1.A2" office:value-type="string">
            <text:p text:style-name="P34">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34"/>
          </table:table-cell>
          <table:table-cell table:style-name="Таблица1.B2" office:value-type="string">
            <text:p text:style-name="P8">Ты так же можешь рассмативать имя функции (как <text:span text:style-name="T9">`</text:span><text:span text:style-name="Source_20_Text">MyFunction</text:span><text:span text:style-name="Source_20_Text"><text:span text:style-name="T9">`</text:span></text:span> в примере выше) как переменную, к который ты можешь присваивать. Но я бы припятсвовал этому в новом коде, так как это выгладит "тусклым/<text:span text:style-name="T10">подозрительным</text:span>" когда использвано на правой стороне присваимого выражение. Просто используй <text:span text:style-name="T9">`</text:span><text:span text:style-name="Source_20_Text">Result</text:span><text:span text:style-name="Source_20_Text"><text:span text:style-name="T9">`</text:span></text:span> всегда, когда ты хочешь читать или устанавливать значение функции.</text:p>
            <text:p text:style-name="P8"/>
          </table:table-cell>
        </table:table-row>
        <table:table-row>
          <table:table-cell table:style-name="Таблица1.A2" office:value-type="string">
            <text:p text:style-name="P34">If you want to call the function itself recursively, you can of course do it. If you're calling a parameter-less function recursively, be sure to specify the parenthesis (even though in Pascal you can usually omit the <text:soft-page-break/>parentheses for a parameter-less function), this makes a recursive call to a parameter-less function different from accessing this function's current result. Like this:</text:p>
            <text:p text:style-name="P34"/>
          </table:table-cell>
          <table:table-cell table:style-name="Таблица1.B2" office:value-type="string">
            <text:p text:style-name="P50">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text:soft-page-break/>результату функции). Так:</text:p>
          </table:table-cell>
        </table:table-row>
        <table:table-row>
          <table:table-cell table:style-name="Таблица1.A2" office:value-type="string">
            <text:p text:style-name="P55">[source,pascal]</text:p>
            <text:p text:style-name="P55">----</text:p>
            <text:p text:style-name="P55">function ReadIntegersUntilZero: string;</text:p>
            <text:p text:style-name="P55">var</text:p>
            <text:p text:style-name="P55"><text:s text:c="2"/>I: Integer;</text:p>
            <text:p text:style-name="P55">begin</text:p>
            <text:p text:style-name="P55"><text:s text:c="2"/>Readln(I);</text:p>
            <text:p text:style-name="P55"><text:s text:c="2"/>Result := IntToStr(I);</text:p>
            <text:p text:style-name="P55"><text:s text:c="2"/>if I &lt;&gt; 0 then</text:p>
            <text:p text:style-name="P55"><text:s text:c="4"/>Result := Result + ' ' + ReadIntegersUntilZero();</text:p>
            <text:p text:style-name="P55">end;</text:p>
            <text:p text:style-name="P55">----</text:p>
            <text:p text:style-name="P55"/>
          </table:table-cell>
          <table:table-cell table:style-name="Таблица1.B2" office:value-type="string">
            <text:p text:style-name="P58">[source,pascal]</text:p>
            <text:p text:style-name="P58">----</text:p>
            <text:p text:style-name="P58">function ReadIntegersUntilZero: string;</text:p>
            <text:p text:style-name="P58">var</text:p>
            <text:p text:style-name="P58"><text:s text:c="2"/>I: Integer;</text:p>
            <text:p text:style-name="P58">begin</text:p>
            <text:p text:style-name="P58"><text:s text:c="2"/>Readln(I);</text:p>
            <text:p text:style-name="P58"><text:s text:c="2"/>Result := IntToStr(I);</text:p>
            <text:p text:style-name="P58"><text:s text:c="2"/>if I &lt;&gt; 0 then</text:p>
            <text:p text:style-name="P58"><text:s text:c="4"/>Result := Result + ' ' + ReadIntegersUntilZero();</text:p>
            <text:p text:style-name="P58">end;</text:p>
            <text:p text:style-name="P58">----</text:p>
            <text:p text:style-name="P58"/>
          </table:table-cell>
        </table:table-row>
        <table:table-row>
          <table:table-cell table:style-name="Таблица1.A2" office:value-type="string">
            <text:p text:style-name="P34">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34"/>
          </table:table-cell>
          <table:table-cell table:style-name="Таблица1.B2" office:value-type="string">
            <text:p text:style-name="P8">Ты можешь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щаюгего <text:span text:style-name="T9">`</text:span><text:span text:style-name="Source_20_Text">end;</text:span><text:span text:style-name="Source_20_Text"><text:span text:style-name="T9">`</text:span></text:span>. Если ты вызываешь без параметров <text:span text:style-name="T9">`</text:span><text:span text:style-name="Source_20_Text">Exit</text:span><text:span text:style-name="Source_20_Text"><text:span text:style-name="T9">`</text:span></text:span> в функции, она вернет последнее, что ты присовоил <text:span text:style-name="T9">`</text:span><text:span text:style-name="Source_20_Text">Result</text:span><text:span text:style-name="Source_20_Text"><text:span text:style-name="T9">`</text:span></text:span>. Ты так же можешь 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55">[source,pascal]</text:p>
            <text:p text:style-name="P55">----</text:p>
            <text:p text:style-name="P55">function AddName(const ExistingNames, NewName: string): string;</text:p>
            <text:p text:style-name="P55">begin</text:p>
            <text:p text:style-name="P55"><text:s text:c="2"/>if ExistingNames = '' then</text:p>
            <text:p text:style-name="P55"><text:s text:c="4"/>Exit(NewName);</text:p>
            <text:p text:style-name="P55"><text:s text:c="2"/>Result := ExistingNames + ', ' + NewName;</text:p>
            <text:p text:style-name="P55">end;</text:p>
            <text:p text:style-name="P55">----</text:p>
            <text:p text:style-name="P55"/>
          </table:table-cell>
          <table:table-cell table:style-name="Таблица1.B2" office:value-type="string">
            <text:p text:style-name="P58">[source,pascal]</text:p>
            <text:p text:style-name="P58">----</text:p>
            <text:p text:style-name="P58">function AddName(const ExistingNames, NewName: string): string;</text:p>
            <text:p text:style-name="P58">begin</text:p>
            <text:p text:style-name="P58"><text:s text:c="2"/>if ExistingNames = '' then</text:p>
            <text:p text:style-name="P58"><text:s text:c="4"/>Exit(NewName);</text:p>
            <text:p text:style-name="P58"><text:s text:c="2"/>Result := ExistingNames + ', ' + NewName;</text:p>
            <text:p text:style-name="P58">end;</text:p>
            <text:p text:style-name="P58">----</text:p>
            <text:p text:style-name="P58"/>
          </table:table-cell>
        </table:table-row>
        <table:table-row>
          <table:table-cell table:style-name="Таблица1.A2" office:value-type="string">
            <text:p text:style-name="P34">### Testing (if)</text:p>
            <text:p text:style-name="P34"/>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34">Use `if .. then` or `if .. then .. else` to run some code when some condition is satisfied. Unlike in the C-like languages, in Pascal you don't have to wrap the condition in parenthesis.</text:p>
            <text:p text:style-name="P34"/>
          </table:table-cell>
          <table:table-cell table:style-name="Таблица1.B2" office:value-type="string">
            <text:p text:style-name="P9"><text:span text:style-name="T17">Конструкции</text:span> <text:span text:style-name="T17">`</text:span><text:span text:style-name="Source_20_Text">if .. then</text:span><text:span text:style-name="Source_20_Text"><text:span text:style-name="T17">`</text:span></text:span> или <text:span text:style-name="T17">`</text:span><text:span text:style-name="Source_20_Text">if .. then .. else</text:span><text:span text:style-name="Source_20_Text"><text:span text:style-name="T17">`</text:span></text:span> запуска<text:span text:style-name="T18">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34">[source,pascal]</text:p>
            <text:p text:style-name="P34">----</text:p>
            <text:p text:style-name="P34">var</text:p>
            <text:p text:style-name="P34"><text:s text:c="2"/>A: Integer;</text:p>
            <text:p text:style-name="P34"><text:s text:c="2"/>B: boolean;</text:p>
            <text:p text:style-name="P34">begin</text:p>
            <text:p text:style-name="P34"><text:s text:c="2"/>if A &gt; 0 then</text:p>
            <text:p text:style-name="P34"><text:soft-page-break/><text:s text:c="4"/>DoSomething;</text:p>
            <text:p text:style-name="P34"/>
            <text:p text:style-name="P34"><text:s text:c="2"/>if A &gt; 0 then</text:p>
            <text:p text:style-name="P34"><text:s text:c="2"/>begin</text:p>
            <text:p text:style-name="P34"><text:s text:c="4"/>DoSomething;</text:p>
            <text:p text:style-name="P34"><text:s text:c="4"/>AndDoSomethingMore;</text:p>
            <text:p text:style-name="P34"><text:s text:c="2"/>end;</text:p>
            <text:p text:style-name="P34"/>
            <text:p text:style-name="P34"><text:s text:c="2"/>if A &gt; 10 then</text:p>
            <text:p text:style-name="P34"><text:s text:c="4"/>DoSomething</text:p>
            <text:p text:style-name="P34"><text:s text:c="2"/>else</text:p>
            <text:p text:style-name="P34"><text:s text:c="4"/>DoSomethingElse;</text:p>
            <text:p text:style-name="P34"/>
            <text:p text:style-name="P34"><text:s text:c="2"/>// equivalent to above</text:p>
            <text:p text:style-name="P34"><text:s text:c="2"/>B := A &gt; 10;</text:p>
            <text:p text:style-name="P34"><text:s text:c="2"/>if B then</text:p>
            <text:p text:style-name="P34"><text:s text:c="4"/>DoSomething</text:p>
            <text:p text:style-name="P34"><text:s text:c="2"/>else</text:p>
            <text:p text:style-name="P34"><text:s text:c="4"/>DoSomethingElse;</text:p>
            <text:p text:style-name="P34">end;</text:p>
            <text:p text:style-name="P34">----</text:p>
            <text:p text:style-name="P34"/>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oft-page-break/><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7">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34">The `else` is paired with the last `if`. So this works as you expect:</text:p>
            <text:p text:style-name="P34"/>
          </table:table-cell>
          <table:table-cell table:style-name="Таблица1.B2" office:value-type="string">
            <text:p text:style-name="P9">Оператор <text:span text:style-name="T17">`</text:span><text:span text:style-name="Source_20_Text">else</text:span><text:span text:style-name="Source_20_Text"><text:span text:style-name="T17">`</text:span></text:span> относится к <text:span text:style-name="T19">последнему</text:span> условию <text:span text:style-name="T17">`</text:span><text:span text:style-name="Source_20_Text">if</text:span><text:span text:style-name="Source_20_Text"><text:span text:style-name="T17">`</text:span></text:span>. Поэтому оно работает, как ты и ожидаешь:</text:p>
            <text:p text:style-name="P2"/>
          </table:table-cell>
        </table:table-row>
        <table:table-row>
          <table:table-cell table:style-name="Таблица1.A2" office:value-type="string">
            <text:p text:style-name="P55">[source,pascal]</text:p>
            <text:p text:style-name="P55">----</text:p>
            <text:p text:style-name="P55">if A &lt;&gt; 0 then</text:p>
            <text:p text:style-name="P55"><text:s text:c="2"/>if B &lt;&gt; 0 then</text:p>
            <text:p text:style-name="P55"><text:s text:c="4"/>AIsNonzeroAndBToo</text:p>
            <text:p text:style-name="P55"><text:s text:c="2"/>else</text:p>
            <text:p text:style-name="P55"><text:s text:c="4"/>AIsNonzeroButBIsZero;</text:p>
            <text:p text:style-name="P55">----</text:p>
            <text:p text:style-name="P55"/>
          </table:table-cell>
          <table:table-cell table:style-name="Таблица1.B2" office:value-type="string">
            <text:p text:style-name="P58">[source,pascal]</text:p>
            <text:p text:style-name="P58">----</text:p>
            <text:p text:style-name="P58">if A &lt;&gt; 0 then</text:p>
            <text:p text:style-name="P58"><text:s text:c="2"/>if B &lt;&gt; 0 then</text:p>
            <text:p text:style-name="P58"><text:s text:c="4"/>AIsNonzeroAndBToo</text:p>
            <text:p text:style-name="P58"><text:s text:c="2"/>else</text:p>
            <text:p text:style-name="P58"><text:s text:c="4"/>AIsNonzeroButBIsZero;</text:p>
            <text:p text:style-name="P58">----</text:p>
            <text:p text:style-name="P58"/>
          </table:table-cell>
        </table:table-row>
        <table:table-row>
          <table:table-cell table:style-name="Таблица1.A2" office:value-type="string">
            <text:p text:style-name="P34">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34"/>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55">[source,pascal]</text:p>
            <text:p text:style-name="P55">----</text:p>
            <text:p text:style-name="P55">if A &lt;&gt; 0 then</text:p>
            <text:p text:style-name="P55">begin</text:p>
            <text:p text:style-name="P55"><text:s text:c="2"/>if B &lt;&gt; 0 then</text:p>
            <text:p text:style-name="P55"><text:s text:c="4"/>AIsNonzeroAndBToo</text:p>
            <text:p text:style-name="P55"><text:s text:c="2"/>else</text:p>
            <text:p text:style-name="P55"><text:s text:c="4"/>AIsNonzeroButBIsZero;</text:p>
            <text:p text:style-name="P55">end;</text:p>
            <text:p text:style-name="P55">----</text:p>
            <text:p text:style-name="P55"/>
          </table:table-cell>
          <table:table-cell table:style-name="Таблица1.B2" office:value-type="string">
            <text:p text:style-name="P58">[source,pascal]</text:p>
            <text:p text:style-name="P58">----</text:p>
            <text:p text:style-name="P58">if A &lt;&gt; 0 then</text:p>
            <text:p text:style-name="P58">begin</text:p>
            <text:p text:style-name="P58"><text:s text:c="2"/>if B &lt;&gt; 0 then</text:p>
            <text:p text:style-name="P58"><text:s text:c="4"/>AIsNonzeroAndBToo</text:p>
            <text:p text:style-name="P58"><text:s text:c="2"/>else</text:p>
            <text:p text:style-name="P58"><text:s text:c="4"/>AIsNonzeroButBIsZero;</text:p>
            <text:p text:style-name="P58">end;</text:p>
            <text:p text:style-name="P58">----</text:p>
            <text:p text:style-name="P58"/>
          </table:table-cell>
        </table:table-row>
        <table:table-row>
          <table:table-cell table:style-name="Таблица1.A2" office:value-type="string">
            <text:p text:style-name="P34">### Logical, relational and bit-wise <text:soft-page-break/>operators</text:p>
            <text:p text:style-name="P34"/>
          </table:table-cell>
          <table:table-cell table:style-name="Таблица1.B2" office:value-type="string">
            <text:p text:style-name="P59"><text:span text:style-name="T1">### </text:span><text:bookmark text:name="_logical_relational_and_bit_wise_operators"/>Логические операторы, операторы <text:soft-page-break/>отношений <text:span text:style-name="T17">и</text:span> <text:span text:style-name="T17">по</text:span>бит<text:span text:style-name="T17">овые (поразрядные)</text:span> операторы</text:p>
            <text:p text:style-name="P2"/>
          </table:table-cell>
        </table:table-row>
        <table:table-row>
          <table:table-cell table:style-name="Таблица1.A2" office:value-type="string">
            <text:p text:style-name="P34">The _logical operators_ are called `and`, `or`, `not`, `xor`. Their meaning is probably obvious (search for _"exclusive or"_ if you're unsure what _xor_ does:)<text:span text:style-name="T28">)</text:span>. They take _boolean arguments_, and return a _boolean_. They can also act as _bit-wise operators_ when both arguments are integer values, in which case they return an integer.</text:p>
            <text:p text:style-name="P34"/>
          </table:table-cell>
          <table:table-cell table:style-name="Таблица1.B2" office:value-type="string">
            <text:p text:style-name="P13"><text:span text:style-name="Emphasis"><text:span text:style-name="T19">_</text:span></text:span><text:span text:style-name="Emphasis">Логические операторы</text:span><text:span text:style-name="Emphasis"><text:span text:style-name="T19">_</text:span></text:span> - это <text:span text:style-name="T19">`</text:span><text:span text:style-name="Source_20_Text">and</text:span><text:span text:style-name="Source_20_Text"><text:span text:style-name="T19">`</text:span></text:span>, <text:span text:style-name="T19">`</text:span><text:span text:style-name="Source_20_Text">or</text:span><text:span text:style-name="Source_20_Text"><text:span text:style-name="T19">`</text:span></text:span>, <text:span text:style-name="T19">`</text:span><text:span text:style-name="Source_20_Text">not</text:span><text:span text:style-name="Source_20_Text"><text:span text:style-name="T19">`</text:span></text:span>, <text:span text:style-name="T19">`</text:span><text:span text:style-name="Source_20_Text">xor</text:span><text:span text:style-name="Source_20_Text"><text:span text:style-name="T19">`</text:span></text:span>. Их значение, вероятно, очевидно<text:span text:style-name="T25"> </text:span>(<text:span text:style-name="T25">разве что, за исключением оператора `</text:span><text:span text:style-name="Emphasis">xor</text:span><text:span text:style-name="Emphasis"><text:span text:style-name="T19">`, который в русской литературе обычно называется</text:span></text:span> <text:span text:style-name="T19">_</text:span><text:span text:style-name="Emphasis">"исключающее </text:span><text:span text:style-name="Emphasis"><text:span text:style-name="T19">или</text:span></text:span><text:span text:style-name="Emphasis">"</text:span><text:span text:style-name="Emphasis"><text:span text:style-name="T19">_</text:span></text:span><text:span text:style-name="T19">)</text:span>. Они берут <text:span text:style-name="T19">_булевские </text:span><text:span text:style-name="T12">аргументы</text:span><text:span text:style-name="Emphasis"> </text:span><text:span text:style-name="Emphasis"><text:span text:style-name="T19">(</text:span></text:span><text:span text:style-name="Emphasis">boolean</text:span><text:span text:style-name="Emphasis"><text:span text:style-name="T19">)_</text:span></text:span>, и возвращают <text:span text:style-name="T19">также значение</text:span> типа <text:span text:style-name="T19">_</text:span><text:span text:style-name="Emphasis">boolean</text:span><text:span text:style-name="Emphasis"><text:span text:style-name="T19">_</text:span></text:span>. Они так же могут работать как <text:span text:style-name="T19">_по</text:span><text:span text:style-name="Emphasis">битовые операторы</text:span><text:span text:style-name="Emphasis"><text:span text:style-name="T19">_</text:span></text:span>, когда оба аргумента целого типа<text:span text:style-name="T19"> </text:span>(integer<text:span text:style-name="T19">, byte или другие</text:span>), в <text:span text:style-name="T19">этом</text:span> случае <text:span text:style-name="T19">они также возвращают</text:span> <text:span text:style-name="T19">значение идентичного</text:span> целого типа.</text:p>
            <text:p text:style-name="P2"/>
          </table:table-cell>
        </table:table-row>
        <table:table-row>
          <table:table-cell table:style-name="Таблица1.A2" office:value-type="string">
            <text:p text:style-name="P34">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34"/>
          </table:table-cell>
          <table:table-cell table:style-name="Таблица1.B2" office:value-type="string">
            <text:p text:style-name="P10"><text:span text:style-name="Emphasis"><text:span text:style-name="T19">_</text:span></text:span><text:span text:style-name="Emphasis">Операторы отношения (сравнения)</text:span><text:span text:style-name="Emphasis"><text:span text:style-name="T19">_</text:span></text:span> - <text:span text:style-name="T19">представлены очевидными комбинациями символов:</text:span> <text:span text:style-name="T19">`</text:span><text:span text:style-name="Source_20_Text">=</text:span><text:span text:style-name="Source_20_Text"><text:span text:style-name="T19">`</text:span></text:span>, <text:span text:style-name="T19">`</text:span><text:span text:style-name="Source_20_Text">&lt;&gt;</text:span><text:span text:style-name="Source_20_Text"><text:span text:style-name="T19">`</text:span></text:span>, <text:span text:style-name="T19">`</text:span><text:span text:style-name="Source_20_Text">&gt;</text:span><text:span text:style-name="Source_20_Text"><text:span text:style-name="T19">`</text:span></text:span>, <text:span text:style-name="T19">`</text:span><text:span text:style-name="Source_20_Text">&lt;</text:span><text:span text:style-name="Source_20_Text"><text:span text:style-name="T19">`</text:span></text:span>, <text:span text:style-name="T19">`\</text:span><text:span text:style-name="Source_20_Text">&lt;=</text:span><text:span text:style-name="Source_20_Text"><text:span text:style-name="T19">`</text:span></text:span>, <text:span text:style-name="T19">`</text:span><text:span text:style-name="Source_20_Text">&gt;=</text:span><text:span text:style-name="Source_20_Text"><text:span text:style-name="T19">`</text:span></text:span>. <text:span text:style-name="T19">Следует отметить, что в отличии от синтаксиса</text:span> С-подобны<text:span text:style-name="T19">х </text:span>язык<text:span text:style-name="T19">ов</text:span>, в Паскале <text:span text:style-name="T19">оператор сравнения идентичности выглядит как один знак "равно"</text:span> <text:span text:style-name="T19">`</text:span><text:span text:style-name="Source_20_Text">A = B</text:span><text:span text:style-name="Source_20_Text"><text:span text:style-name="T19">`</text:span></text:span> (в отличии от С, где <text:span text:style-name="T19">используется</text:span> код <text:span text:style-name="T19">`</text:span><text:span text:style-name="Source_20_Text">A == B</text:span><text:span text:style-name="Source_20_Text"><text:span text:style-name="T19">`</text:span></text:span>). Специальным <text:span text:style-name="T19">_</text:span><text:span text:style-name="Emphasis">оператором присваивания</text:span><text:span text:style-name="Emphasis"><text:span text:style-name="T19">_</text:span></text:span> в паскале является <text:span text:style-name="T19">`</text:span><text:span text:style-name="Source_20_Text">:=</text:span><text:span text:style-name="Source_20_Text"><text:span text:style-name="T19">`</text:span></text:span>.</text:p>
            <text:p text:style-name="P2"/>
          </table:table-cell>
        </table:table-row>
        <table:table-row>
          <table:table-cell table:style-name="Таблица1.A2" office:value-type="string">
            <text:p text:style-name="P34">The _logical (or bit-wise) operators have a higher precedence than relational operators_. So you may need to use parenthesis around some expressions.</text:p>
            <text:p text:style-name="P34"/>
          </table:table-cell>
          <table:table-cell table:style-name="Таблица1.B2" office:value-type="string">
            <text:p text:style-name="P2"><text:span text:style-name="Emphasis"><text:span text:style-name="T19">_</text:span></text:span><text:span text:style-name="Emphasis">Логический (или </text:span><text:span text:style-name="Emphasis"><text:span text:style-name="T19">по</text:span></text:span><text:span text:style-name="Emphasis">битовый)</text:span> оператор имеет <text:span text:style-name="T19">более высокий </text:span>приоритет, чем операторы отношения<text:span text:style-name="T19">_</text:span>. Поэтому может понадобиться использовать круглые скобки вокруг <text:span text:style-name="T19">сравниваемых</text:span> выражений.</text:p>
            <text:p text:style-name="P2"/>
          </table:table-cell>
        </table:table-row>
        <table:table-row>
          <table:table-cell table:style-name="Таблица1.A2" office:value-type="string">
            <text:p text:style-name="P34">For example this is a compilation error:</text:p>
            <text:p text:style-name="P34"/>
          </table:table-cell>
          <table:table-cell table:style-name="Таблица1.B2" office:value-type="string">
            <text:p text:style-name="P61">Следующий пример вызовет ошибку компиляции:</text:p>
            <text:p text:style-name="P2"/>
          </table:table-cell>
        </table:table-row>
        <table:table-row>
          <table:table-cell table:style-name="Таблица1.A2" office:value-type="string">
            <text:p text:style-name="P34">[source,pascal]</text:p>
            <text:p text:style-name="P34">----</text:p>
            <text:p text:style-name="P34">var</text:p>
            <text:p text:style-name="P34"><text:s text:c="2"/>A, B: Integer;</text:p>
            <text:p text:style-name="P34">begin</text:p>
            <text:p text:style-name="P34"><text:s text:c="2"/>if A = 0 and B &lt;&gt; 0 then ... // INCORRECT example</text:p>
            <text:p text:style-name="P34">----</text:p>
            <text:p text:style-name="P34"/>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9">так делать НЕЛЬЗЯ</text:span></text:p>
            <text:p text:style-name="P2">----</text:p>
            <text:p text:style-name="P2"/>
          </table:table-cell>
        </table:table-row>
        <table:table-row>
          <table:table-cell table:style-name="Таблица1.A2" office:value-type="string">
            <text:p text:style-name="P38">The above fails to compile, because the compiler <text:span text:style-name="T19">first tries to preform a higher-priority</text:span> bit-wise `and` <text:span text:style-name="T19">in the middle of the expression which turns out to be</text:span>: `(0 and B)`<text:span text:style-name="T23"> which returns an integer value. Then the compiler goes on and applies `=` operator which yields a boolean value </text:span><text:span text:style-name="Source_20_Text"><text:span text:style-name="T23">`</text:span></text:span><text:span text:style-name="Source_20_Text">A = (0 and B)</text:span><text:span text:style-name="Source_20_Text"><text:span text:style-name="T23">`. And finally the "type mismatch" error is risen after trying to compare the boolean value `</text:span></text:span><text:span text:style-name="Source_20_Text">A = (0 and B)</text:span><text:span text:style-name="Source_20_Text"><text:span text:style-name="T23">` and integer value `0`.</text:span></text:span></text:p>
            <text:p text:style-name="P34"/>
          </table:table-cell>
          <table:table-cell table:style-name="Таблица1.B2" office:value-type="string">
            <text:p text:style-name="P60">Ошибка связана с тем, что компилятор пытается в первую очередь пытается выполнить побитов<text:span text:style-name="T20">ый оператор </text:span><text:span text:style-name="T21">`and`</text:span><text:span text:style-name="T20"> в середине выражения и в результате получается `</text:span><text:span text:style-name="Source_20_Text"><text:span text:style-name="T21">(0 and B)</text:span></text:span><text:span text:style-name="Source_20_Text"><text:span text:style-name="T20">`,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1">A = (0 and B)</text:span></text:span><text:span text:style-name="Source_20_Text"><text:span text:style-name="T20">`. Финальная ошибка оказывается связана с попыткой сравнить булевскую величину `</text:span></text:span><text:span text:style-name="Source_20_Text"><text:span text:style-name="T21">A = (0 and B)</text:span></text:span><text:span text:style-name="Source_20_Text"><text:span text:style-name="T20">` с целочисленной величиной `0`</text:span></text:span><text:span text:style-name="Source_20_Text"><text:span text:style-name="T22">.</text:span></text:span></text:p>
            <text:p text:style-name="P2"/>
          </table:table-cell>
        </table:table-row>
        <text:soft-page-break/>
        <table:table-row>
          <table:table-cell table:style-name="Таблица1.A2" office:value-type="string">
            <text:p text:style-name="P34">This is correct:</text:p>
            <text:p text:style-name="P34"/>
          </table:table-cell>
          <table:table-cell table:style-name="Таблица1.B2" office:value-type="string">
            <text:p text:style-name="P2"><text:span text:style-name="T23">Правильно будет делать таким образом</text:span>:</text:p>
            <text:p text:style-name="P2"/>
          </table:table-cell>
        </table:table-row>
        <table:table-row>
          <table:table-cell table:style-name="Таблица1.A2" office:value-type="string">
            <text:p text:style-name="P55">[source,pascal]</text:p>
            <text:p text:style-name="P55">----</text:p>
            <text:p text:style-name="P55">var</text:p>
            <text:p text:style-name="P55"><text:s text:c="2"/>A, B: Integer;</text:p>
            <text:p text:style-name="P55">begin</text:p>
            <text:p text:style-name="P55"><text:s text:c="2"/>if (A = 0) and (B &lt;&gt; 0) then ...</text:p>
            <text:p text:style-name="P55">----</text:p>
            <text:p text:style-name="P55"/>
          </table:table-cell>
          <table:table-cell table:style-name="Таблица1.B2" office:value-type="string">
            <text:p text:style-name="P58">[source,pascal]</text:p>
            <text:p text:style-name="P58">----</text:p>
            <text:p text:style-name="P58">var</text:p>
            <text:p text:style-name="P58"><text:s text:c="2"/>A, B: Integer;</text:p>
            <text:p text:style-name="P58">begin</text:p>
            <text:p text:style-name="P58"><text:s text:c="2"/>if (A = 0) and (B &lt;&gt; 0) then ...</text:p>
            <text:p text:style-name="P58">----</text:p>
            <text:p text:style-name="P58"/>
          </table:table-cell>
        </table:table-row>
        <table:table-row>
          <table:table-cell table:style-name="Таблица1.A2" office:value-type="string">
            <text:p text:style-name="P34">The _short-circuit evaluation_ is used. Consider this expression:</text:p>
            <text:p text:style-name="P34"/>
          </table:table-cell>
          <table:table-cell table:style-name="Таблица1.B2" office:value-type="string">
            <text:p text:style-name="P11"><text:span text:style-name="T23">Паскаль использует _"короткую оценку (</text:span>short-circuit evaluation<text:span text:style-name="T23">)"_ - оптимизацию, которая позволяет н</text:span><text:span text:style-name="T13">е рассчитывать выражение целиком, если его первая часть определяет результат</text:span>. <text:span text:style-name="T23">Рассмотрим пример</text:span>:</text:p>
            <text:p text:style-name="P2"/>
          </table:table-cell>
        </table:table-row>
        <table:table-row>
          <table:table-cell table:style-name="Таблица1.A2" office:value-type="string">
            <text:p text:style-name="P55">[source,pascal]</text:p>
            <text:p text:style-name="P55">----</text:p>
            <text:p text:style-name="P55">if MyFunction(X) and MyOtherFunction(Y) then...</text:p>
            <text:p text:style-name="P55">----</text:p>
            <text:p text:style-name="P55"/>
          </table:table-cell>
          <table:table-cell table:style-name="Таблица1.B2" office:value-type="string">
            <text:p text:style-name="P58">[source,pascal]</text:p>
            <text:p text:style-name="P58">----</text:p>
            <text:p text:style-name="P58">if MyFunction(X) and MyOtherFunction(Y) then...</text:p>
            <text:p text:style-name="P58">----</text:p>
            <text:p text:style-name="P58"/>
          </table:table-cell>
        </table:table-row>
        <table:table-row>
          <table:table-cell table:style-name="Таблица1.A2" office:value-type="string">
            <text:p text:style-name="P34">* It's guaranteed that `MyFunction(X)` will be evaluated first.</text:p>
            <text:p text:style-name="P34">* And if `MyFunction(X)` returns `false`, then the value of expression is known (the value of `false and whatever` is always `false`), and `MyOtherFunction(Y)` will not be executed at all.</text:p>
            <text:p text:style-name="P34">* Analogous rule is for `or` expression. There, if the expression is known to be `true` (because the 1st operand is `true`), the 2nd operand is not evaluated.</text:p>
            <text:p text:style-name="P34">* This is particularly useful when writing expressions like</text:p>
            <text:p text:style-name="P34">+</text:p>
          </table:table-cell>
          <table:table-cell table:style-name="Таблица1.B2" office:value-type="string">
            <text:p text:style-name="P2">* <text:span text:style-name="T23">Значение функции</text:span> `MyFunction(X)` <text:span text:style-name="T23">всегда рассчитывается первым</text:span>.</text:p>
            <text:p text:style-name="P2">* <text:span text:style-name="T23">И если</text:span> `MyFunction(X)` <text:span text:style-name="T23">вернёт значение</text:span> `false`, <text:span text:style-name="T23">это означает, что мы уже знаем результат всего выражения</text:span> (<text:span text:style-name="T23">Какое бы ни было второе значение при выполнении</text:span> `false and <text:span text:style-name="T23">что-нибудь</text:span>` <text:span text:style-name="T23">мы всегда получим</text:span> `false`)<text:span text:style-name="T23">. Таким образом</text:span> `MyOtherFunction(Y)` <text:span text:style-name="T23">вообще не будет выполняться</text:span>.</text:p>
            <text:p text:style-name="P2">* <text:span text:style-name="T23">Идентичная ситуация и с выражением</text:span> `or`. <text:span text:style-name="T23">В данном случае, если мы наперёд знаем, что результат будет</text:span> `true`<text:span text:style-name="T23"> потому что первый аргумент имеет значение</text:span> `true`, <text:span text:style-name="T23">второй аргумент не влияет на результат и вообще не рассчитывается</text:span>.</text:p>
            <text:p text:style-name="P2">* <text:span text:style-name="T23">Это особенно полезно если нужно записать выражение типа:</text:span></text:p>
            <text:p text:style-name="P2">+</text:p>
          </table:table-cell>
        </table:table-row>
        <table:table-row>
          <table:table-cell table:style-name="Таблица1.A2" office:value-type="string">
            <text:p text:style-name="P55">[source,pascal]</text:p>
            <text:p text:style-name="P55">----</text:p>
            <text:p text:style-name="P55">if (A &lt;&gt; nil) and A.IsValid then...</text:p>
            <text:p text:style-name="P55">----</text:p>
            <text:p text:style-name="P55">+</text:p>
          </table:table-cell>
          <table:table-cell table:style-name="Таблица1.B2" office:value-type="string">
            <text:p text:style-name="P58">[source,pascal]</text:p>
            <text:p text:style-name="P58">----</text:p>
            <text:p text:style-name="P58">if (A &lt;&gt; nil) and A.IsValid then...</text:p>
            <text:p text:style-name="P58">----</text:p>
            <text:p text:style-name="P58">+</text:p>
          </table:table-cell>
        </table:table-row>
        <table:table-row>
          <table:table-cell table:style-name="Таблица1.A2" office:value-type="string">
            <text:p text:style-name="P34">This will work OK, even when `A` is `nil`<text:span text:style-name="T23"> (i.e. null pointer)</text:span>.</text:p>
            <text:p text:style-name="P34"/>
          </table:table-cell>
          <table:table-cell table:style-name="Таблица1.B2" office:value-type="string">
            <text:p text:style-name="P2"><text:span text:style-name="T23">Здесь не возникнет ошибки даже в случае если</text:span> `A` <text:span text:style-name="T23">имеет значение</text:span> `nil`<text:span text:style-name="T23"> (т.е. нулевой указатель)</text:span>.</text:p>
            <text:p text:style-name="P2"/>
          </table:table-cell>
        </table:table-row>
        <table:table-row>
          <table:table-cell table:style-name="Таблица1.A2" office:value-type="string">
            <text:p text:style-name="P26">// * Using `and` between two boolean values is a logical `and`, and the result is boolean. In other words, the result is `true` only if both operands are `true`, otherwise it's `false`.</text:p>
            <text:p text:style-name="P26"/>
          </table:table-cell>
          <table:table-cell table:style-name="Таблица1.B2" office:value-type="string">
            <text:p text:style-name="P22">// * Using `and` between two boolean values is a logical `and`, and the result is boolean. In other words, the result is `true` only if both operands are `true`, otherwise it's `false`.</text:p>
            <text:p text:style-name="P22"/>
          </table:table-cell>
        </table:table-row>
        <table:table-row>
          <table:table-cell table:style-name="Таблица1.A2" office:value-type="string">
            <text:p text:style-name="P26">//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6"/>
          </table:table-cell>
          <table:table-cell table:style-name="Таблица1.B2" office:value-type="string">
            <text:p text:style-name="P22">//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2"/>
          </table:table-cell>
        </table:table-row>
        <table:table-row>
          <table:table-cell table:style-name="Таблица1.A2" office:value-type="string">
            <text:p text:style-name="P34">### Testing single expression for multiple values (case)</text:p>
            <text:p text:style-name="P34"/>
          </table:table-cell>
          <table:table-cell table:style-name="Таблица1.B2" office:value-type="string">
            <text:p text:style-name="P62"><text:span text:style-name="T1">### </text:span><text:bookmark text:name="_testing_single_expression_for_multiple_values_case"/>Проверка <text:span text:style-name="T23">одного </text:span>выражения на множественные значения<text:span text:style-name="T23"> (оператор case)</text:span></text:p>
            <text:p text:style-name="P2"/>
          </table:table-cell>
        </table:table-row>
        <table:table-row>
          <table:table-cell table:style-name="Таблица1.A2" office:value-type="string">
            <text:p text:style-name="P34">If a different action should be executed depending on the value of some expression, then the `case .. of .. end` statement is useful.</text:p>
            <text:p text:style-name="P34"/>
          </table:table-cell>
          <table:table-cell table:style-name="Таблица1.B2" office:value-type="string">
            <text:p text:style-name="P12">Если <text:span text:style-name="T24">в зависимости от разных значений переменной должны быть исполнены разные действия</text:span>, тогда <text:span text:style-name="T24">может оказаться</text:span> полезной конструкция <text:span text:style-name="T24">`</text:span><text:span text:style-name="Source_20_Text">case .. of .. end</text:span><text:span text:style-name="Source_20_Text"><text:span text:style-name="T24">`</text:span></text:span>.</text:p>
            <text:p text:style-name="P12"/>
          </table:table-cell>
        </table:table-row>
        <table:table-row>
          <table:table-cell table:style-name="Таблица1.A2" office:value-type="string">
            <text:p text:style-name="P55">[source,pascal]</text:p>
            <text:p text:style-name="P55">----</text:p>
            <text:p text:style-name="P55">case SomeValue of</text:p>
            <text:p text:style-name="P55"><text:s text:c="2"/>0: DoSomething;</text:p>
            <text:p text:style-name="P55"><text:s text:c="2"/>1: DoSomethingElse;</text:p>
            <text:p text:style-name="P55"><text:s text:c="2"/>2: begin</text:p>
            <text:p text:style-name="P55"><text:s text:c="7"/>IfItsTwoThenDoThis;</text:p>
            <text:p text:style-name="P55"><text:s text:c="7"/>AndAlsoDoThis;</text:p>
            <text:p text:style-name="P55"><text:s text:c="5"/>end;</text:p>
            <text:p text:style-name="P55"><text:s text:c="2"/>3..10: DoSomethingInCaseItsInThisRange;</text:p>
            <text:p text:style-name="P55"><text:s text:c="2"/>11, 21, 31: AndDoSomethingForTheseSpecialValues;</text:p>
            <text:p text:style-name="P55"><text:s text:c="2"/>else DoSomethingInCaseOfUnexpectedValue;</text:p>
            <text:p text:style-name="P55">end;</text:p>
            <text:p text:style-name="P55">----</text:p>
            <text:p text:style-name="P55"/>
          </table:table-cell>
          <table:table-cell table:style-name="Таблица1.B2" office:value-type="string">
            <text:p text:style-name="P58">[source,pascal]</text:p>
            <text:p text:style-name="P58">----</text:p>
            <text:p text:style-name="P58">case SomeValue of</text:p>
            <text:p text:style-name="P58"><text:s text:c="2"/>0: DoSomething;</text:p>
            <text:p text:style-name="P58"><text:s text:c="2"/>1: DoSomethingElse;</text:p>
            <text:p text:style-name="P58"><text:s text:c="2"/>2: begin</text:p>
            <text:p text:style-name="P58"><text:s text:c="7"/>IfItsTwoThenDoThis;</text:p>
            <text:p text:style-name="P58"><text:s text:c="7"/>AndAlsoDoThis;</text:p>
            <text:p text:style-name="P58"><text:s text:c="5"/>end;</text:p>
            <text:p text:style-name="P58"><text:s text:c="2"/>3..10: DoSomethingInCaseItsInThisRange;</text:p>
            <text:p text:style-name="P58"><text:s text:c="2"/>11, 21, 31: AndDoSomethingForTheseSpecialValues;</text:p>
            <text:p text:style-name="P58"><text:s text:c="2"/>else DoSomethingInCaseOfUnexpectedValue;</text:p>
            <text:p text:style-name="P58">end;</text:p>
            <text:p text:style-name="P58">----</text:p>
            <text:p text:style-name="P58"/>
          </table:table-cell>
        </table:table-row>
        <table:table-row>
          <table:table-cell table:style-name="Таблица1.A2" office:value-type="string">
            <text:p text:style-name="P34">The `else` clause is optional. When no condition matches, and there's no `else`, then nothing happens.</text:p>
            <text:p text:style-name="P34"/>
          </table:table-cell>
          <table:table-cell table:style-name="Таблица1.B2" office:value-type="string">
            <text:p text:style-name="P12">Условие<text:span text:style-name="T24"> `</text:span><text:span text:style-name="Source_20_Text">else</text:span><text:span text:style-name="Source_20_Text"><text:span text:style-name="T24">`</text:span></text:span> опционально. <text:span text:style-name="T24">Если текущее значение анализируемого выражения не совпадает ни с одним из описанных случаев</text:span> и нет условия <text:span text:style-name="T24">`</text:span><text:span text:style-name="Source_20_Text">else</text:span><text:span text:style-name="Source_20_Text"><text:span text:style-name="T24">`</text:span></text:span>, <text:span text:style-name="T24">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34">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34"/>
          </table:table-cell>
          <table:table-cell table:style-name="Таблица1.B2" office:value-type="string">
            <text:p text:style-name="P12"><text:span text:style-name="T24">Программистам</text:span> С-подобных языков<text:span text:style-name="T24"> полезно сравнить</text:span> <text:span text:style-name="T24">`case`</text:span> с<text:span text:style-name="T24"> подобной конструкцией</text:span> <text:span text:style-name="T24">`</text:span><text:span text:style-name="Source_20_Text">switch</text:span><text:span text:style-name="Source_20_Text"><text:span text:style-name="T24">`</text:span></text:span> в этих языках<text:span text:style-name="T24">. Стоит отметить, </text:span>что <text:span text:style-name="T24">`case` в Паскале защищён от случайного выполнения следующей инструкции. Нет необходимости</text:span> помнить <text:span text:style-name="T24">каждый раз размещать инструкцию</text:span> <text:span text:style-name="T24">`</text:span><text:span text:style-name="Source_20_Text">break</text:span><text:span text:style-name="Source_20_Text"><text:span text:style-name="T24">` в конце каждого блока</text:span></text:span>.<text:span text:style-name="T24">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34">### Enumerated and ordinal types and sets and constant-length arrays</text:p>
            <text:p text:style-name="P34"/>
          </table:table-cell>
          <table:table-cell table:style-name="Таблица1.B2" office:value-type="string">
            <text:p text:style-name="P59"><text:span text:style-name="T1">### </text:span><text:bookmark text:name="_enumerated_and_ordinal_types_and_sets_and_constant_length_arrays"/>Перечисляемый и порядковый типы, наборы и массивы постоянной длины</text:p>
            <text:p text:style-name="P2"/>
          </table:table-cell>
        </table:table-row>
        <text:soft-page-break/>
        <table:table-row>
          <table:table-cell table:style-name="Таблица1.A2" office:value-type="string">
            <text:p text:style-name="P34">Enumerated type in Pascal is a very nice, opaque type. You will probably use it much more often than enums in other languages:)</text:p>
            <text:p text:style-name="P34"/>
          </table:table-cell>
          <table:table-cell table:style-name="Таблица1.B2" office:value-type="string">
            <text:p text:style-name="P2">Перечисляемый тип в паскале очень <text:span text:style-name="T26">аккуратный</text:span> и <text:span text:style-name="T26">комфортный</text:span>. <text:span text:style-name="T26">В</text:span>озможно<text:span text:style-name="T26">, Вы</text:span> будете использовать его <text:span text:style-name="T26">чаще</text:span> чем перечисляемые типы в других языках:)</text:p>
            <text:p text:style-name="P2"/>
          </table:table-cell>
        </table:table-row>
        <table:table-row>
          <table:table-cell table:style-name="Таблица1.A2" office:value-type="string">
            <text:p text:style-name="P55">[source,pascal]</text:p>
            <text:p text:style-name="P55">----</text:p>
            <text:p text:style-name="P55">type</text:p>
            <text:p text:style-name="P55"><text:s text:c="2"/>TAnimalKind = (akDuck, akCat, akDog);</text:p>
            <text:p text:style-name="P55">----</text:p>
            <text:p text:style-name="P55"/>
          </table:table-cell>
          <table:table-cell table:style-name="Таблица1.B2" office:value-type="string">
            <text:p text:style-name="P58">[source,pascal]</text:p>
            <text:p text:style-name="P58">----</text:p>
            <text:p text:style-name="P58">type</text:p>
            <text:p text:style-name="P58"><text:s text:c="2"/>TAnimalKind = (akDuck, akCat, akDog);</text:p>
            <text:p text:style-name="P58">----</text:p>
            <text:p text:style-name="P58"/>
          </table:table-cell>
        </table:table-row>
        <table:table-row>
          <table:table-cell table:style-name="Таблица1.A2" office:value-type="string">
            <text:p text:style-name="P34">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34"/>
          </table:table-cell>
          <table:table-cell table:style-name="Таблица1.B2" office:value-type="string">
            <text:p text:style-name="P14"><text:span text:style-name="T26">Общепринято</text:span>, что префикс перечисляемого тип<text:span text:style-name="T26">а</text:span> состоит из двух букв сокращения имени типа, следовательно <text:span text:style-name="T26">`</text:span><text:span text:style-name="Source_20_Text">ak</text:span><text:span text:style-name="Source_20_Text"><text:span text:style-name="T26">`</text:span></text:span> = <text:span text:style-name="T26">сокращение</text:span> для <text:span text:style-name="T26">_</text:span><text:span text:style-name="Emphasis">"Animal Kind"</text:span><text:span text:style-name="Emphasis"><text:span text:style-name="T26">_</text:span></text:span>. Это полезное соглашение, так как <text:span text:style-name="T26">имена</text:span> <text:span text:style-name="T26">перечисляемых</text:span> типов находятся в глобальном пространстве юнита. Так с помощью префикса <text:span text:style-name="T26">`</text:span><text:span text:style-name="Source_20_Text">ak</text:span><text:span text:style-name="Source_20_Text"><text:span text:style-name="T26">`</text:span></text:span>, <text:span text:style-name="T26">автоматически уменьшаются</text:span> шансы на <text:span text:style-name="T26">конфликт</text:span> с другими идентификаторами<text:span text:style-name="T26">.</text:span></text:p>
            <text:p text:style-name="P2"/>
          </table:table-cell>
        </table:table-row>
        <table:table-row>
          <table:table-cell table:style-name="Таблица1.A2" office:value-type="string">
            <text:p text:style-name="P34">NOTE: The collisions in names are not a show-stopper. It's Ok for different units to define the same identifier. But it's a good idea to try to avoid the collisions anyway, to keep code simple to understand and grep.</text:p>
            <text:p text:style-name="P34"/>
          </table:table-cell>
          <table:table-cell table:style-name="Таблица1.B2" office:value-type="string">
            <text:p text:style-name="P59"><text:span text:style-name="T26">ПРИМЕЧАНИЕ: Конфликты</text:span> в именах не <text:span text:style-name="T26">приводят к неработоспособности программы</text:span>. Это <text:span text:style-name="T26">вполне допустимо</text:span> в различных юнитах <text:span text:style-name="T26">определять</text:span> одинаковые идентификаторы. Но <text:span text:style-name="T26">хорошей</text:span> идеей <text:span text:style-name="T26">будет</text:span> попытка избежать столкновений в любом случае, чтобы код был прост в понимании и <text:span text:style-name="T27">анализа</text:span>. </text:p>
            <text:p text:style-name="P2"/>
          </table:table-cell>
        </table:table-row>
        <table:table-row>
          <table:table-cell table:style-name="Таблица1.A2" office:value-type="string">
            <text:p text:style-name="P34">NOTE: You can avoid placing enum names in the global namespace by <text:span text:style-name="T26">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34"/>
          </table:table-cell>
          <table:table-cell table:style-name="Таблица1.B2" office:value-type="string">
            <text:p text:style-name="P63"><text:span text:style-name="T26">ПРИМЕЧАНИЕ: Можно </text:span>избежать помещени<text:span text:style-name="T26">я</text:span> <text:span text:style-name="T26">имён</text:span> перечисляемых типов в глобальное пространство с помощью <text:span text:style-name="T26">директивы компиллятора</text:span> <text:span text:style-name="T26">`</text:span><text:span text:style-name="Source_20_Text">{$scopedenums on}</text:span><text:span text:style-name="Source_20_Text"><text:span text:style-name="T26">`</text:span></text:span>. Это значит, что ты должен будешь обращаться к ним с помощью обращения к имени типа, как <text:span text:style-name="T26">`</text:span><text:span text:style-name="Source_20_Text">TAnimalKind.akDuck</text:span><text:span text:style-name="Source_20_Text"><text:span text:style-name="T26">`</text:span></text:span>. Нужда в префиксе <text:span text:style-name="T26">`</text:span><text:span text:style-name="Source_20_Text">ak</text:span><text:span text:style-name="Source_20_Text"><text:span text:style-name="T26">`</text:span></text:span> исчезает в этой ситуации, и ты возможно будешь вызывать только перечисляемый список <text:span text:style-name="T26">`</text:span><text:span text:style-name="Source_20_Text">Duck, Cat, Dog</text:span><text:span text:style-name="Source_20_Text"><text:span text:style-name="T26">`</text:span></text:span>. Это похоже на перечисляемые списки C#. </text:p>
            <text:p text:style-name="P2"/>
          </table:table-cell>
        </table:table-row>
        <table:table-row>
          <table:table-cell table:style-name="Таблица1.A2" office:value-type="string">
            <text:p text:style-name="P34">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34"/>
          </table:table-cell>
          <table:table-cell table:style-name="Таблица1.B2" office:value-type="string">
            <text:p text:style-name="P14">Факт того, что <text:span text:style-name="T26">перечисляемый</text:span> тип <text:span text:style-name="T26">_</text:span><text:span text:style-name="Emphasis"><text:span text:style-name="T26">комфортен_</text:span></text:span> т.е. не может быть просто присвоен к целому и присвоен из целого. Тем не менее, для специального использования, ты можешь <text:span text:style-name="T26">использовать</text:span> <text:span text:style-name="T26">`</text:span><text:span text:style-name="Source_20_Text">Ord(MyAnimalKind)</text:span><text:span text:style-name="Source_20_Text"><text:span text:style-name="T26">`</text:span></text:span>, чтобы насильно привести список к целому типу, или дать подходящюю роль <text:span text:style-name="T26">`</text:span><text:span text:style-name="Source_20_Text">TAnimalKind(MyInteger)</text:span><text:span text:style-name="Source_20_Text"><text:span text:style-name="T26">`</text:span></text:span> чтобы конвертировать integer к <text:span text:style-name="T26">перечисляемому</text:span> типу. В последнем случае, проверь является ли <text:span text:style-name="T26">`</text:span><text:span text:style-name="Source_20_Text">MyInteger</text:span><text:span text:style-name="Source_20_Text"><text:span text:style-name="T26">`</text:span></text:span> <text:span text:style-name="T26">частью</text:span> диапазона <text:span text:style-name="T26">`</text:span>(0 to <text:span text:style-name="Source_20_Text">Ord(High(TAnimalKind))</text:span>)<text:span text:style-name="T26">`</text:span>.</text:p>
            <text:p text:style-name="P14"/>
          </table:table-cell>
        </table:table-row>
        <table:table-row>
          <table:table-cell table:style-name="Таблица1.A2" office:value-type="string">
            <text:p text:style-name="P34">Enumerated and ordinal types can be used as array indexes:</text:p>
            <text:p text:style-name="P34"><text:soft-page-break/></text:p>
          </table:table-cell>
          <table:table-cell table:style-name="Таблица1.B2" office:value-type="string">
            <text:p text:style-name="P2">Перечисляемые и порядковые типы могут быть использованы как индексы массива:</text:p>
            <text:p text:style-name="P2"><text:soft-page-break/></text:p>
          </table:table-cell>
        </table:table-row>
        <table:table-row>
          <table:table-cell table:style-name="Таблица1.A2" office:value-type="string">
            <text:p text:style-name="P55">[source,pascal]</text:p>
            <text:p text:style-name="P55">----</text:p>
            <text:p text:style-name="P55">type</text:p>
            <text:p text:style-name="P55"><text:s text:c="2"/>TArrayOfTenStrings = array [0..9] of string;</text:p>
            <text:p text:style-name="P55"><text:s text:c="2"/>TArrayOfTenStrings1Based = array [1..10] of string;</text:p>
            <text:p text:style-name="P55"/>
            <text:p text:style-name="P55"><text:s text:c="2"/>TMyNumber = 0..9;</text:p>
            <text:p text:style-name="P55"><text:s text:c="2"/>TAlsoArrayOfTenStrings = array [TMyNumber] of string;</text:p>
            <text:p text:style-name="P55"/>
            <text:p text:style-name="P55"><text:s text:c="2"/>TAnimalKind = (akDuck, akCat, akDog);</text:p>
            <text:p text:style-name="P55"><text:s text:c="2"/>TAnimalNames = array [TAnimalKind] of string;</text:p>
            <text:p text:style-name="P55">----</text:p>
            <text:p text:style-name="P55"/>
          </table:table-cell>
          <table:table-cell table:style-name="Таблица1.B2" office:value-type="string">
            <text:p text:style-name="P58">[source,pascal]</text:p>
            <text:p text:style-name="P58">----</text:p>
            <text:p text:style-name="P58">type</text:p>
            <text:p text:style-name="P58"><text:s text:c="2"/>TArrayOfTenStrings = array [0..9] of string;</text:p>
            <text:p text:style-name="P58"><text:s text:c="2"/>TArrayOfTenStrings1Based = array [1..10] of string;</text:p>
            <text:p text:style-name="P58"/>
            <text:p text:style-name="P58"><text:s text:c="2"/>TMyNumber = 0..9;</text:p>
            <text:p text:style-name="P58"><text:s text:c="2"/>TAlsoArrayOfTenStrings = array [TMyNumber] of string;</text:p>
            <text:p text:style-name="P58"/>
            <text:p text:style-name="P58"><text:s text:c="2"/>TAnimalKind = (akDuck, akCat, akDog);</text:p>
            <text:p text:style-name="P58"><text:s text:c="2"/>TAnimalNames = array [TAnimalKind] of string;</text:p>
            <text:p text:style-name="P58">----</text:p>
            <text:p text:style-name="P58"/>
          </table:table-cell>
        </table:table-row>
        <table:table-row>
          <table:table-cell table:style-name="Таблица1.A2" office:value-type="string">
            <text:p text:style-name="P34">They can also be used to create sets (a bit-fields internally):</text:p>
            <text:p text:style-name="P34"/>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55">[source,pascal]</text:p>
            <text:p text:style-name="P55">----</text:p>
            <text:p text:style-name="P55">type</text:p>
            <text:p text:style-name="P55"><text:s text:c="2"/>TAnimalKind = (akDuck, akCat, akDog);</text:p>
            <text:p text:style-name="P55"><text:s text:c="2"/>TAnimals = set of TAnimalKind;</text:p>
            <text:p text:style-name="P55">var</text:p>
            <text:p text:style-name="P55"><text:s text:c="2"/>A: TAnimals;</text:p>
            <text:p text:style-name="P55">begin</text:p>
            <text:p text:style-name="P55"><text:s text:c="2"/>A := [];</text:p>
            <text:p text:style-name="P55"><text:s text:c="2"/>A := [akDuck, akCat];</text:p>
            <text:p text:style-name="P55"><text:s text:c="2"/>A := A + [akDog];</text:p>
            <text:p text:style-name="P55"><text:s text:c="2"/>A := A * [akCat, akDog];</text:p>
            <text:p text:style-name="P55"><text:s text:c="2"/>Include(A, akDuck);</text:p>
            <text:p text:style-name="P55"><text:s text:c="2"/>Exclude(A, akDuck);</text:p>
            <text:p text:style-name="P55">end;</text:p>
            <text:p text:style-name="P55">----</text:p>
            <text:p text:style-name="P55"/>
          </table:table-cell>
          <table:table-cell table:style-name="Таблица1.B2" office:value-type="string">
            <text:p text:style-name="P58">[source,pascal]</text:p>
            <text:p text:style-name="P58">----</text:p>
            <text:p text:style-name="P58">type</text:p>
            <text:p text:style-name="P58"><text:s text:c="2"/>TAnimalKind = (akDuck, akCat, akDog);</text:p>
            <text:p text:style-name="P58"><text:s text:c="2"/>TAnimals = set of TAnimalKind;</text:p>
            <text:p text:style-name="P58">var</text:p>
            <text:p text:style-name="P58"><text:s text:c="2"/>A: TAnimals;</text:p>
            <text:p text:style-name="P58">begin</text:p>
            <text:p text:style-name="P58"><text:s text:c="2"/>A := [];</text:p>
            <text:p text:style-name="P58"><text:s text:c="2"/>A := [akDuck, akCat];</text:p>
            <text:p text:style-name="P58"><text:s text:c="2"/>A := A + [akDog];</text:p>
            <text:p text:style-name="P58"><text:s text:c="2"/>A := A * [akCat, akDog];</text:p>
            <text:p text:style-name="P58"><text:s text:c="2"/>Include(A, akDuck);</text:p>
            <text:p text:style-name="P58"><text:s text:c="2"/>Exclude(A, akDuck);</text:p>
            <text:p text:style-name="P58">end;</text:p>
            <text:p text:style-name="P58">----</text:p>
            <text:p text:style-name="P58"/>
          </table:table-cell>
        </table:table-row>
        <table:table-row>
          <table:table-cell table:style-name="Таблица1.A2" office:value-type="string">
            <text:p text:style-name="P34">### Loops (for, while, repeat, for .. in)</text:p>
            <text:p text:style-name="P34"/>
          </table:table-cell>
          <table:table-cell table:style-name="Таблица1.B2" office:value-type="string">
            <text:p text:style-name="P15">### <text:span text:style-name="T29">Циклы</text:span> (for, while, repeat, for .. in)</text:p>
            <text:p text:style-name="P2"/>
          </table:table-cell>
        </table:table-row>
        <table:table-row>
          <table:table-cell table:style-name="Таблица1.A2" office:value-type="string">
            <text:p text:style-name="P34">[source,pascal]</text:p>
            <text:p text:style-name="P34">----</text:p>
            <text:p text:style-name="P34">include::code-samples/loops.lpr[]</text:p>
            <text:p text:style-name="P34">----</text:p>
            <text:p text:style-name="P34"/>
          </table:table-cell>
          <table:table-cell table:style-name="Таблица1.B2" office:value-type="string">
            <text:p text:style-name="P43">[source,pascal]</text:p>
            <text:p text:style-name="P43">----</text:p>
            <text:p text:style-name="P43">include::code-samples/loops.lpr[]</text:p>
            <text:p text:style-name="P43">----</text:p>
            <text:p text:style-name="P2"/>
          </table:table-cell>
        </table:table-row>
        <table:table-row>
          <table:table-cell table:style-name="Таблица1.A2" office:value-type="string">
            <text:p text:style-name="P34">Various notes:</text:p>
            <text:p text:style-name="P34"/>
          </table:table-cell>
          <table:table-cell table:style-name="Таблица1.B2" office:value-type="string">
            <text:p text:style-name="P2"><text:span text:style-name="T29">Примечания</text:span>:</text:p>
            <text:p text:style-name="P2"/>
          </table:table-cell>
        </table:table-row>
        <table:table-row>
          <table:table-cell table:style-name="Таблица1.A2" office:value-type="string">
            <text:p text:style-name="P34">*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34"><text:soft-page-break/></text:p>
          </table:table-cell>
          <table:table-cell table:style-name="Таблица1.B2" office:value-type="string">
            <text:p text:style-name="P64"><text:span text:style-name="T1">* </text:span>Может казаться, что различие между <text:span text:style-name="T29">`</text:span><text:span text:style-name="Source_20_Text">while</text:span><text:span text:style-name="Source_20_Text"><text:span text:style-name="T29">`</text:span></text:span> и <text:span text:style-name="T29">`</text:span><text:span text:style-name="Source_20_Text">repeat</text:span><text:span text:style-name="Source_20_Text"><text:span text:style-name="T29">`</text:span></text:span> циклами <text:span text:style-name="T29">лишь </text:span>"косметические"<text:span text:style-name="T29">. </text:span><text:span text:style-name="T14">Может показаться</text:span><text:span text:style-name="T29">, что просто условие "с точностью до наоборот", в случае</text:span> <text:span text:style-name="T29">`</text:span><text:span text:style-name="Source_20_Text">while .. do</text:span><text:span text:style-name="Source_20_Text"><text:span text:style-name="T29">`</text:span></text:span> <text:span text:style-name="Emphasis"><text:span text:style-name="T29">выполнение _продолжается_, пока условие _истино_</text:span></text:span>, <text:span text:style-name="T29">а</text:span> в <text:span text:style-name="T29">`</text:span><text:span text:style-name="Source_20_Text">repeat .. until</text:span><text:span text:style-name="Source_20_Text"><text:span text:style-name="T29">` - </text:span></text:span><text:span text:style-name="Emphasis"><text:span text:style-name="T29">выполнение _прекращается_, когда условие _выполняется_</text:span></text:span>). В действительности есть другое важное отличие: в случае <text:span text:style-name="T29">`</text:span><text:span text:style-name="Source_20_Text">repeat</text:span><text:span text:style-name="Source_20_Text"><text:span text:style-name="T29">`</text:span></text:span>, <text:span text:style-name="T29">_</text:span><text:span text:style-name="Emphasis">условие не </text:span><text:soft-page-break/><text:span text:style-name="Emphasis">проверяется в начале</text:span><text:span text:style-name="Emphasis"><text:span text:style-name="T29">_</text:span></text:span>. Поэтому цикл <text:span text:style-name="T29">`</text:span><text:span text:style-name="Source_20_Text">repeat</text:span><text:span text:style-name="Source_20_Text"><text:span text:style-name="T29">`</text:span></text:span> всегда выполняется<text:span text:style-name="T29"> как</text:span> минимум один раз.</text:p>
            <text:p text:style-name="P2"/>
          </table:table-cell>
        </table:table-row>
        <table:table-row>
          <table:table-cell table:style-name="Таблица1.A2" office:value-type="string">
            <text:p text:style-name="P34">*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34">+</text:p>
          </table:table-cell>
          <table:table-cell table:style-name="Таблица1.B2" office:value-type="string">
            <text:p text:style-name="P65"><text:span text:style-name="T1">* </text:span>Конструкция<text:span text:style-name="T1"> `for I := .. to .. do ...` </text:span>похож<text:span text:style-name="T30">а</text:span> на C-подобный цикл <text:span text:style-name="T30">`</text:span><text:span text:style-name="Source_20_Text">for</text:span><text:span text:style-name="Source_20_Text"><text:span text:style-name="T30">`</text:span></text:span>. Тем не менее, оно более ограничено, как вы не можете указать произвольное действие/тесты чтобы контролировать итерации цикла. <text:span text:style-name="T30">В Паскале</text:span> <text:span text:style-name="T30">for используется </text:span>строго для итерации через последовательные числа (или другие порядковые типы). <text:span text:style-name="T30">Единственной</text:span> уступ<text:span text:style-name="T30">кой является</text:span> использование <text:span text:style-name="T30">`</text:span><text:span text:style-name="Source_20_Text">downto</text:span><text:span text:style-name="Source_20_Text"><text:span text:style-name="T30">`</text:span></text:span> вместо <text:span text:style-name="T30">`</text:span><text:span text:style-name="Source_20_Text">to</text:span><text:span text:style-name="Source_20_Text"><text:span text:style-name="T30">`</text:span></text:span>, чтобы <text:span text:style-name="T30">производить счёт </text:span>в обратном порядке.</text:p>
            <text:p text:style-name="P2">+</text:p>
          </table:table-cell>
        </table:table-row>
        <table:table-row>
          <table:table-cell table:style-name="Таблица1.A2" office:value-type="string">
            <text:p text:style-name="P34">In exchange, it looks clean, and is very optimized in execution. In particular, _the expressions for the lower and higher bound are only calculated once_, before the loop starts.</text:p>
            <text:p text:style-name="P34"/>
          </table:table-cell>
          <table:table-cell table:style-name="Таблица1.B2" office:value-type="string">
            <text:p text:style-name="P16"><text:span text:style-name="T30">С другой стороны</text:span>, это <text:span text:style-name="T30">существенно легче для понимания</text:span>, и <text:span text:style-name="T30">лучше для</text:span> оптимиз<text:span text:style-name="T30">ации</text:span> в исполнении. <text:span text:style-name="T30">Например</text:span>, <text:span text:style-name="T30">_значения</text:span><text:span text:style-name="Emphasis"> верхней и нижней границы вычисляется один раз</text:span><text:span text:style-name="Emphasis"><text:span text:style-name="T30">_</text:span></text:span>, до начала <text:span text:style-name="T30">исполнения </text:span>цикла.</text:p>
            <text:p text:style-name="P2"/>
          </table:table-cell>
        </table:table-row>
        <table:table-row>
          <table:table-cell table:style-name="Таблица1.A2" office:value-type="string">
            <text:p text:style-name="P34">* The `for I in .. do ..` is similar to `foreach` construct in many modern languages. It works intelligently on many built-in types:</text:p>
            <text:p text:style-name="P34">** It can iterate over all values in the array (example above).</text:p>
            <text:p text:style-name="P34">** It can iterate over all possible values of an enumerated type:</text:p>
            <text:p text:style-name="P34">+</text:p>
          </table:table-cell>
          <table:table-cell table:style-name="Таблица1.B2" office:value-type="string">
            <text:p text:style-name="P66"><text:span text:style-name="T1">*</text:span>Цикл<text:span text:style-name="Source_20_Text">for </text:span><text:span text:style-name="Source_20_Text"><text:span text:style-name="T31">`</text:span></text:span><text:span text:style-name="Source_20_Text">I in .. do ..</text:span><text:span text:style-name="Source_20_Text"><text:span text:style-name="T31">`</text:span></text:span> такой же как конструкция <text:span text:style-name="Source_20_Text">foreach</text:span> в многих современных языках. Он<text:span text:style-name="T31"> хорошо</text:span> <text:span text:style-name="T31">понимает организацию</text:span> всех встроенных типов:</text:p>
            <text:p text:style-name="P66"><text:span text:style-name="T1">** </text:span>Он может перебирать все значения массива (<text:span text:style-name="T31">см. </text:span>пример выше)<text:span text:style-name="T1">.</text:span></text:p>
            <text:p text:style-name="P66"><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55">[source,pascal]</text:p>
            <text:p text:style-name="P55">----</text:p>
            <text:p text:style-name="P55">var</text:p>
            <text:p text:style-name="P55"><text:s text:c="2"/>AK: TAnimalKind;</text:p>
            <text:p text:style-name="P55">begin</text:p>
            <text:p text:style-name="P55"><text:s text:c="2"/>for AnimalKind in TAnimalKind do...</text:p>
            <text:p text:style-name="P55">----</text:p>
            <text:p text:style-name="P55"/>
          </table:table-cell>
          <table:table-cell table:style-name="Таблица1.B2" office:value-type="string">
            <text:p text:style-name="P58">[source,pascal]</text:p>
            <text:p text:style-name="P58">----</text:p>
            <text:p text:style-name="P58">var</text:p>
            <text:p text:style-name="P58"><text:s text:c="2"/>AK: TAnimalKind;</text:p>
            <text:p text:style-name="P58">begin</text:p>
            <text:p text:style-name="P58"><text:s text:c="2"/>for AnimalKind in TAnimalKind do...</text:p>
            <text:p text:style-name="P58">----</text:p>
            <text:p text:style-name="P58"/>
          </table:table-cell>
        </table:table-row>
        <table:table-row>
          <table:table-cell table:style-name="Таблица1.A2" office:value-type="string">
            <text:p text:style-name="P39">** It can iterate over all items included in the set:</text:p>
            <text:p text:style-name="P39">+</text:p>
          </table:table-cell>
          <table:table-cell table:style-name="Таблица1.B2" office:value-type="string">
            <text:p text:style-name="P66"><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34">[source,pascal]</text:p>
            <text:p text:style-name="P34">----</text:p>
            <text:p text:style-name="P34">var</text:p>
            <text:p text:style-name="P34"><text:s text:c="2"/>Animals: TAnimals;</text:p>
            <text:p text:style-name="P34"><text:s text:c="2"/>AK: AnimalKind;</text:p>
            <text:p text:style-name="P34">begin</text:p>
            <text:p text:style-name="P34"><text:s text:c="2"/>Animals := [akDog, akCat];</text:p>
            <text:p text:style-name="P34"><text:s text:c="2"/>for AK in Animals do ...</text:p>
            <text:p text:style-name="P34">----</text:p>
            <text:p text:style-name="P34"/>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39">** And it works on custom list types, generic or not, like `TObjectList` or `TFPGObjectList`.</text:p>
            <text:p text:style-name="P39">+</text:p>
          </table:table-cell>
          <table:table-cell table:style-name="Таблица1.B2" office:value-type="string">
            <text:p text:style-name="P66"><text:span text:style-name="T1">** </text:span>И так же работает на всех пользовательких/кастомных типах<text:span text:style-name="T31">, включая дженерики</text:span>, <text:span text:style-name="T31">например, `TObjectList` или `TFPGObjectList`.</text:span></text:p>
            <text:p text:style-name="P17">+</text:p>
          </table:table-cell>
        </table:table-row>
        <text:soft-page-break/>
        <table:table-row>
          <table:table-cell table:style-name="Таблица1.A2" office:value-type="string">
            <text:p text:style-name="P34">[source,pascal]</text:p>
            <text:p text:style-name="P34">----</text:p>
            <text:p text:style-name="P34">include::code-samples/for_in_list.lpr[]</text:p>
            <text:p text:style-name="P34">----</text:p>
            <text:p text:style-name="P34">+</text:p>
          </table:table-cell>
          <table:table-cell table:style-name="Таблица1.B2" office:value-type="string">
            <text:p text:style-name="P43">[source,pascal]</text:p>
            <text:p text:style-name="P43">----</text:p>
            <text:p text:style-name="P43">include::code-samples/for_in_list.lpr[]</text:p>
            <text:p text:style-name="P43">----</text:p>
            <text:p text:style-name="P43">+</text:p>
          </table:table-cell>
        </table:table-row>
        <table:table-row>
          <table:table-cell table:style-name="Таблица1.A2" office:value-type="string">
            <text:p text:style-name="P34">We didn't yet explain the concept of classes, so the last example may not be obvious to you yet -- just carry on, it will make sense later:)</text:p>
            <text:p text:style-name="P34"/>
          </table:table-cell>
          <table:table-cell table:style-name="Таблица1.B2" office:value-type="string">
            <text:p text:style-name="P17">Мы еще не <text:span text:style-name="T31">рассматривали</text:span> концепцию классов, поэтому последний пример может <text:span text:style-name="T31">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34">### Output, logging</text:p>
            <text:p text:style-name="P34"/>
          </table:table-cell>
          <table:table-cell table:style-name="Таблица1.B2" office:value-type="string">
            <text:p text:style-name="P2">### <text:span text:style-name="T31">Вывод информации и логов</text:span></text:p>
            <text:p text:style-name="P2"/>
          </table:table-cell>
        </table:table-row>
        <table:table-row>
          <table:table-cell table:style-name="Таблица1.A2" office:value-type="string">
            <text:p text:style-name="P34">To simply output strings in Pascal, use the `Write` or `Writeln` routine. The latter automatically adds a newline at the end.</text:p>
            <text:p text:style-name="P34"/>
          </table:table-cell>
          <table:table-cell table:style-name="Таблица1.B2" office:value-type="string">
            <text:p text:style-name="P2">Чтобы просто вывести строки в Паскале используй <text:span text:style-name="T32">процедуру</text:span> `Write` <text:span text:style-name="T32">или</text:span> `Writeln`. <text:span text:style-name="T32">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34">This is a "magic" routine in Pascal. It takes a variable number of arguments and they can have any type. They are all converted to strings when displaying, with a special syntax to specify padding and number precision.</text:p>
            <text:p text:style-name="P34"/>
          </table:table-cell>
          <table:table-cell table:style-name="Таблица1.B2" office:value-type="string">
            <text:p text:style-name="P2">Это "<text:span text:style-name="T32">волшебная</text:span>" <text:span text:style-name="T32">процедура</text:span> в Паскале, Он<text:span text:style-name="T32">а</text:span> принимает переменное число аргументов<text:span text:style-name="T32">, которые </text:span>мо<text:span text:style-name="T32">гут</text:span> иметь любой тип. Они все будут приведены к <text:span text:style-name="T32">строке</text:span> при выводе, <text:span text:style-name="T32">также можно добавить</text:span> специальны<text:span text:style-name="T32">й</text:span> синтаксис для указания <text:span text:style-name="T32">как отформатировать число</text:span>.</text:p>
            <text:p text:style-name="P2"/>
          </table:table-cell>
        </table:table-row>
        <table:table-row>
          <table:table-cell table:style-name="Таблица1.A2" office:value-type="string">
            <text:p text:style-name="P34">[source,pascal]</text:p>
            <text:p text:style-name="P34">----</text:p>
            <text:p text:style-name="P34">Writeln('Hello world!');</text:p>
            <text:p text:style-name="P34">Writeln('You can output an integer: ', 3 * 4);</text:p>
            <text:p text:style-name="P34">Writeln('You can pad an integer: ', 666:10);</text:p>
            <text:p text:style-name="P34">Writeln('You can output a float: ', Pi:1:4);</text:p>
            <text:p text:style-name="P34">----</text:p>
          </table:table-cell>
          <table:table-cell table:style-name="Таблица1.B2" office:value-type="string">
            <text:p text:style-name="P2">[source,pascal]</text:p>
            <text:p text:style-name="P2">----</text:p>
            <text:p text:style-name="P2">Writeln('Hello world!');</text:p>
            <text:p text:style-name="P2">Writeln('<text:span text:style-name="T32">Можно вывести целое число</text:span>: ', 3 * 4);</text:p>
            <text:p text:style-name="P2">Writeln('<text:span text:style-name="T32">Отформатировать его</text:span>: ', 666:10);</text:p>
            <text:p text:style-name="P2">Writeln('<text:span text:style-name="T32">А также вывести число с плавающей запятой</text:span>: ', Pi:1:4);</text:p>
            <text:p text:style-name="P2">----</text:p>
          </table:table-cell>
        </table:table-row>
        <table:table-row>
          <table:table-cell table:style-name="Таблица1.A2" office:value-type="string">
            <text:p text:style-name="P34">To explicitly use newline in the string, use the `LineEnding` constant (from FPC RTL). (The _Castle Game Engine_ defines also a shorter `NL` constant.) Pascal strings do not interpret any special backslash<text:span text:style-name="T32"> (`\`)</text:span> sequences, so writing</text:p>
            <text:p text:style-name="P34"/>
          </table:table-cell>
          <table:table-cell table:style-name="Таблица1.B2" office:value-type="string">
            <text:p text:style-name="P67"><text:span text:style-name="T1">Чтобы явно завершить строку можно использовать константу `LineEnding` constant (из FPC RTL). (_Castle Game Engine_ </text:span>имеет также <text:span text:style-name="T32">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34">[source,pascal]</text:p>
            <text:p text:style-name="P34">----</text:p>
            <text:p text:style-name="P34">Writeln('One line.\nSecond line.'); // INCORRECT example</text:p>
            <text:p text:style-name="P34">----</text:p>
            <text:p text:style-name="P34"/>
          </table:table-cell>
          <table:table-cell table:style-name="Таблица1.B2" office:value-type="string">
            <text:p text:style-name="P2">[source,pascal]</text:p>
            <text:p text:style-name="P2">----</text:p>
            <text:p text:style-name="P2">Writeln('<text:span text:style-name="T32">Первая строка</text:span>.\n<text:span text:style-name="T32">Вторая стока</text:span>.'); // <text:span text:style-name="T32">НЕВЕРНЫЙ пример</text:span></text:p>
            <text:p text:style-name="P2">----</text:p>
            <text:p text:style-name="P2"/>
          </table:table-cell>
        </table:table-row>
        <table:table-row>
          <table:table-cell table:style-name="Таблица1.A2" office:value-type="string">
            <text:p text:style-name="P34">doesn't work like some of you would think. This will work:</text:p>
            <text:p text:style-name="P34"/>
          </table:table-cell>
          <table:table-cell table:style-name="Таблица1.B2" office:value-type="string">
            <text:p text:style-name="P2"><text:span text:style-name="T32">не будет работать так, как можно было бы предположить. Правильно делать следующим образом</text:span>:</text:p>
            <text:p text:style-name="P2"/>
          </table:table-cell>
        </table:table-row>
        <table:table-row>
          <table:table-cell table:style-name="Таблица1.A2" office:value-type="string">
            <text:p text:style-name="P40">[source,pascal]</text:p>
            <text:p text:style-name="P40">----</text:p>
            <text:p text:style-name="P40"><text:soft-page-break/>Writeln('One line.' + LineEnding + 'Second line.');</text:p>
            <text:p text:style-name="P40">----</text:p>
          </table:table-cell>
          <table:table-cell table:style-name="Таблица1.B2" office:value-type="string">
            <text:p text:style-name="P18">[source,pascal]</text:p>
            <text:p text:style-name="P18">----</text:p>
            <text:p text:style-name="P18"><text:soft-page-break/>Writeln('<text:span text:style-name="T32">Первая строка</text:span>.' + LineEnding + '<text:span text:style-name="T32">Вторая строка</text:span>.');</text:p>
            <text:p text:style-name="P18">----</text:p>
            <text:p text:style-name="P18"/>
          </table:table-cell>
        </table:table-row>
        <table:table-row>
          <table:table-cell table:style-name="Таблица1.A2" office:value-type="string">
            <text:p text:style-name="P34">or just this:</text:p>
            <text:p text:style-name="P34"/>
          </table:table-cell>
          <table:table-cell table:style-name="Таблица1.B2" office:value-type="string">
            <text:p text:style-name="P2"><text:span text:style-name="T32">или так</text:span>:</text:p>
            <text:p text:style-name="P2"/>
          </table:table-cell>
        </table:table-row>
        <table:table-row>
          <table:table-cell table:style-name="Таблица1.A2" office:value-type="string">
            <text:p text:style-name="P34">[source,pascal]</text:p>
            <text:p text:style-name="P34">----</text:p>
            <text:p text:style-name="P34">Writeln('One line.');</text:p>
            <text:p text:style-name="P34">Writeln('Second line.');</text:p>
            <text:p text:style-name="P34">----</text:p>
            <text:p text:style-name="P34"/>
          </table:table-cell>
          <table:table-cell table:style-name="Таблица1.B2" office:value-type="string">
            <text:p text:style-name="P2">[source,pascal]</text:p>
            <text:p text:style-name="P2">----</text:p>
            <text:p text:style-name="P2">Writeln('<text:span text:style-name="T32">Первая строка</text:span>.');</text:p>
            <text:p text:style-name="P2">Writeln('<text:span text:style-name="T32">Вторая строка</text:span>.');</text:p>
            <text:p text:style-name="P2">----</text:p>
            <text:p text:style-name="P2"/>
          </table:table-cell>
        </table:table-row>
        <table:table-row>
          <table:table-cell table:style-name="Таблица1.A2" office:value-type="string">
            <text:p text:style-name="P34">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34"/>
          </table:table-cell>
          <table:table-cell table:style-name="Таблица1.B2" office:value-type="string">
            <text:p text:style-name="P59"><text:span text:style-name="T33">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а не* `{$apptype GUI}`) в главном файле программы. </text:span>На некоторых ОС это неважно и <text:span text:style-name="T33">консоль присутствует </text:span>всегда (Unix), но <text:span text:style-name="T33">при попытке выполнения `write`/`writeln` </text:span>из GUI приложения<text:span text:style-name="T33"> может привести к</text:span> ошибке<text:span text:style-name="T33"> </text:span>(<text:span text:style-name="T33">например, в </text:span>Windows).</text:p>
            <text:p text:style-name="P2"/>
          </table:table-cell>
        </table:table-row>
        <table:table-row>
          <table:table-cell table:style-name="Таблица1.A2" office:value-type="string">
            <text:p text:style-name="P34">*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34"/>
          </table:table-cell>
          <table:table-cell table:style-name="Таблица1.B2" office:value-type="string">
            <text:p text:style-name="P19"><text:span text:style-name="T33">В </text:span>*Castle Game Engine:*<text:span text:style-name="T33"> категорически не советуется пользоваться</text:span> `Writeln`<text:span text:style-name="T33">, для этого</text:span> <text:span text:style-name="T33">есть специальная функция</text:span> `WritelnLog` <text:span text:style-name="T33">или</text:span> `WritelnWarning`<text:span text:style-name="T33"> для вывода логов и отладочной информации</text:span>, <text:span text:style-name="T33">при этом</text:span>. <text:span text:style-name="T33">Их результат всегда будет направлен в полезном направлении:</text:span> <text:span text:style-name="T33">для</text:span> Unix<text:span text:style-name="T33"> это будет стандартный вывод в консоль</text:span>. <text:span text:style-name="T33">Для</text:span> Windows GUI <text:span text:style-name="T33">приложений это будет лог-файл</text:span>. <text:span text:style-name="T33">В</text:span> Android <text:span text:style-name="T33">будет отображаться</text:span> _Android logging facility_<text:span text:style-name="T33"> (инструмент логов Андроида)</text:span> (<text:span text:style-name="T33">который можно просматривать с помощью команды</text:span> `adb logcat`). <text:span text:style-name="T33">Использовать</text:span> `Writeln` <text:span text:style-name="T33">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34">### Converting to a string</text:p>
            <text:p text:style-name="P34"/>
          </table:table-cell>
          <table:table-cell table:style-name="Таблица1.B2" office:value-type="string">
            <text:p text:style-name="P2">### <text:span text:style-name="T33">Преобразование данных в строчный тип</text:span></text:p>
            <text:p text:style-name="P2"/>
          </table:table-cell>
        </table:table-row>
        <table:table-row>
          <table:table-cell table:style-name="Таблица1.A2" office:value-type="string">
            <text:p text:style-name="P34">To convert an arbitrary number of arguments to a string (instead of just directly outputting them), you have a couple of options.</text:p>
            <text:p text:style-name="P34"/>
          </table:table-cell>
          <table:table-cell table:style-name="Таблица1.B2" office:value-type="string">
            <text:p text:style-name="P51">To convert an arbitrary number of arguments to a string (instead of just directly outputting them), you have a couple of options.</text:p>
            <text:p text:style-name="P51"/>
          </table:table-cell>
        </table:table-row>
        <table:table-row>
          <table:table-cell table:style-name="Таблица1.A2" office:value-type="string">
            <text:p text:style-name="P34">*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34">** _Advantage_: Absolutely flexible. There are many `XxxToStr` overloaded versions and friends (like `FormatFloat`), covering many types.</text:p>
            <text:p text:style-name="P26">// They give you a lot of flexibility in formatting.</text:p>
            <text:p text:style-name="P34">** _Another advantage_: Consistent with the reverse functions. To convert a string (for example, user input) back to an integer or float, you use `StrToInt`, `StrToFloat` and friends (like `StrToIntDef`).</text:p>
            <text:p text:style-name="P34">** _Disadvantage_: A long concatenation of many `XxxToStr` calls and strings doesn't look nice.</text:p>
            <text:p text:style-name="P26">//For classes, they can override the `TObject.ToString` method.</text:p>
            <text:p text:style-name="P26">//It doesn't have that clean _separation of pattern and arguments_ property of `Format` call.</text:p>
            <text:p text:style-name="P34"/>
          </table:table-cell>
          <table:table-cell table:style-name="Таблица1.B2" office:value-type="string">
            <text:p text:style-name="P51">*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51">** _Advantage_: Absolutely flexible. There are many `XxxToStr` overloaded versions and friends (like `FormatFloat`), covering many types.</text:p>
            <text:p text:style-name="P30">// They give you a lot of flexibility in formatting.</text:p>
            <text:p text:style-name="P51">** _Another advantage_: Consistent with the reverse functions. To convert a string (for example, user input) back to an integer or float, you use `StrToInt`, `StrToFloat` and friends (like `StrToIntDef`).</text:p>
            <text:p text:style-name="P51">** _Disadvantage_: A long concatenation of many `XxxToStr` calls and strings doesn't look nice.</text:p>
            <text:p text:style-name="P30">//For classes, they can override the `TObject.ToString` method.</text:p>
            <text:p text:style-name="P30">//It doesn't have that clean _separation of pattern and arguments_ property of `Format` call.</text:p>
            <text:p text:style-name="P51"/>
          </table:table-cell>
        </table:table-row>
        <table:table-row>
          <table:table-cell table:style-name="Таблица1.A2" office:value-type="string">
            <text:p text:style-name="P34">*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34">** _Advantage_: The separation of _pattern_ string from _arguments_ looks clean. If you need to change the pattern string without touching the arguments (e.g. when translating), you can do it easily.</text:p>
            <text:p text:style-name="P34">**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34">** _Disadvantage_: Compiler does not check whether the pattern matches the arguments. Using a wrong placeholder type will result in an exception at runtime (`EConvertError` exception, not anything nasty like a segmentation fault).</text:p>
            <text:p text:style-name="P26">//Note that, unlike the C `sprintf`, the correctness at runtime can be completely verified (there are no dirty pointer tricks inside</text:p>
            <text:p text:style-name="P34"/>
          </table:table-cell>
          <table:table-cell table:style-name="Таблица1.B2" office:value-type="string">
            <text:p text:style-name="P5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51">** _Advantage_: The separation of _pattern_ string from _arguments_ looks clean. If you need to change the pattern string without touching the arguments (e.g. when translating), you can do it easily.</text:p>
            <text:p text:style-name="P5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51">** _Disadvantage_: Compiler does not check whether the pattern matches the arguments. Using a wrong placeholder type will result in an exception at runtime (`EConvertError` exception, not anything nasty like a segmentation fault).</text:p>
            <text:p text:style-name="P30">//Note that, unlike the C `sprintf`, the correctness at runtime can be completely verified (there are no dirty pointer tricks inside</text:p>
            <text:p text:style-name="P51"/>
          </table:table-cell>
        </table:table-row>
        <text:soft-page-break/>
        <table:table-row>
          <table:table-cell table:style-name="Таблица1.A2" office:value-type="string">
            <text:p text:style-name="P34">* `WriteStr(TargetString, ...)` routine behaves much like `Write(...)`, except that the result is saved to the `TargetString`.</text:p>
            <text:p text:style-name="P34">** _Advantage_: It supports all the features of `Write`, including the special syntax for formatting like `Pi:1:4`.</text:p>
            <text:p text:style-name="P34">**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34"/>
          </table:table-cell>
          <table:table-cell table:style-name="Таблица1.B2" office:value-type="string">
            <text:p text:style-name="P51">* `WriteStr(TargetString, ...)` routine behaves much like `Write(...)`, except that the result is saved to the `TargetString`.</text:p>
            <text:p text:style-name="P51">** _Advantage_: It supports all the features of `Write`, including the special syntax for formatting like `Pi:1:4`.</text:p>
            <text:p text:style-name="P5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51"/>
          </table:table-cell>
        </table:table-row>
        <table:table-row>
          <table:table-cell table:style-name="Таблица1.A2" office:value-type="string">
            <text:p text:style-name="P34">## Units</text:p>
            <text:p text:style-name="P34"/>
          </table:table-cell>
          <table:table-cell table:style-name="Таблица1.B2" office:value-type="string">
            <text:p text:style-name="P2">## <text:span text:style-name="T33">Модули (</text:span>Units<text:span text:style-name="T33">)</text:span></text:p>
            <text:p text:style-name="P2"/>
          </table:table-cell>
        </table:table-row>
        <table:table-row>
          <table:table-cell table:style-name="Таблица1.A2" office:value-type="string">
            <text:p text:style-name="P34">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34"/>
          </table:table-cell>
          <table:table-cell table:style-name="Таблица1.B2" office:value-type="string">
            <text:p text:style-name="P19"><text:span text:style-name="T33">Модули</text:span> позволяют <text:span text:style-name="T33">группировать</text:span> общие <text:span text:style-name="T33">функции и объекты </text:span>(<text:span text:style-name="T33">всё</text:span>, что может быть объявлено), для использования другими <text:span text:style-name="T33">модулями</text:span> и программами. Они эквиваленты <text:span text:style-name="T33">_</text:span><text:span text:style-name="Emphasis">модулям</text:span><text:span text:style-name="Emphasis"><text:span text:style-name="T33">_</text:span></text:span> и <text:span text:style-name="T33">_</text:span><text:span text:style-name="Emphasis">пакетам</text:span><text:span text:style-name="Emphasis"><text:span text:style-name="T33">_</text:span></text:span> в других языках. Они имеют секцию интерфейса, где объявля<text:span text:style-name="T33">ются</text:span> доступн<text:span text:style-name="T33">ые</text:span> для других <text:span text:style-name="T33">модулей</text:span> и программ<text:span text:style-name="T33"> переменные, функции и т.п.</text:span>, <text:span text:style-name="T33">секцию</text:span> их реализаци<text:span text:style-name="T33">и, где описано, как они работают</text:span>. Сохрани юнит <text:s/>`MyUnit` <text:span text:style-name="T33">под именем</text:span> `myunit.pas` (<text:span text:style-name="T33">название должно быть без заглавных букв с расширением</text:span> `.pas`).</text:p>
            <text:p text:style-name="P2"/>
          </table:table-cell>
        </table:table-row>
        <table:table-row>
          <table:table-cell table:style-name="Таблица1.A2" office:value-type="string">
            <text:p text:style-name="P34">[source,pascal]</text:p>
            <text:p text:style-name="P34">----</text:p>
            <text:p text:style-name="P34">include::code-samples/myunit.pas[]</text:p>
            <text:p text:style-name="P34">----</text:p>
            <text:p text:style-name="P34"/>
          </table:table-cell>
          <table:table-cell table:style-name="Таблица1.B2" office:value-type="string">
            <text:p text:style-name="P43">[source,pascal]</text:p>
            <text:p text:style-name="P43">----</text:p>
            <text:p text:style-name="P43">include::code-samples/myunit.pas[]</text:p>
            <text:p text:style-name="P43">----</text:p>
            <text:p text:style-name="P2"/>
          </table:table-cell>
        </table:table-row>
        <table:table-row>
          <table:table-cell table:style-name="Таблица1.A2" office:value-type="string">
            <text:p text:style-name="P34">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34"/>
          </table:table-cell>
          <table:table-cell table:style-name="Таблица1.B2" office:value-type="string">
            <text:p text:style-name="P71">Финальная программа <text:span text:style-name="T34">сохраняются в виде файлов типа</text:span> <text:span text:style-name="T35">`</text:span><text:span text:style-name="Source_20_Text">myprogram.lpr</text:span><text:span text:style-name="Source_20_Text"><text:span text:style-name="T35">`</text:span></text:span> (<text:span text:style-name="T35">`</text:span><text:span text:style-name="Source_20_Text">lpr</text:span><text:span text:style-name="Source_20_Text"><text:span text:style-name="T35">`</text:span></text:span> = Lazarus program file; в Delphi <text:span text:style-name="T34">используются</text:span> <text:span text:style-name="T35">`</text:span><text:span text:style-name="Source_20_Text">.dpr</text:span><text:span text:style-name="Source_20_Text"><text:span text:style-name="T35">`</text:span></text:span>). <text:span text:style-name="T34">Следует отметить, что возможны и другие расширения</text:span>, например, некоторые проекты просто <text:span text:style-name="T34">используют</text:span> <text:span text:style-name="T35">`</text:span><text:span text:style-name="Source_20_Text">.pas</text:span><text:span text:style-name="Source_20_Text"><text:span text:style-name="T35">`</text:span></text:span> <text:span text:style-name="T34">в качестве основного</text:span> файл<text:span text:style-name="T34">а</text:span> программы, <text:span text:style-name="T34">изредка для модулей используются расширения</text:span> <text:span text:style-name="T35">`</text:span><text:span text:style-name="Source_20_Text">.pp</text:span><text:span text:style-name="Source_20_Text"><text:span text:style-name="T35">`</text:span></text:span>. <text:span text:style-name="T34">Лично я предпочитаю </text:span>использовать <text:span text:style-name="T35">`</text:span><text:span text:style-name="Source_20_Text">.pas</text:span><text:span text:style-name="Source_20_Text"><text:span text:style-name="T35">`</text:span></text:span> для <text:span text:style-name="T34">модулей</text:span> и <text:span text:style-name="T35">`</text:span><text:span text:style-name="Source_20_Text">.lpr</text:span><text:span text:style-name="Source_20_Text"><text:span text:style-name="T35">`</text:span></text:span> для FPC/Lazarus программ.</text:p>
            <text:p text:style-name="P71"/>
          </table:table-cell>
        </table:table-row>
        <table:table-row>
          <table:table-cell table:style-name="Таблица1.A2" office:value-type="string">
            <text:p text:style-name="P34">A program can use a unit by a `uses` keyword:</text:p>
            <text:p text:style-name="P34"/>
          </table:table-cell>
          <table:table-cell table:style-name="Таблица1.B2" office:value-type="string">
            <text:p text:style-name="P2"><text:span text:style-name="T34">Программа может подключать модуль с помощью ключевого слова </text:span>`uses`:</text:p>
            <text:p text:style-name="P2"/>
          </table:table-cell>
        </table:table-row>
        <table:table-row>
          <table:table-cell table:style-name="Таблица1.A2" office:value-type="string">
            <text:p text:style-name="P34">[source,pascal]</text:p>
            <text:p text:style-name="P34">----</text:p>
            <text:p text:style-name="P34"><text:soft-page-break/>include::code-samples/myunit_test.lpr[]</text:p>
            <text:p text:style-name="P34">----</text:p>
            <text:p text:style-name="P34"/>
          </table:table-cell>
          <table:table-cell table:style-name="Таблица1.B2" office:value-type="string">
            <text:p text:style-name="P43">[source,pascal]</text:p>
            <text:p text:style-name="P43">----</text:p>
            <text:p text:style-name="P43"><text:soft-page-break/>include::code-samples/myunit_test.lpr[]</text:p>
            <text:p text:style-name="P43">----</text:p>
            <text:p text:style-name="P2"/>
          </table:table-cell>
        </table:table-row>
        <table:table-row>
          <table:table-cell table:style-name="Таблица1.A2" office:value-type="string">
            <text:p text:style-name="P34">### Units using each other</text:p>
            <text:p text:style-name="P34"/>
          </table:table-cell>
          <table:table-cell table:style-name="Таблица1.B2" office:value-type="string">
            <text:p text:style-name="P2">### <text:span text:style-name="T34">Перекрёстные ссылки между модулями</text:span></text:p>
            <text:p text:style-name="P2"/>
          </table:table-cell>
        </table:table-row>
        <table:table-row>
          <table:table-cell table:style-name="Таблица1.A2" office:value-type="string">
            <text:p text:style-name="P34">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34"/>
          </table:table-cell>
          <table:table-cell table:style-name="Таблица1.B2" office:value-type="string">
            <text:p text:style-name="P72"><text:span text:style-name="T34">Не только основная программа, но и модули также могут ссылаться на другие модули. Другой модуль может войти в секцию </text:span>interface <text:span text:style-name="T34">или только в</text:span> implementation.<text:span text:style-name="T36">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34">[source,pascal]</text:p>
            <text:p text:style-name="P34">----</text:p>
            <text:p text:style-name="P34">include::code-samples/anotherunit.pas[]</text:p>
            <text:p text:style-name="P34">----</text:p>
            <text:p text:style-name="P34"/>
          </table:table-cell>
          <table:table-cell table:style-name="Таблица1.B2" office:value-type="string">
            <text:p text:style-name="P43">[source,pascal]</text:p>
            <text:p text:style-name="P43">----</text:p>
            <text:p text:style-name="P43">include::code-samples/anotherunit.pas[]</text:p>
            <text:p text:style-name="P43">----</text:p>
            <text:p text:style-name="P2"/>
          </table:table-cell>
        </table:table-row>
        <table:table-row>
          <table:table-cell table:style-name="Таблица1.A2" office:value-type="string">
            <text:p text:style-name="P34">It is not allowed to have _circular unit dependencies in the interface_. That is, two units cannot use each other in the interface section.</text:p>
            <text:p text:style-name="P26">//that everything must be declared before it's used.</text:p>
            <text:p text:style-name="P34">The reason is that in order to "understand"</text:p>
            <text:p text:style-name="P26">//(e.g. determine the memory layout of all the structures)</text:p>
            <text:p text:style-name="P34">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6">//, but also makes circular dependencies _between units interfaces_ impossible.</text:p>
            <text:p text:style-name="P26">//(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text:soft-page-break/>compilation times.:)</text:p>
            <text:p text:style-name="P34"/>
          </table:table-cell>
          <table:table-cell table:style-name="Таблица1.B2" office:value-type="string">
            <text:p text:style-name="P73"><text:span text:style-name="T37">Запрещено применять</text:span> _<text:span text:style-name="T37">кольцевую взаимозависимость</text:span>_<text:span text:style-name="T37"> в разделе </text:span>interface. <text:span text:style-name="T37"><text:s/>Т.е. два модуля не могут использовать друг друга в разделе </text:span>interface<text:span text:style-name="T37">.</text:span></text:p>
            <text:p text:style-name="P22">//that everything must be declared before it's used.</text:p>
            <text:p text:style-name="P2"><text:span text:style-name="T37">Причина такого ограничения заключается в том, чтобы</text:span> "<text:span text:style-name="T37">понять</text:span>"</text:p>
            <text:p text:style-name="P22">//(e.g. determine the memory layout of all the structures)</text:p>
            <text:p text:style-name="P74"><text:span text:style-name="T37">секцию interface модуля, компилятор анализирует и "понимает" все модули, перечисленные в uses в секции interface.</text:span></text:p>
            <text:p text:style-name="P75">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text:span text:style-name="T38">//, but also makes circular dependencies _between units interfaces_ impossible.</text:span></text:p>
            <text:p text:style-name="P22">//(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text:soft-page-break/>constraint now, and enjoy fast compilation times.:)</text:p>
            <text:p text:style-name="P2"/>
          </table:table-cell>
        </table:table-row>
        <table:table-row>
          <table:table-cell table:style-name="Таблица1.A2" office:value-type="string">
            <text:p text:style-name="P34">It is _OK to make a circular dependency between units when at least one "usage" is only in the implementation_. So it's OK for unit `A` to use unit `B` in the interface, and then unit `B` to use unit `A` in the implementation.</text:p>
            <text:p text:style-name="P34"/>
          </table:table-cell>
          <table:table-cell table:style-name="Таблица1.B2" office:value-type="string">
            <text:p text:style-name="P2">It is _OK to make a circular dependency between units when at least one "usage" is only in the implementation_. So it's OK for unit `A` to use unit `B` in the interface, and then unit `B` to use unit `A` in the implementation.</text:p>
            <text:p text:style-name="P2"/>
          </table:table-cell>
        </table:table-row>
        <table:table-row>
          <table:table-cell table:style-name="Таблица1.A2" office:value-type="string">
            <text:p text:style-name="P34">### Qualifying identifiers with unit name</text:p>
            <text:p text:style-name="P34"/>
          </table:table-cell>
          <table:table-cell table:style-name="Таблица1.B2" office:value-type="string">
            <text:p text:style-name="P2">### Qualifying identifiers with unit name</text:p>
            <text:p text:style-name="P2"/>
          </table:table-cell>
        </table:table-row>
        <table:table-row>
          <table:table-cell table:style-name="Таблица1.A2" office:value-type="string">
            <text:p text:style-name="P34">Different units may define the same identifier. To keep the code simple to read and search, you should usually avoid it, but it's not always possible.</text:p>
            <text:p text:style-name="P26">// in some situations (e.g. when you use a third-party library).</text:p>
            <text:p text:style-name="P34">In such cases, the last unit on the `uses` clause "wins", which means that the identifiers it introduces hide the same identifiers introduced by earlier units.</text:p>
            <text:p text:style-name="P34"/>
          </table:table-cell>
          <table:table-cell table:style-name="Таблица1.B2" office:value-type="string">
            <text:p text:style-name="P2">Different units may define the same identifier. To keep the code simple to read and search, you should usually avoid it, but it's not always possible.</text:p>
            <text:p text:style-name="P22">// in some situations (e.g. when you use a third-party library).</text:p>
            <text:p text:style-name="P2">In such cases, the last unit on the `uses` clause "wins", which means that the identifiers it introduces hide the same identifiers introduced by earlier units.</text:p>
            <text:p text:style-name="P2"/>
          </table:table-cell>
        </table:table-row>
        <table:table-row>
          <table:table-cell table:style-name="Таблица1.A2" office:value-type="string">
            <text:p text:style-name="P34">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34"/>
          </table:table-cell>
          <table:table-cell table:style-name="Таблица1.B2" office:value-type="string">
            <text:p text:style-name="P2">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
          </table:table-cell>
        </table:table-row>
        <table:table-row>
          <table:table-cell table:style-name="Таблица1.A2" office:value-type="string">
            <text:p text:style-name="P34">[source,pascal]</text:p>
            <text:p text:style-name="P34">----</text:p>
            <text:p text:style-name="P34">{$mode objfpc}{$H+}{$J-}</text:p>
            <text:p text:style-name="P34">program showcolor;</text:p>
            <text:p text:style-name="P34"/>
            <text:p text:style-name="P34">// Both Graphics and GoogleMapsEngine units define TColor type.</text:p>
            <text:p text:style-name="P34">uses Graphics, GoogleMapsEngine;</text:p>
            <text:p text:style-name="P34"/>
            <text:p text:style-name="P34">var</text:p>
            <text:p text:style-name="P34"><text:s text:c="2"/>{ This doesn't work like we want, as TColor ends up</text:p>
            <text:p text:style-name="P34"><text:s text:c="4"/>being defined by GoogleMapsEngine. }</text:p>
            <text:p text:style-name="P34"><text:s text:c="2"/>// Color: TColor;</text:p>
            <text:p text:style-name="P34"><text:s text:c="2"/>{ This works Ok. }</text:p>
            <text:p text:style-name="P34"><text:s text:c="2"/>Color: Graphics.TColor;</text:p>
            <text:p text:style-name="P34">begin</text:p>
            <text:p text:style-name="P34"><text:s text:c="2"/>Color := clYellow;</text:p>
            <text:p text:style-name="P34"><text:s text:c="2"/>Writeln(Red(Color), ' ', Green(Color), ' ', Blue(Color));</text:p>
            <text:p text:style-name="P34">end.</text:p>
            <text:p text:style-name="P34">----</text:p>
            <text:p text:style-name="P34"/>
          </table:table-cell>
          <table:table-cell table:style-name="Таблица1.B2" office:value-type="string">
            <text:p text:style-name="P2">[source,pascal]</text:p>
            <text:p text:style-name="P2">----</text:p>
            <text:p text:style-name="P2">{$mode objfpc}{$H+}{$J-}</text:p>
            <text:p text:style-name="P2">program showcolor;</text:p>
            <text:p text:style-name="P2"/>
            <text:p text:style-name="P2">// Both Graphics and GoogleMapsEngine units define TColor type.</text:p>
            <text:p text:style-name="P2">uses Graphics, GoogleMapsEngine;</text:p>
            <text:p text:style-name="P2"/>
            <text:p text:style-name="P2">var</text:p>
            <text:p text:style-name="P2"><text:s text:c="2"/>{ This doesn't work like we want, as TColor ends up</text:p>
            <text:p text:style-name="P2"><text:s text:c="4"/>being defined by GoogleMapsEngine. }</text:p>
            <text:p text:style-name="P2"><text:s text:c="2"/>// Color: TColor;</text:p>
            <text:p text:style-name="P2"><text:s text:c="2"/>{ This works Ok.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ext:soft-page-break/>
        <table:table-row>
          <table:table-cell table:style-name="Таблица1.A2" office:value-type="string">
            <text:p text:style-name="P34">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34"/>
          </table:table-cell>
          <table:table-cell table:style-name="Таблица1.B2" office:value-type="string">
            <text:p text:style-name="P2">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
          </table:table-cell>
        </table:table-row>
        <table:table-row>
          <table:table-cell table:style-name="Таблица1.A2" office:value-type="string">
            <text:p text:style-name="P34">[source,pascal]</text:p>
            <text:p text:style-name="P34">----</text:p>
            <text:p text:style-name="P34">{$mode objfpc}{$H+}{$J-}</text:p>
            <text:p text:style-name="P34">unit UnitUsingColors;</text:p>
            <text:p text:style-name="P34"/>
            <text:p text:style-name="P34">// INCORRECT example</text:p>
            <text:p text:style-name="P34"/>
            <text:p text:style-name="P34">interface</text:p>
            <text:p text:style-name="P34"/>
            <text:p text:style-name="P34">uses Graphics;</text:p>
            <text:p text:style-name="P34"/>
            <text:p text:style-name="P34">procedure ShowColor(const Color: TColor);</text:p>
            <text:p text:style-name="P34"/>
            <text:p text:style-name="P34">implementation</text:p>
            <text:p text:style-name="P34"/>
            <text:p text:style-name="P34">uses GoogleMapsEngine;</text:p>
            <text:p text:style-name="P34"/>
            <text:p text:style-name="P34">procedure ShowColor(const Color: TColor);</text:p>
            <text:p text:style-name="P34">begin</text:p>
            <text:p text:style-name="P34"><text:s text:c="2"/>// Writeln(ColorToString(Color));</text:p>
            <text:p text:style-name="P34">end;</text:p>
            <text:p text:style-name="P34"/>
            <text:p text:style-name="P34">end.</text:p>
            <text:p text:style-name="P34">----</text:p>
            <text:p text:style-name="P34"/>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34">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34"/>
          </table:table-cell>
          <table:table-cell table:style-name="Таблица1.B2" office:value-type="string">
            <text:p text:style-name="P2">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
          </table:table-cell>
        </table:table-row>
        <table:table-row>
          <table:table-cell table:style-name="Таблица1.A2" office:value-type="string">
            <text:p text:style-name="P34">[source,pascal]</text:p>
            <text:p text:style-name="P34">----</text:p>
            <text:p text:style-name="P34">{$mode objfpc}{$H+}{$J-}</text:p>
            <text:p text:style-name="P34">unit UnitUsingColors;</text:p>
            <text:p text:style-name="P34"><text:soft-page-break/></text:p>
            <text:p text:style-name="P34">// INCORRECT example.</text:p>
            <text:p text:style-name="P34">// This is what the compiler "sees" when trying to compile previous example</text:p>
            <text:p text:style-name="P34"/>
            <text:p text:style-name="P34">interface</text:p>
            <text:p text:style-name="P34"/>
            <text:p text:style-name="P34">uses Graphics;</text:p>
            <text:p text:style-name="P34"/>
            <text:p text:style-name="P34">procedure ShowColor(const Color: Graphics.TColor);</text:p>
            <text:p text:style-name="P34"/>
            <text:p text:style-name="P34">implementation</text:p>
            <text:p text:style-name="P34"/>
            <text:p text:style-name="P34">uses GoogleMapsEngine;</text:p>
            <text:p text:style-name="P34"/>
            <text:p text:style-name="P34">procedure ShowColor(const Color: GoogleMapsEngine.TColor);</text:p>
            <text:p text:style-name="P34">begin</text:p>
            <text:p text:style-name="P34"><text:s text:c="2"/>// Writeln(ColorToString(Color));</text:p>
            <text:p text:style-name="P34">end;</text:p>
            <text:p text:style-name="P34"/>
            <text:p text:style-name="P34">end.</text:p>
            <text:p text:style-name="P34">----</text:p>
            <text:p text:style-name="P34"/>
          </table:table-cell>
          <table:table-cell table:style-name="Таблица1.B2" office:value-type="string">
            <text:p text:style-name="P2">[source,pascal]</text:p>
            <text:p text:style-name="P2">----</text:p>
            <text:p text:style-name="P2">{$mode objfpc}{$H+}{$J-}</text:p>
            <text:p text:style-name="P2">unit UnitUsingColors;</text:p>
            <text:p text:style-name="P2"><text:soft-page-break/></text:p>
            <text:p text:style-name="P2">// INCORRECT example.</text:p>
            <text:p text:style-name="P2">// This is what the compiler "sees" when trying to compile previous example</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34">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34"/>
          </table:table-cell>
          <table:table-cell table:style-name="Таблица1.B2" office:value-type="string">
            <text:p text:style-name="P2">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
          </table:table-cell>
        </table:table-row>
        <table:table-row>
          <table:table-cell table:style-name="Таблица1.A2" office:value-type="string">
            <text:p text:style-name="P34">[source,pascal]</text:p>
            <text:p text:style-name="P34">----</text:p>
            <text:p text:style-name="P34">{$mode objfpc}{$H+}{$J-}</text:p>
            <text:p text:style-name="P34">unit UnitUsingColors;</text:p>
            <text:p text:style-name="P34"/>
            <text:p text:style-name="P34">interface</text:p>
            <text:p text:style-name="P34"/>
            <text:p text:style-name="P34">uses Graphics;</text:p>
            <text:p text:style-name="P34"/>
            <text:p text:style-name="P34">procedure ShowColor(const Color: TColor);</text:p>
            <text:p text:style-name="P34"/>
            <text:p text:style-name="P34">implementation</text:p>
            <text:p text:style-name="P34"/>
            <text:p text:style-name="P34">uses GoogleMapsEngine;</text:p>
            <text:p text:style-name="P34"/>
            <text:p text:style-name="P34">procedure ShowColor(const Color: Graphics.TColor);</text:p>
            <text:p text:style-name="P34">begin</text:p>
            <text:p text:style-name="P34"><text:s text:c="2"/>// Writeln(ColorToString(Color));</text:p>
            <text:p text:style-name="P34">end;</text:p>
            <text:p text:style-name="P34"/>
            <text:p text:style-name="P34">end.</text:p>
            <text:p text:style-name="P34">----</text:p>
            <text:p text:style-name="P34"/>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34">### Exposing one unit identifiers from <text:soft-page-break/>another</text:p>
            <text:p text:style-name="P34"/>
          </table:table-cell>
          <table:table-cell table:style-name="Таблица1.B2" office:value-type="string">
            <text:p text:style-name="P2">### Exposing one unit identifiers from <text:soft-page-break/>another</text:p>
            <text:p text:style-name="P2"/>
          </table:table-cell>
        </table:table-row>
        <table:table-row>
          <table:table-cell table:style-name="Таблица1.A2" office:value-type="string">
            <text:p text:style-name="P34">Sometimes you want to take an identifier from one unit, and _expose_ it in a new unit. The end result should be that using the new unit will make the identifier available in the namespace.</text:p>
            <text:p text:style-name="P34"/>
          </table:table-cell>
          <table:table-cell table:style-name="Таблица1.B2" office:value-type="string">
            <text:p text:style-name="P2">Sometimes you want to take an identifier from one unit, and _expose_ it in a new unit. The end result should be that using the new unit will make the identifier available in the namespace.</text:p>
            <text:p text:style-name="P2"/>
          </table:table-cell>
        </table:table-row>
        <table:table-row>
          <table:table-cell table:style-name="Таблица1.A2" office:value-type="string">
            <text:p text:style-name="P34">Sometimes this is necessary to preserve backward compatibility with previous unit versions. Sometimes it's nice to "hide" an internal unit this way.</text:p>
            <text:p text:style-name="P34"/>
          </table:table-cell>
          <table:table-cell table:style-name="Таблица1.B2" office:value-type="string">
            <text:p text:style-name="P2">Sometimes this is necessary to preserve backward compatibility with previous unit versions. Sometimes it's nice to "hide" an internal unit this way.</text:p>
            <text:p text:style-name="P2"/>
          </table:table-cell>
        </table:table-row>
        <table:table-row>
          <table:table-cell table:style-name="Таблица1.A2" office:value-type="string">
            <text:p text:style-name="P34">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34">[source,pascal]</text:p>
            <text:p text:style-name="P34">----</text:p>
            <text:p text:style-name="P34">{$mode objfpc}{$H+}{$J-}</text:p>
            <text:p text:style-name="P34">unit MyUnit;</text:p>
            <text:p text:style-name="P34"/>
            <text:p text:style-name="P34">interface</text:p>
            <text:p text:style-name="P34"/>
            <text:p text:style-name="P34">uses Graphics;</text:p>
            <text:p text:style-name="P34"/>
            <text:p text:style-name="P34">type</text:p>
            <text:p text:style-name="P34"><text:s text:c="2"/>{ Expose TColor from Graphics unit as TMyColor. }</text:p>
            <text:p text:style-name="P34"><text:s text:c="2"/>TMyColor = TColor;</text:p>
            <text:p text:style-name="P34"/>
            <text:p text:style-name="P34"><text:s text:c="2"/>{ Alternatively, expose it under the same name.</text:p>
            <text:p text:style-name="P34"><text:s text:c="4"/>Qualify with unit name in this case, otherwise</text:p>
            <text:p text:style-name="P34"><text:s text:c="4"/>we would refer to ourselves with "TColor = TColor" definition. }</text:p>
            <text:p text:style-name="P34"><text:s text:c="2"/>TColor = Graphics.TColor;</text:p>
            <text:p text:style-name="P34"/>
            <text:p text:style-name="P34">const</text:p>
            <text:p text:style-name="P34"><text:s text:c="2"/>{ This works with constants too. }</text:p>
            <text:p text:style-name="P34"><text:s text:c="2"/>clYellow = Graphics.clYellow;</text:p>
            <text:p text:style-name="P34"><text:s text:c="2"/>clBlue = Graphics.clBlue;</text:p>
            <text:p text:style-name="P34"/>
            <text:p text:style-name="P34">implementation</text:p>
            <text:p text:style-name="P34"/>
            <text:p text:style-name="P34">end.</text:p>
            <text:p text:style-name="P34">----</text:p>
            <text:p text:style-name="P34"/>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34">Note that this trick cannot be done as easily with global procedures, functions and variables. With procedures and functions, you could expose a constant pointer to a procedure in another unit (see &lt;&lt;Callbacks&gt;&gt;), but that looks quite dirty.</text:p>
            <text:p text:style-name="P34"/>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lt;&lt;Callbacks&gt;&gt;), but that looks quite dirty.</text:p>
            <text:p text:style-name="P2"/>
          </table:table-cell>
        </table:table-row>
        <table:table-row>
          <table:table-cell table:style-name="Таблица1.A2" office:value-type="string">
            <text:p text:style-name="P34">The usual solution is then to create a trivial "wrapper" functions that underneath simply call the functions <text:soft-page-break/>from the internal unit, passing the parameters and return values around.</text:p>
            <text:p text:style-name="P34"/>
          </table:table-cell>
          <table:table-cell table:style-name="Таблица1.B2" office:value-type="string">
            <text:p text:style-name="P2">The usual solution is then to create a trivial "wrapper" functions that underneath simply call the functions <text:soft-page-break/>from the internal unit, passing the parameters and return values around.</text:p>
            <text:p text:style-name="P2"/>
          </table:table-cell>
        </table:table-row>
        <table:table-row>
          <table:table-cell table:style-name="Таблица1.A2" office:value-type="string">
            <text:p text:style-name="P34">To make this work with global variables, one can use global (unit-level) properties, see &lt;&lt;Properties&gt;&gt;.</text:p>
            <text:p text:style-name="P34"/>
          </table:table-cell>
          <table:table-cell table:style-name="Таблица1.B2" office:value-type="string">
            <text:p text:style-name="P2">To make this work with global variables, one can use global (unit-level) properties, see &lt;&lt;Properties&gt;&gt;.</text:p>
            <text:p text:style-name="P2"/>
          </table:table-cell>
        </table:table-row>
        <table:table-row>
          <table:table-cell table:style-name="Таблица1.A2" office:value-type="string">
            <text:p text:style-name="P34">## Classes</text:p>
            <text:p text:style-name="P34"/>
          </table:table-cell>
          <table:table-cell table:style-name="Таблица1.B2" office:value-type="string">
            <text:p text:style-name="P2">## Classes</text:p>
            <text:p text:style-name="P2"/>
          </table:table-cell>
        </table:table-row>
        <table:table-row>
          <table:table-cell table:style-name="Таблица1.A2" office:value-type="string">
            <text:p text:style-name="P34">### Basics</text:p>
            <text:p text:style-name="P34"/>
          </table:table-cell>
          <table:table-cell table:style-name="Таблица1.B2" office:value-type="string">
            <text:p text:style-name="P2">### Basics</text:p>
            <text:p text:style-name="P2"/>
          </table:table-cell>
        </table:table-row>
        <table:table-row>
          <table:table-cell table:style-name="Таблица1.A2" office:value-type="string">
            <text:p text:style-name="P34">We have classes. At the basic level, a class is just a container for</text:p>
            <text:p text:style-name="P34"/>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35">* _fields_ (which is fancy name for _"a variable inside a class"_),</text:p>
            <text:p text:style-name="P35">* _methods_ (which is fancy name for _"a procedure or function inside a class"_),</text:p>
            <text:p text:style-name="P35">* and _properties_ (which is a fancy syntax for something that looks like a field, but is in fact a pair of methods to _get_ and _set_ something; more in &lt;&lt;Properties&gt;&gt;).</text:p>
            <text:p text:style-name="P35">* Actually, you can put &lt;&lt;More stuff inside classes and nested classes&gt;&gt;, more about this in later section.</text:p>
            <text:p text:style-name="P35"/>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35">[source,pascal]</text:p>
            <text:p text:style-name="P35">----</text:p>
            <text:p text:style-name="P35">type</text:p>
            <text:p text:style-name="P35"><text:s text:c="2"/>TMyClass = class</text:p>
            <text:p text:style-name="P35"><text:s text:c="4"/>MyInt: Integer;</text:p>
            <text:p text:style-name="P35"><text:s text:c="4"/>procedure MyMethod;</text:p>
            <text:p text:style-name="P35"><text:s text:c="2"/>end;</text:p>
            <text:p text:style-name="P35"/>
            <text:p text:style-name="P35">procedure TMyClass.MyMethod;</text:p>
            <text:p text:style-name="P35">begin</text:p>
            <text:p text:style-name="P35"><text:s text:c="2"/>Writeln(MyInt + 10);</text:p>
            <text:p text:style-name="P35">end;</text:p>
            <text:p text:style-name="P35">----</text:p>
            <text:p text:style-name="P35"/>
          </table:table-cell>
          <table:table-cell table:style-name="Таблица1.B2" office:value-type="string">
            <text:p text:style-name="P3">[source,pascal]</text:p>
            <text:p text:style-name="P3">----</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35">### Inheritance, is, as</text:p>
            <text:p text:style-name="P35"/>
          </table:table-cell>
          <table:table-cell table:style-name="Таблица1.B2" office:value-type="string">
            <text:p text:style-name="P3">### Inheritance, is, as</text:p>
            <text:p text:style-name="P3"/>
          </table:table-cell>
        </table:table-row>
        <table:table-row>
          <table:table-cell table:style-name="Таблица1.A2" office:value-type="string">
            <text:p text:style-name="P35">We have inheritance and virtual methods.</text:p>
            <text:p text:style-name="P35"/>
          </table:table-cell>
          <table:table-cell table:style-name="Таблица1.B2" office:value-type="string">
            <text:p text:style-name="P3">We have inheritance and virtual methods.</text:p>
            <text:p text:style-name="P3"/>
          </table:table-cell>
        </table:table-row>
        <table:table-row>
          <table:table-cell table:style-name="Таблица1.A2" office:value-type="string">
            <text:p text:style-name="P35">[source,pascal]</text:p>
            <text:p text:style-name="P35">----</text:p>
            <text:p text:style-name="P35">include::code-samples/inheritance.lpr[]</text:p>
            <text:p text:style-name="P35">----</text:p>
            <text:p text:style-name="P35"/>
          </table:table-cell>
          <table:table-cell table:style-name="Таблица1.B2" office:value-type="string">
            <text:p text:style-name="P44">[source,pascal]</text:p>
            <text:p text:style-name="P44">----</text:p>
            <text:p text:style-name="P44">include::code-samples/inheritance.lpr[]</text:p>
            <text:p text:style-name="P44">----</text:p>
            <text:p text:style-name="P3"/>
          </table:table-cell>
        </table:table-row>
        <table:table-row>
          <table:table-cell table:style-name="Таблица1.A2" office:value-type="string">
            <text:p text:style-name="P35">By default methods are not virtual, declare them with `virtual` to make them. Overrides must be marked with `override`, otherwise you will get a warning. To hide a method without overriding (usually you don't want to <text:soft-page-break/>do this, unless you now what you're doing) use `reintroduce`.</text:p>
            <text:p text:style-name="P35"/>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text:soft-page-break/>do this, unless you now what you're doing) use `reintroduce`.</text:p>
            <text:p text:style-name="P3"/>
          </table:table-cell>
        </table:table-row>
        <table:table-row>
          <table:table-cell table:style-name="Таблица1.A2" office:value-type="string">
            <text:p text:style-name="P35">To test the class of an instance at runtime, use the `is` operator. To typecast the instance to a specific class, use the `as` operator.</text:p>
            <text:p text:style-name="P35"/>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35">[source,pascal]</text:p>
            <text:p text:style-name="P35">----</text:p>
            <text:p text:style-name="P35">include::code-samples/is_as.lpr[]</text:p>
            <text:p text:style-name="P35">----</text:p>
            <text:p text:style-name="P35"/>
          </table:table-cell>
          <table:table-cell table:style-name="Таблица1.B2" office:value-type="string">
            <text:p text:style-name="P44">[source,pascal]</text:p>
            <text:p text:style-name="P44">----</text:p>
            <text:p text:style-name="P44">include::code-samples/is_as.lpr[]</text:p>
            <text:p text:style-name="P44">----</text:p>
            <text:p text:style-name="P44"/>
          </table:table-cell>
        </table:table-row>
        <table:table-row>
          <table:table-cell table:style-name="Таблица1.A2" office:value-type="string">
            <text:p text:style-name="P35">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5"/>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35">[source,pascal]</text:p>
            <text:p text:style-name="P35">----</text:p>
            <text:p text:style-name="P35">if A is TMyClass then</text:p>
            <text:p text:style-name="P35"><text:s text:c="2"/>(A as TMyClass).CallSomeMethodOfMyClass;</text:p>
            <text:p text:style-name="P35">// below is marginally faster</text:p>
            <text:p text:style-name="P35">if A is TMyClass then</text:p>
            <text:p text:style-name="P35"><text:s text:c="2"/>TMyClass(A).CallSomeMethodOfMyClass;</text:p>
            <text:p text:style-name="P35">----</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35">### Properties</text:p>
            <text:p text:style-name="P35"/>
          </table:table-cell>
          <table:table-cell table:style-name="Таблица1.B2" office:value-type="string">
            <text:p text:style-name="P3">### Properties</text:p>
            <text:p text:style-name="P3"/>
          </table:table-cell>
        </table:table-row>
        <table:table-row>
          <table:table-cell table:style-name="Таблица1.A2" office:value-type="string">
            <text:p text:style-name="P35">Properties are a very nice _"syntax sugar"_ to</text:p>
            <text:p text:style-name="P35"/>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35">1. Make something that looks like a field (can be read and set) but underneath is realized by calling a _getter_ and _setter_ methods. The typical usage is to perform some side-effect (e.g. redraw the screen) each time some value changes.</text:p>
            <text:p text:style-name="P35">2. Make something that looks like a field, but is read-only. In effect, it's like a constant or a parameter-less function.</text:p>
            <text:p text:style-name="P35"/>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35">[source,pascal]</text:p>
            <text:p text:style-name="P35">----</text:p>
            <text:p text:style-name="P35">type</text:p>
            <text:p text:style-name="P35"><text:s text:c="2"/>TWebPage = class</text:p>
            <text:p text:style-name="P35"><text:s text:c="2"/>private</text:p>
            <text:p text:style-name="P35"><text:s text:c="4"/>FURL: string;</text:p>
            <text:p text:style-name="P35"><text:s text:c="4"/>FColor: TColor;</text:p>
            <text:p text:style-name="P35"><text:s text:c="4"/>function SetColor(const Value: <text:soft-page-break/>TColor);</text:p>
            <text:p text:style-name="P35"><text:s text:c="2"/>public</text:p>
            <text:p text:style-name="P35"><text:s text:c="4"/>{ No way to set it directly.</text:p>
            <text:p text:style-name="P35"><text:s text:c="6"/>Call the Load method, like Load('http://www.freepascal.org/'),</text:p>
            <text:p text:style-name="P35"><text:s text:c="6"/>to load a page and set this property. }</text:p>
            <text:p text:style-name="P35"><text:s text:c="4"/>property URL: string read FURL;</text:p>
            <text:p text:style-name="P35"><text:s text:c="4"/>procedure Load(const AnURL: string);</text:p>
            <text:p text:style-name="P35"><text:s text:c="4"/>property Color: TColor read FColor write SetColor;</text:p>
            <text:p text:style-name="P35"><text:s text:c="2"/>end;</text:p>
            <text:p text:style-name="P35"/>
            <text:p text:style-name="P35">procedure TWebPage.Load(const AnURL: string);</text:p>
            <text:p text:style-name="P35">begin</text:p>
            <text:p text:style-name="P35"><text:s text:c="2"/>FURL := AnURL;</text:p>
            <text:p text:style-name="P35"><text:s text:c="2"/>NetworkingComponent.LoadWebPage(AnURL);</text:p>
            <text:p text:style-name="P35">end;</text:p>
            <text:p text:style-name="P35"/>
            <text:p text:style-name="P35">function TWebPage.SetColor(const Value: TColor);</text:p>
            <text:p text:style-name="P35">begin</text:p>
            <text:p text:style-name="P35"><text:s text:c="2"/>if FColor &lt;&gt; Value then</text:p>
            <text:p text:style-name="P35"><text:s text:c="2"/>begin</text:p>
            <text:p text:style-name="P35"><text:s text:c="4"/>FColor := Value;</text:p>
            <text:p text:style-name="P35"><text:s text:c="4"/>// for example, cause some update each time value changes</text:p>
            <text:p text:style-name="P35"><text:s text:c="4"/>Repaint;</text:p>
            <text:p text:style-name="P35"><text:s text:c="4"/>// as another example, make sure that some underlying instance,</text:p>
            <text:p text:style-name="P35"><text:s text:c="4"/>// like a "RenderingComponent" (whatever that is),</text:p>
            <text:p text:style-name="P35"><text:s text:c="4"/>// has a synchronized value of Color.</text:p>
            <text:p text:style-name="P35"><text:s text:c="4"/>RenderingComponent.Color := Value;</text:p>
            <text:p text:style-name="P35"><text:s text:c="2"/>end;</text:p>
            <text:p text:style-name="P35">end;</text:p>
            <text:p text:style-name="P35">----</text:p>
            <text:p text:style-name="P35"/>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ext:soft-page-break/>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27">// { compare with the old value, to shield from making</text:p>
            <text:p text:style-name="P27">// <text:s text:c="2"/>useless assignments to RenderingComponent.Color.</text:p>
            <text:p text:style-name="P27">// <text:s text:c="2"/>This is a common approach to guarantee that setting WebPage.Color</text:p>
            <text:p text:style-name="P27">// <text:s text:c="2"/>many times to the same value will be fast,</text:p>
            <text:p text:style-name="P27">// <text:s text:c="2"/>even if setting RenderingComponent.Color many times to the same value</text:p>
            <text:p text:style-name="P27">// <text:s text:c="2"/>would be slow. }</text:p>
            <text:p text:style-name="P27"/>
          </table:table-cell>
          <table:table-cell table:style-name="Таблица1.B2" office:value-type="string">
            <text:p text:style-name="P25">// { compare with the old value, to shield from making</text:p>
            <text:p text:style-name="P25">// <text:s text:c="2"/>useless assignments to RenderingComponent.Color.</text:p>
            <text:p text:style-name="P25">// <text:s text:c="2"/>This is a common approach to guarantee that setting WebPage.Color</text:p>
            <text:p text:style-name="P25">// <text:s text:c="2"/>many times to the same value will be fast,</text:p>
            <text:p text:style-name="P25">// <text:s text:c="2"/>even if setting RenderingComponent.Color many times to the same value</text:p>
            <text:p text:style-name="P25">// <text:s text:c="2"/>would be slow. }</text:p>
            <text:p text:style-name="P25"/>
          </table:table-cell>
        </table:table-row>
        <table:table-row>
          <table:table-cell table:style-name="Таблица1.A2" office:value-type="string">
            <text:p text:style-name="P35">Note that instead of specifying a method, you can also specify a field (typically a private field) to directly get or set. In the example above, the `Color` property uses a _setter_ method `SetColor`. But for getting the value, the `Color` property refers directly to <text:soft-page-break/>the private field `FColor`. Directly referring to a field is faster than implementing trivial getter or setter methods (faster for you, and faster at execution).</text:p>
            <text:p text:style-name="P35"/>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ext:soft-page-break/>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35">When declaring a property you specify:</text:p>
            <text:p text:style-name="P35"/>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35">. Whether it can be read, and how (by directly reading a field, or by using a "getter" method).</text:p>
            <text:p text:style-name="P35">. And, in a similar manner, <text:s/>whether it can be set, and how (by directly writing to a designated field, or by calling a "setter" method).</text:p>
            <text:p text:style-name="P35"/>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35">The compiler checks that the types and parameters of indicated fields and methods match with the property type. For example, to read an `Integer` property you have to either provide an `Integer` field, or a parameter-less method that returns an `Integer`.</text:p>
            <text:p text:style-name="P35"/>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35">Technically, for the compiler, the "getter" and "setter" methods are just normal methods and they can do absolutely anything (including side-effects or randomization). But it's a good convention to design properties to behave more-or-less like fields:</text:p>
            <text:p text:style-name="P35"/>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27">// There are some good conventions to follow when creating properties. These are only conventions, the compiler doesn't prevent you from making something weird using properties -- f. But the good</text:p>
            <text:p text:style-name="P27">// They should be somewhat predictable, like fields:</text:p>
            <text:p text:style-name="P27"/>
          </table:table-cell>
          <table:table-cell table:style-name="Таблица1.B2" office:value-type="string">
            <text:p text:style-name="P25">// There are some good conventions to follow when creating properties. These are only conventions, the compiler doesn't prevent you from making something weird using properties -- f. But the good</text:p>
            <text:p text:style-name="P25">// They should be somewhat predictable, like fields:</text:p>
            <text:p text:style-name="P25"/>
          </table:table-cell>
        </table:table-row>
        <table:table-row>
          <table:table-cell table:style-name="Таблица1.A2" office:value-type="string">
            <text:p text:style-name="P35">*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5">+</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35">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5"/>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ext:soft-page-break/>
        <table:table-row>
          <table:table-cell table:style-name="Таблица1.A2" office:value-type="string">
            <text:p text:style-name="P35">*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5"/>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35">*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5"/>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35">* The _"backing" field of a property is almost always private_, since the idea of a property is to encapsulate all outside access to it.</text:p>
            <text:p text:style-name="P35"/>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35">* It's technically possible to make _set-only properties_, but I have not yet seen a good example of such thing:)</text:p>
            <text:p text:style-name="P35"/>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35">NOTE: Properties can also be defined outside of class, at a unit level. They serve an analogous purpose then: look like a global variable, but are backed by a _getter_ and _setter_ routines.</text:p>
            <text:p text:style-name="P35"/>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35">### Exceptions</text:p>
            <text:p text:style-name="P35"/>
          </table:table-cell>
          <table:table-cell table:style-name="Таблица1.B2" office:value-type="string">
            <text:p text:style-name="P3">### Exceptions</text:p>
            <text:p text:style-name="P3"/>
          </table:table-cell>
        </table:table-row>
        <table:table-row>
          <table:table-cell table:style-name="Таблица1.A2" office:value-type="string">
            <text:p text:style-name="P35">We have exceptions. They can be caught with `try ... except ... end` clauses, and we have finally sections like `try ... finally ... end`.</text:p>
            <text:p text:style-name="P35"/>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35">[source,pascal]</text:p>
            <text:p text:style-name="P35">----</text:p>
            <text:p text:style-name="P35">include::code-samples/exception_finally.lpr[]</text:p>
            <text:p text:style-name="P35">----</text:p>
            <text:p text:style-name="P35"/>
          </table:table-cell>
          <table:table-cell table:style-name="Таблица1.B2" office:value-type="string">
            <text:p text:style-name="P44">[source,pascal]</text:p>
            <text:p text:style-name="P44">----</text:p>
            <text:p text:style-name="P44">include::code-samples/exception_finally.lpr[]</text:p>
            <text:p text:style-name="P44">----</text:p>
            <text:p text:style-name="P44"/>
          </table:table-cell>
        </table:table-row>
        <table:table-row>
          <table:table-cell table:style-name="Таблица1.A2" office:value-type="string">
            <text:p text:style-name="P35">Note that the `finally` clause is executed even if you exit the block using the `Exit` (from function / procedure / method) or `Break` or `Continue` (from loop body).</text:p>
            <text:p text:style-name="P35"/>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35">### Visibility specifiers</text:p>
            <text:p text:style-name="P35"/>
          </table:table-cell>
          <table:table-cell table:style-name="Таблица1.B2" office:value-type="string">
            <text:p text:style-name="P3">### Visibility specifiers</text:p>
            <text:p text:style-name="P3"/>
          </table:table-cell>
        </table:table-row>
        <text:soft-page-break/>
        <table:table-row>
          <table:table-cell table:style-name="Таблица1.A2" office:value-type="string">
            <text:p text:style-name="P35">As in most object-oriented languages, we have visibility specifiers to hide fields / methods / properties.</text:p>
            <text:p text:style-name="P35"/>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35">The basic visibility levels are:</text:p>
            <text:p text:style-name="P35"/>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35">`public`:: everyone can access it, including the code in other units.</text:p>
            <text:p text:style-name="P35">`private`:: only accessible in this class.</text:p>
            <text:p text:style-name="P35">`protected`:: only accessible in this class and descendants.</text:p>
            <text:p text:style-name="P35"/>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35">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5"/>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35">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5"/>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35">Not every field and property type is allowed in the `published` section (not every type can be streamed, and only classes can be streamed from simple fields). Just use `public` if you don't care about streaming but want something available to all users.</text:p>
            <text:p text:style-name="P35"/>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35">### Default ancestor</text:p>
            <text:p text:style-name="P35"/>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35">If you don't declare the ancestor type, every `class` inherits from `TObject`.</text:p>
            <text:p text:style-name="P35"/>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35">## Freeing classes</text:p>
            <text:p text:style-name="P35"/>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35">### Remember to free the class instances</text:p>
            <text:p text:style-name="P35"/>
          </table:table-cell>
          <table:table-cell table:style-name="Таблица1.B2" office:value-type="string">
            <text:p text:style-name="P3">### Remember to free the class instances</text:p>
            <text:p text:style-name="P3"/>
          </table:table-cell>
        </table:table-row>
        <text:soft-page-break/>
        <table:table-row>
          <table:table-cell table:style-name="Таблица1.A2" office:value-type="string">
            <text:p text:style-name="P35">The class instances have to be manually freed, otherwise you get memory leaks. I advice using FPC `-gl -gh` options to detect memory leaks (see http://castle-engine.sourceforge.net/tutorial_optimization.php#section_memory ).</text:p>
            <text:p text:style-name="P35"/>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35">Note that this doesn't concern raised exceptions. Although you do create a class when raising an exception (and it's a perfectly normal class, and you can create your own classes for this purpose too). But this class instance is freed automatically.</text:p>
            <text:p text:style-name="P35"/>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35">### How to free</text:p>
            <text:p text:style-name="P35"/>
          </table:table-cell>
          <table:table-cell table:style-name="Таблица1.B2" office:value-type="string">
            <text:p text:style-name="P3">### How to free</text:p>
            <text:p text:style-name="P3"/>
          </table:table-cell>
        </table:table-row>
        <table:table-row>
          <table:table-cell table:style-name="Таблица1.A2" office:value-type="string">
            <text:p text:style-name="P35">To free the class instance, it's best to call `FreeAndNil(A)` on your class instance. It checks whether `A` is `nil`, if not -- calls it's destructor, and sets `A` to `nil`. So calling it many times in a row is not an error.</text:p>
            <text:p text:style-name="P35"/>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35">It is more-or-less a shortcut for</text:p>
            <text:p text:style-name="P35"/>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35">[source,pascal]</text:p>
            <text:p text:style-name="P35">----</text:p>
            <text:p text:style-name="P35">if A &lt;&gt; nil then</text:p>
            <text:p text:style-name="P35">begin</text:p>
            <text:p text:style-name="P35"><text:s text:c="2"/>A.Destroy;</text:p>
            <text:p text:style-name="P35"><text:s text:c="2"/>A := nil;</text:p>
            <text:p text:style-name="P35">end;</text:p>
            <text:p text:style-name="P35">----</text:p>
            <text:p text:style-name="P35"/>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35">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5"/>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35">Often you will also see people using the `A.Free` method, which is like doing</text:p>
            <text:p text:style-name="P35"/>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35">[source,pascal]</text:p>
            <text:p text:style-name="P35">----</text:p>
            <text:p text:style-name="P35">if A &lt;&gt; nil then</text:p>
            <text:p text:style-name="P35"><text:s text:c="2"/>A.Destroy;</text:p>
            <text:p text:style-name="P35">----</text:p>
            <text:p text:style-name="P35"/>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35">This frees the `A`, unless it's `nil`.</text:p>
            <text:p text:style-name="P35"/>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35">Note that in normal circumstances, you <text:soft-page-break/>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5"/>
          </table:table-cell>
          <table:table-cell table:style-name="Таблица1.B2" office:value-type="string">
            <text:p text:style-name="P3">Note that in normal circumstances, you <text:soft-page-break/>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35">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5"/>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35">### Manual and automatic freeing</text:p>
            <text:p text:style-name="P35"/>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35">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5"/>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35">So, like this:</text:p>
            <text:p text:style-name="P35"/>
          </table:table-cell>
          <table:table-cell table:style-name="Таблица1.B2" office:value-type="string">
            <text:p text:style-name="P3">So, like this:</text:p>
            <text:p text:style-name="P3"/>
          </table:table-cell>
        </table:table-row>
        <table:table-row>
          <table:table-cell table:style-name="Таблица1.A2" office:value-type="string">
            <text:p text:style-name="P35">[source,pascal]</text:p>
            <text:p text:style-name="P35">----</text:p>
            <text:p text:style-name="P35">uses SysUtils;</text:p>
            <text:p text:style-name="P35"/>
            <text:p text:style-name="P35">type</text:p>
            <text:p text:style-name="P35"><text:s text:c="2"/>TGun = class</text:p>
            <text:p text:style-name="P35"><text:s text:c="2"/>end;</text:p>
            <text:p text:style-name="P35"/>
            <text:p text:style-name="P35"><text:s text:c="2"/>TPlayer = class</text:p>
            <text:p text:style-name="P35"><text:s text:c="4"/>Gun1, Gun2: TGun;</text:p>
            <text:p text:style-name="P35"><text:s text:c="4"/>constructor Create;</text:p>
            <text:p text:style-name="P35"><text:s text:c="4"/>destructor Destroy; override;</text:p>
            <text:p text:style-name="P35"><text:s text:c="2"/>end;</text:p>
            <text:p text:style-name="P35"/>
            <text:p text:style-name="P35">constructor TPlayer.Create;</text:p>
            <text:p text:style-name="P35">begin</text:p>
            <text:p text:style-name="P35"><text:s text:c="2"/>inherited;</text:p>
            <text:p text:style-name="P35"><text:s text:c="2"/>Gun1 := TGun.Create;</text:p>
            <text:p text:style-name="P35"><text:s text:c="2"/>Gun2 := TGun.Create;</text:p>
            <text:p text:style-name="P35">end;</text:p>
            <text:p text:style-name="P35"/>
            <text:p text:style-name="P35">destructor TPlayer.Destroy;</text:p>
            <text:p text:style-name="P35"><text:soft-page-break/>begin</text:p>
            <text:p text:style-name="P35"><text:s text:c="2"/>FreeAndNil(Gun1);</text:p>
            <text:p text:style-name="P35"><text:s text:c="2"/>FreeAndNil(Gun2);</text:p>
            <text:p text:style-name="P35"><text:s text:c="2"/>inherited;</text:p>
            <text:p text:style-name="P35">end;</text:p>
            <text:p text:style-name="P35">----</text:p>
            <text:p text:style-name="P35"/>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text:soft-page-break/>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35">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5"/>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35">[source,pascal]</text:p>
            <text:p text:style-name="P35">----</text:p>
            <text:p text:style-name="P35">uses SysUtils, Classes;</text:p>
            <text:p text:style-name="P35"/>
            <text:p text:style-name="P35">type</text:p>
            <text:p text:style-name="P35"><text:s text:c="2"/>TGun = class(TComponent)</text:p>
            <text:p text:style-name="P35"><text:s text:c="2"/>end;</text:p>
            <text:p text:style-name="P35"/>
            <text:p text:style-name="P35"><text:s text:c="2"/>TPlayer = class(TComponent)</text:p>
            <text:p text:style-name="P35"><text:s text:c="4"/>Gun1, Gun2: TGun;</text:p>
            <text:p text:style-name="P35"><text:s text:c="4"/>constructor Create(AOwner: TComponent); override;</text:p>
            <text:p text:style-name="P35"><text:s text:c="2"/>end;</text:p>
            <text:p text:style-name="P35"/>
            <text:p text:style-name="P35">constructor TPlayer.Create(AOwner: TComponent);</text:p>
            <text:p text:style-name="P35">begin</text:p>
            <text:p text:style-name="P35"><text:s text:c="2"/>inherited;</text:p>
            <text:p text:style-name="P35"><text:s text:c="2"/>Gun1 := TGun.Create(Self);</text:p>
            <text:p text:style-name="P35"><text:s text:c="2"/>Gun2 := TGun.Create(Self);</text:p>
            <text:p text:style-name="P35">end;</text:p>
            <text:p text:style-name="P35">----</text:p>
            <text:p text:style-name="P35"/>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35">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5"/>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35">Another mechanism for automatic freeing is the `OwnsObjects` functionality (by default already `true`!) of list-classes like `TFPGObjectList` or `TObjectList`. So we can also write:</text:p>
            <text:p text:style-name="P35"/>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35">[source,pascal]</text:p>
            <text:p text:style-name="P35">----</text:p>
            <text:p text:style-name="P35"><text:soft-page-break/>uses SysUtils, Classes, FGL;</text:p>
            <text:p text:style-name="P35"/>
            <text:p text:style-name="P35">type</text:p>
            <text:p text:style-name="P35"><text:s text:c="2"/>TGun = class</text:p>
            <text:p text:style-name="P35"><text:s text:c="2"/>end;</text:p>
            <text:p text:style-name="P35"/>
            <text:p text:style-name="P35"><text:s text:c="2"/>TGunList = specialize TFPGObjectList&lt;TGun&gt;;</text:p>
            <text:p text:style-name="P35"/>
            <text:p text:style-name="P35"><text:s text:c="2"/>TPlayer = class</text:p>
            <text:p text:style-name="P35"><text:s text:c="4"/>Guns: TGunList;</text:p>
            <text:p text:style-name="P35"><text:s text:c="4"/>Gun1, Gun2: TGun;</text:p>
            <text:p text:style-name="P35"><text:s text:c="4"/>constructor Create;</text:p>
            <text:p text:style-name="P35"><text:s text:c="4"/>destructor Destroy; override;</text:p>
            <text:p text:style-name="P35"><text:s text:c="2"/>end;</text:p>
            <text:p text:style-name="P35"/>
            <text:p text:style-name="P35">constructor TPlayer.Create;</text:p>
            <text:p text:style-name="P35">begin</text:p>
            <text:p text:style-name="P35"><text:s text:c="2"/>inherited;</text:p>
            <text:p text:style-name="P35"><text:s text:c="2"/>// Actually, the parameter true (OwnsObjects) is already the default</text:p>
            <text:p text:style-name="P35"><text:s text:c="2"/>Guns := TGunList.Create(true);</text:p>
            <text:p text:style-name="P35"><text:s text:c="2"/>Gun1 := TGun.Create(Self);</text:p>
            <text:p text:style-name="P35"><text:s text:c="2"/>Guns.Add(Gun1);</text:p>
            <text:p text:style-name="P35"><text:s text:c="2"/>Gun2 := TGun.Create(Self);</text:p>
            <text:p text:style-name="P35"><text:s text:c="2"/>Guns.Add(Gun2);</text:p>
            <text:p text:style-name="P35">end;</text:p>
            <text:p text:style-name="P35"/>
            <text:p text:style-name="P35">destructor TPlayer.Destroy;</text:p>
            <text:p text:style-name="P35">begin</text:p>
            <text:p text:style-name="P35"><text:s text:c="2"/>{ We have to take care to free the list.</text:p>
            <text:p text:style-name="P35"><text:s text:c="4"/>It will automatically free it's contents. }</text:p>
            <text:p text:style-name="P35"><text:s text:c="2"/>FreeAndNil(Guns);</text:p>
            <text:p text:style-name="P35"/>
            <text:p text:style-name="P35"><text:s text:c="2"/>{ No need to free the Gun1, Gun2 anymore. It's a nice habit to set to "nil"</text:p>
            <text:p text:style-name="P35"><text:s text:c="4"/>their references now, as we know they are freed. In this simple class,</text:p>
            <text:p text:style-name="P35"><text:s text:c="4"/>with so simple destructor, it's obvious that they cannot be accessed</text:p>
            <text:p text:style-name="P35"><text:s text:c="4"/>anymore -- but doing this pays off in case of larger and more complicated</text:p>
            <text:p text:style-name="P35"><text:s text:c="4"/>destructors.</text:p>
            <text:p text:style-name="P35"/>
            <text:p text:style-name="P35"><text:s text:c="4"/>Alternatively, we could avoid declaring Gun1 and Gun2,</text:p>
            <text:p text:style-name="P35"><text:s text:c="4"/>and instead use Guns[0] and Guns[1] in own code.</text:p>
            <text:p text:style-name="P35"><text:s text:c="4"/>Or create a method like Gun1 that returns Guns[0]. }</text:p>
            <text:p text:style-name="P35"><text:s text:c="2"/>Gun1 := nil;</text:p>
            <text:p text:style-name="P35"><text:s text:c="2"/>Gun2 := nil;</text:p>
            <text:p text:style-name="P35"><text:s text:c="2"/>inherited;</text:p>
            <text:p text:style-name="P35">end;</text:p>
            <text:p text:style-name="P35">----</text:p>
            <text:p text:style-name="P35"/>
          </table:table-cell>
          <table:table-cell table:style-name="Таблица1.B2" office:value-type="string">
            <text:p text:style-name="P3">[source,pascal]</text:p>
            <text:p text:style-name="P3">----</text:p>
            <text:p text:style-name="P3"><text:soft-page-break/>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35">Beware that the list classes "ownership" mechanism is simple, and you will get an error if you free the instance using some other means, while <text:soft-page-break/>it's also contained within a list. Use the `Extract` method to remove something from a list without freeing it, thus taking the responsibility to free it yourself.</text:p>
            <text:p text:style-name="P35"/>
          </table:table-cell>
          <table:table-cell table:style-name="Таблица1.B2" office:value-type="string">
            <text:p text:style-name="P3">Beware that the list classes "ownership" mechanism is simple, and you will get an error if you free the instance using some other means, while <text:soft-page-break/>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35">*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5"/>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35">### Free notification</text:p>
            <text:p text:style-name="P35"/>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35">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5"/>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35">Using the `FreeAndNil` to free the instance doesn't help here. `FreeAndNil` sets to `nil` only the reference it got -- there's no way for it to set all other references. Consider this code:</text:p>
            <text:p text:style-name="P35"/>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35">[source,pascal]</text:p>
            <text:p text:style-name="P35">----</text:p>
            <text:p text:style-name="P35">var</text:p>
            <text:p text:style-name="P35"><text:s text:c="2"/>O1, O2: TObject;</text:p>
            <text:p text:style-name="P35">begin</text:p>
            <text:p text:style-name="P35"><text:s text:c="2"/>O1 := TObject.Create;</text:p>
            <text:p text:style-name="P35"><text:s text:c="2"/>O2 := O1;</text:p>
            <text:p text:style-name="P35"><text:s text:c="2"/>FreeAndNil(O1);</text:p>
            <text:p text:style-name="P35"/>
            <text:p text:style-name="P35"><text:s text:c="2"/>// what happens if we access O1 or O2 here?</text:p>
            <text:p text:style-name="P35">end;</text:p>
            <text:p text:style-name="P35">----</text:p>
            <text:p text:style-name="P35"/>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35">1. At the end of this block, the `O1` is `nil`. If some code has to access it, it can reliably use `if O1 &lt;&gt; nil ...` to avoid calling methods on a freed instance, like</text:p>
            <text:p text:style-name="P35">+</text:p>
            <text:p text:style-name="P35"/>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35">[source,pascal]</text:p>
            <text:p text:style-name="P35"><text:soft-page-break/>----</text:p>
            <text:p text:style-name="P35">if O1 &lt;&gt; nil then</text:p>
            <text:p text:style-name="P35"><text:s text:c="2"/>Writeln(O1.ClassName);</text:p>
            <text:p text:style-name="P35">----</text:p>
            <text:p text:style-name="P35">+</text:p>
          </table:table-cell>
          <table:table-cell table:style-name="Таблица1.B2" office:value-type="string">
            <text:p text:style-name="P3">[source,pascal]</text:p>
            <text:p text:style-name="P3"><text:soft-page-break/>----</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35">Trying to access a field of a `nil` instance results in a predictable exception at runtime. So even if some code will not check `O1 &lt;&gt; nil`, and will blindly access `O1` field, you will get a clear exception at runtime.</text:p>
            <text:p text:style-name="P35">+</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35">Some goes for calling a virtual method, or calling a non-virtual method that accessed a field of a nil instance.</text:p>
            <text:p text:style-name="P35"/>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35">2. With `O2`, things are less predictable. It's not `nil`, but it's invalid. Trying to access a field of a non-nil invalid instance</text:p>
            <text:p text:style-name="P35"/>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27">//(or call a method that accessed a field of such instance)</text:p>
            <text:p text:style-name="P27">results in an unpredictable behavior -- maybe an access violation exception, maybe a garbage data returned.</text:p>
            <text:p text:style-name="P27"/>
          </table:table-cell>
          <table:table-cell table:style-name="Таблица1.B2" office:value-type="string">
            <text:p text:style-name="P25">//(or call a method that accessed a field of such instance)</text:p>
            <text:p text:style-name="P25">results in an unpredictable behavior -- maybe an access violation exception, maybe a garbage data returned.</text:p>
            <text:p text:style-name="P25"/>
          </table:table-cell>
        </table:table-row>
        <table:table-row>
          <table:table-cell table:style-name="Таблица1.A2" office:value-type="string">
            <text:p text:style-name="P35">There are various solutions to it:</text:p>
            <text:p text:style-name="P35"/>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35">*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5"/>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35">* In the above example, right after freeing the `O1` instance, you can simply set the `O2` variable explicitly to `nil`. That's trivial in this simple case.</text:p>
            <text:p text:style-name="P35"/>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35">* The most future-proof solution is to use `TComponent` class "free notification" mechanism. One component can be notified when another component is freed, and thus set it's reference to `nil`.</text:p>
            <text:p text:style-name="P35">+</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35">Thus you get something like a _weak reference_. It can cope with various <text:soft-page-break/>usage scenarios, for example you can let the code from outside of the class to set your reference, and the outside code can also free the instance at anytime.</text:p>
            <text:p text:style-name="P35">+</text:p>
          </table:table-cell>
          <table:table-cell table:style-name="Таблица1.B2" office:value-type="string">
            <text:p text:style-name="P3">Thus you get something like a _weak reference_. It can cope with various <text:soft-page-break/>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35">This requires both classes to descend from `TComponent`. Using it in general boils down to calling `FreeNotification` , `RemoveFreeNotification`, and overriding `Notification`.</text:p>
            <text:p text:style-name="P35">+</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35">Here's a complete example, showing how to use this mechanism, together with constructor / destructor and a setter property. Sometimes it can be done simpler, but this is the full-blown version that is always correct:)</text:p>
            <text:p text:style-name="P35">+</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35">[source,pascal]</text:p>
            <text:p text:style-name="P35">----</text:p>
            <text:p text:style-name="P35">type</text:p>
            <text:p text:style-name="P35"><text:s text:c="2"/>TControl = class(TComponent)</text:p>
            <text:p text:style-name="P35"><text:s text:c="2"/>end;</text:p>
            <text:p text:style-name="P35"/>
            <text:p text:style-name="P35"><text:s text:c="2"/>TContainer = class(TComponent)</text:p>
            <text:p text:style-name="P35"><text:s text:c="2"/>private</text:p>
            <text:p text:style-name="P35"><text:s text:c="4"/>FSomeSpecialControl: TControl;</text:p>
            <text:p text:style-name="P35"><text:s text:c="4"/>procedure SetSomeSpecialControl(const Value: TControl);</text:p>
            <text:p text:style-name="P35"><text:s text:c="2"/>protected</text:p>
            <text:p text:style-name="P35"><text:s text:c="4"/>procedure Notification(AComponent: TComponent; Operation: TOperation); override;</text:p>
            <text:p text:style-name="P35"><text:s text:c="2"/>public</text:p>
            <text:p text:style-name="P35"><text:s text:c="4"/>destructor Destroy; override;</text:p>
            <text:p text:style-name="P35"><text:s text:c="4"/>property SomeSpecialControl: TControl</text:p>
            <text:p text:style-name="P35"><text:s text:c="6"/>read FSomeSpecialControl write SetSomeSpecialControl;</text:p>
            <text:p text:style-name="P35"><text:s text:c="2"/>end;</text:p>
            <text:p text:style-name="P35"/>
            <text:p text:style-name="P35">implementation</text:p>
            <text:p text:style-name="P35"/>
            <text:p text:style-name="P35">procedure TContainer.Notification(AComponent: TComponent; Operation: TOperation);</text:p>
            <text:p text:style-name="P35">begin</text:p>
            <text:p text:style-name="P35"><text:s text:c="2"/>inherited;</text:p>
            <text:p text:style-name="P35"><text:s text:c="2"/>if (Operation = opRemove) and (AComponent = FSomeSpecialControl) then</text:p>
            <text:p text:style-name="P35"><text:s text:c="4"/>{ set to nil by SetSomeSpecialControl to clean nicely }</text:p>
            <text:p text:style-name="P35"><text:s text:c="4"/>SomeSpecialControl := nil;</text:p>
            <text:p text:style-name="P35">end;</text:p>
            <text:p text:style-name="P35"/>
            <text:p text:style-name="P35">procedure TContainer.SetSomeSpecialControl(const Value: TControl);</text:p>
            <text:p text:style-name="P35">begin</text:p>
            <text:p text:style-name="P35"><text:soft-page-break/><text:s text:c="2"/>if FSomeSpecialControl &lt;&gt; Value then</text:p>
            <text:p text:style-name="P35"><text:s text:c="2"/>begin</text:p>
            <text:p text:style-name="P35"><text:s text:c="4"/>if FSomeSpecialControl &lt;&gt; nil then</text:p>
            <text:p text:style-name="P35"><text:s text:c="6"/>FSomeSpecialControl.RemoveFreeNotification(Self);</text:p>
            <text:p text:style-name="P35"><text:s text:c="4"/>FSomeSpecialControl := Value;</text:p>
            <text:p text:style-name="P35"><text:s text:c="4"/>if FSomeSpecialControl &lt;&gt; nil then</text:p>
            <text:p text:style-name="P35"><text:s text:c="6"/>FSomeSpecialControl.FreeNotification(Self);</text:p>
            <text:p text:style-name="P35"><text:s text:c="2"/>end;</text:p>
            <text:p text:style-name="P35">end;</text:p>
            <text:p text:style-name="P35"/>
            <text:p text:style-name="P35">destructor TContainer.Destroy;</text:p>
            <text:p text:style-name="P35">begin</text:p>
            <text:p text:style-name="P35"><text:s text:c="2"/>{ set to nil by SetSomeSpecialControl, to detach free notification }</text:p>
            <text:p text:style-name="P35"><text:s text:c="2"/>SomeSpecialControl := nil;</text:p>
            <text:p text:style-name="P35"><text:s text:c="2"/>inherited;</text:p>
            <text:p text:style-name="P35">end;</text:p>
            <text:p text:style-name="P35">----</text:p>
            <text:p text:style-name="P35"/>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oft-page-break/><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36">## Run-time library</text:p>
            <text:p text:style-name="P36"/>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36">### Input/output using streams</text:p>
            <text:p text:style-name="P36"/>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36">Modern programs should use `TStream` class and it's many descendants to do input / output. It has many useful descendants, like `TFileStream`, `TMemoryStream`, `TStringStream`.</text:p>
            <text:p text:style-name="P36"/>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36">[source,pascal]</text:p>
            <text:p text:style-name="P36">----</text:p>
            <text:p text:style-name="P36">include::code-samples/file_stream.lpr[]</text:p>
            <text:p text:style-name="P36">----</text:p>
            <text:p text:style-name="P36"/>
          </table:table-cell>
          <table:table-cell table:style-name="Таблица1.B2" office:value-type="string">
            <text:p text:style-name="P45">[source,pascal]</text:p>
            <text:p text:style-name="P45">----</text:p>
            <text:p text:style-name="P45">include::code-samples/file_stream.lpr[]</text:p>
            <text:p text:style-name="P45">----</text:p>
            <text:p text:style-name="P4"/>
          </table:table-cell>
        </table:table-row>
        <table:table-row>
          <table:table-cell table:style-name="Таблица1.A2" office:value-type="string">
            <text:p text:style-name="P36">*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36"/>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36">[source,pascal]</text:p>
            <text:p text:style-name="P36">----</text:p>
            <text:p text:style-name="P36">EnableNetwork := true;</text:p>
            <text:p text:style-name="P36">S := Download('http://castle-engine.sourceforge.net');</text:p>
            <text:p text:style-name="P36">----</text:p>
            <text:p text:style-name="P36"/>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36">[source,pascal]</text:p>
            <text:p text:style-name="P36">----</text:p>
            <text:p text:style-name="P36">S := Download('file:///home/michalis/my_bina<text:soft-page-break/>ry_file.data');</text:p>
            <text:p text:style-name="P36">----</text:p>
            <text:p text:style-name="P36"/>
          </table:table-cell>
          <table:table-cell table:style-name="Таблица1.B2" office:value-type="string">
            <text:p text:style-name="P4">[source,pascal]</text:p>
            <text:p text:style-name="P4">----</text:p>
            <text:p text:style-name="P4">S := Download('file:///home/michalis/my_bina<text:soft-page-break/>ry_file.data');</text:p>
            <text:p text:style-name="P4">----</text:p>
            <text:p text:style-name="P4"/>
          </table:table-cell>
        </table:table-row>
        <table:table-row>
          <table:table-cell table:style-name="Таблица1.A2" office:value-type="string">
            <text:p text:style-name="P36">[source,pascal]</text:p>
            <text:p text:style-name="P36">----</text:p>
            <text:p text:style-name="P36">S := Download(ApplicationData('gui/my_image.png'));</text:p>
            <text:p text:style-name="P36">----</text:p>
            <text:p text:style-name="P36"/>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36">To read text files, I advice using `TTextReader` class from `CastleClassUtils`. It provides a line-oriented API, and wraps a `TStream` inside. The `TTextReader` constructor can take a ready URL, or you can pass there your custom `TStream` source.</text:p>
            <text:p text:style-name="P36"/>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36">[source,pascal]</text:p>
            <text:p text:style-name="P36">----</text:p>
            <text:p text:style-name="P36">Text := TTextReader.Create(ApplicationData('my_data.txt'));</text:p>
            <text:p text:style-name="P36">while not Text.Eof do</text:p>
            <text:p text:style-name="P36"><text:s text:c="2"/>WritelnLog('NextLine', Text.ReadLine);</text:p>
            <text:p text:style-name="P36">----</text:p>
            <text:p text:style-name="P36"/>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36">### Lists</text:p>
            <text:p text:style-name="P36"/>
          </table:table-cell>
          <table:table-cell table:style-name="Таблица1.B2" office:value-type="string">
            <text:p text:style-name="P4">### Lists</text:p>
            <text:p text:style-name="P4"/>
          </table:table-cell>
        </table:table-row>
        <table:table-row>
          <table:table-cell table:style-name="Таблица1.A2" office:value-type="string">
            <text:p text:style-name="P36">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36"/>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36">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36"/>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36">### Cloning: TPersistent.Assign</text:p>
            <text:p text:style-name="P36"/>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36">To allow copying a class instance, the <text:soft-page-break/>standard approach is to derive your class from `TPersistent`, and override it's `Assign` method. There is no magic copying here, you need to implement the `Assign` to actually copy the fields you want.</text:p>
            <text:p text:style-name="P36"/>
          </table:table-cell>
          <table:table-cell table:style-name="Таблица1.B2" office:value-type="string">
            <text:p text:style-name="P4">To allow copying a class instance, the <text:soft-page-break/>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36">You should carefully implement the `Assign` method, to copy from a class that may be a descendant of the current class.</text:p>
            <text:p text:style-name="P36"/>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36">[source,pascal]</text:p>
            <text:p text:style-name="P36">----</text:p>
            <text:p text:style-name="P36">include::code-samples/persistent.lpr[]</text:p>
            <text:p text:style-name="P36">----</text:p>
            <text:p text:style-name="P36"/>
          </table:table-cell>
          <table:table-cell table:style-name="Таблица1.B2" office:value-type="string">
            <text:p text:style-name="P45">[source,pascal]</text:p>
            <text:p text:style-name="P45">----</text:p>
            <text:p text:style-name="P45">include::code-samples/persistent.lpr[]</text:p>
            <text:p text:style-name="P45">----</text:p>
            <text:p text:style-name="P4"/>
          </table:table-cell>
        </table:table-row>
        <table:table-row>
          <table:table-cell table:style-name="Таблица1.A2" office:value-type="string">
            <text:p text:style-name="P36">Sometimes it's more comfortable to alternatively override the `AssignTo` method in the source class, instead of overriding the `Assign` method in the target class.</text:p>
            <text:p text:style-name="P36"/>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36">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36"/>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36">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36"/>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36">## Various language features</text:p>
            <text:p text:style-name="P36"/>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36">### Local (nested) routines</text:p>
            <text:p text:style-name="P36"/>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36">Inside a larger _routine_ (function, procedure, method) you can define a helper routine.</text:p>
            <text:p text:style-name="P36"/>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28">//It has all the flexibility of a normal routine, it's just not</text:p>
            <text:p text:style-name="P28"><text:soft-page-break/>//This is quite powerful feature that allows you to _easily_ split a long routine into many smaller ones.</text:p>
            <text:p text:style-name="P28"/>
          </table:table-cell>
          <table:table-cell table:style-name="Таблица1.B2" office:value-type="string">
            <text:p text:style-name="P23">//It has all the flexibility of a normal routine, it's just not</text:p>
            <text:p text:style-name="P23"><text:soft-page-break/>//This is quite powerful feature that allows you to _easily_ split a long routine into many smaller ones.</text:p>
            <text:p text:style-name="P23"/>
          </table:table-cell>
        </table:table-row>
        <table:table-row>
          <table:table-cell table:style-name="Таблица1.A2" office:value-type="string">
            <text:p text:style-name="P36">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36"/>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36">These two examples are equivalent:</text:p>
            <text:p text:style-name="P36"/>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36">[source,pascal]</text:p>
            <text:p text:style-name="P36">----</text:p>
            <text:p text:style-name="P36">procedure SumOfSquares(const N: Integer): Integer;</text:p>
            <text:p text:style-name="P36"/>
            <text:p text:style-name="P36"><text:s text:c="2"/>function Square(const Value: Integer): Integer;</text:p>
            <text:p text:style-name="P36"><text:s text:c="2"/>begin</text:p>
            <text:p text:style-name="P36"><text:s text:c="4"/>Result := Value * Value;</text:p>
            <text:p text:style-name="P36"><text:s text:c="2"/>end;</text:p>
            <text:p text:style-name="P36"/>
            <text:p text:style-name="P36">var</text:p>
            <text:p text:style-name="P36"><text:s text:c="2"/>I: Integer;</text:p>
            <text:p text:style-name="P36">begin</text:p>
            <text:p text:style-name="P36"><text:s text:c="2"/>Result := 0;</text:p>
            <text:p text:style-name="P36"><text:s text:c="2"/>for I := 0 to N do</text:p>
            <text:p text:style-name="P36"><text:s text:c="4"/>Result := Result + Square(I);</text:p>
            <text:p text:style-name="P36">end;</text:p>
            <text:p text:style-name="P36">----</text:p>
            <text:p text:style-name="P36"/>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36">Another version, where we let the local routine `Square` to access `I` directly:</text:p>
            <text:p text:style-name="P36"/>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36">[source,pascal]</text:p>
            <text:p text:style-name="P36">----</text:p>
            <text:p text:style-name="P36">procedure SumOfSquares(const N: Integer): Integer;</text:p>
            <text:p text:style-name="P36">var</text:p>
            <text:p text:style-name="P36"><text:s text:c="2"/>I: Integer;</text:p>
            <text:p text:style-name="P36"/>
            <text:p text:style-name="P36"><text:s text:c="2"/>function Square: Integer;</text:p>
            <text:p text:style-name="P36"><text:s text:c="2"/>begin</text:p>
            <text:p text:style-name="P36"><text:s text:c="4"/>Result := I * I;</text:p>
            <text:p text:style-name="P36"><text:s text:c="2"/>end;</text:p>
            <text:p text:style-name="P36"/>
            <text:p text:style-name="P36">begin</text:p>
            <text:p text:style-name="P36"><text:s text:c="2"/>Result := 0;</text:p>
            <text:p text:style-name="P36"><text:s text:c="2"/>for I := 0 to N do</text:p>
            <text:p text:style-name="P36"><text:s text:c="4"/>Result := Result + Square;</text:p>
            <text:p text:style-name="P36"><text:soft-page-break/>end;</text:p>
            <text:p text:style-name="P36">----</text:p>
            <text:p text:style-name="P36"/>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text:soft-page-break/>end;</text:p>
            <text:p text:style-name="P4">----</text:p>
            <text:p text:style-name="P4"/>
          </table:table-cell>
        </table:table-row>
        <table:table-row>
          <table:table-cell table:style-name="Таблица1.A2" office:value-type="string">
            <text:p text:style-name="P36">Local routines can go to any depth -- which means that you can define a local routine within another local routine. So you can go wild (but please don't go _too wild_, or the code will get unreadable:).</text:p>
            <text:p text:style-name="P36"/>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36">[[Callbacks]]</text:p>
            <text:p text:style-name="P36"/>
          </table:table-cell>
          <table:table-cell table:style-name="Таблица1.B2" office:value-type="string">
            <text:p text:style-name="P4">[[Callbacks]]</text:p>
            <text:p text:style-name="P4"/>
          </table:table-cell>
        </table:table-row>
        <table:table-row>
          <table:table-cell table:style-name="Таблица1.A2" office:value-type="string">
            <text:p text:style-name="P36">### Callbacks (aka events, aka pointers to functions, aka procedural variables)</text:p>
            <text:p text:style-name="P36"/>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36">They allow to call a function indirectly, through to a variable. The variable can be assigned at runtime to point to any function _with matching parameter types and return types_.</text:p>
            <text:p text:style-name="P36"/>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36">The callback can be:</text:p>
            <text:p text:style-name="P36"/>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36">* Normal, which means it can point to any normal routine (not a method, not local).</text:p>
            <text:p text:style-name="P36">+</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36">[source,pascal]</text:p>
            <text:p text:style-name="P36">----</text:p>
            <text:p text:style-name="P36">include::code-samples/callbacks.lpr[]</text:p>
            <text:p text:style-name="P36">----</text:p>
            <text:p text:style-name="P36"/>
          </table:table-cell>
          <table:table-cell table:style-name="Таблица1.B2" office:value-type="string">
            <text:p text:style-name="P45">[source,pascal]</text:p>
            <text:p text:style-name="P45">----</text:p>
            <text:p text:style-name="P45">include::code-samples/callbacks.lpr[]</text:p>
            <text:p text:style-name="P45">----</text:p>
            <text:p text:style-name="P4"/>
          </table:table-cell>
        </table:table-row>
        <table:table-row>
          <table:table-cell table:style-name="Таблица1.A2" office:value-type="string">
            <text:p text:style-name="P36">* A method: declare with `of object` at the end.</text:p>
            <text:p text:style-name="P36">+</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36">[source,pascal]</text:p>
            <text:p text:style-name="P36">----</text:p>
            <text:p text:style-name="P36">include::code-samples/callbacks_of_object.lpr[]</text:p>
            <text:p text:style-name="P36">----</text:p>
            <text:p text:style-name="P36">+</text:p>
          </table:table-cell>
          <table:table-cell table:style-name="Таблица1.B2" office:value-type="string">
            <text:p text:style-name="P45">[source,pascal]</text:p>
            <text:p text:style-name="P45">----</text:p>
            <text:p text:style-name="P45">include::code-samples/callbacks_of_object.lpr[]</text:p>
            <text:p text:style-name="P45">----</text:p>
            <text:p text:style-name="P4">+</text:p>
          </table:table-cell>
        </table:table-row>
        <table:table-row>
          <table:table-cell table:style-name="Таблица1.A2" office:value-type="string">
            <text:p text:style-name="P36">Note that you _cannot_ pass global procedures / functions as methods. They are incompatible. If you have to provide an `of object` callback, but don't want to create a dummy class instance, you can pass &lt;&lt;Class methods&gt;&gt; as methods.</text:p>
            <text:p text:style-name="P36">+</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36">[source,pascal]</text:p>
            <text:p text:style-name="P36">----</text:p>
            <text:p text:style-name="P36">type</text:p>
            <text:p text:style-name="P36"><text:s text:c="2"/>TMyMethod = function (const A, B: Integer): Integer of object;</text:p>
            <text:p text:style-name="P36"/>
            <text:p text:style-name="P36"><text:s text:c="2"/>TMyClass = class</text:p>
            <text:p text:style-name="P36"><text:s text:c="4"/>class function Add(const A, B: Integer): Integer</text:p>
            <text:p text:style-name="P36"><text:soft-page-break/><text:s text:c="4"/>class function Multiply(const A, B: Integer): Integer</text:p>
            <text:p text:style-name="P36"><text:s text:c="2"/>end;</text:p>
            <text:p text:style-name="P36"/>
            <text:p text:style-name="P36">var</text:p>
            <text:p text:style-name="P36"><text:s text:c="2"/>M: TMyMethod;</text:p>
            <text:p text:style-name="P36">begin</text:p>
            <text:p text:style-name="P36"><text:s text:c="2"/>M := @TMyClass(nil).Add;</text:p>
            <text:p text:style-name="P36"><text:s text:c="2"/>M := @TMyClass(nil).Multiply;</text:p>
            <text:p text:style-name="P36">end;</text:p>
            <text:p text:style-name="P36">----</text:p>
            <text:p text:style-name="P36">+</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oft-page-break/><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36">Unfortunately, you need to write ugly `@TMyClass(nil).Add` instead of just `@TMyClass.Add`.</text:p>
            <text:p text:style-name="P36"/>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36">* A (possibly) local routine: declare with `is nested` at the end, and make sure to use `{$modeswitch nestedprocvars}` directive for the code. These go hand-in-hand with &lt;&lt;Local (nested) routines&gt;&gt;.</text:p>
            <text:p text:style-name="P36"/>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36">### Generics</text:p>
            <text:p text:style-name="P36"/>
          </table:table-cell>
          <table:table-cell table:style-name="Таблица1.B2" office:value-type="string">
            <text:p text:style-name="P4">### Generics</text:p>
            <text:p text:style-name="P4"/>
          </table:table-cell>
        </table:table-row>
        <table:table-row>
          <table:table-cell table:style-name="Таблица1.A2" office:value-type="string">
            <text:p text:style-name="P36">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36"/>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36">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8">// Unlike in Java, you are *not* limited to only generics of things that are a reference.</text:p>
            <text:p text:style-name="P36"/>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3">// Unlike in Java, you are *not* limited to only generics of things that are a reference.</text:p>
            <text:p text:style-name="P4"/>
          </table:table-cell>
        </table:table-row>
        <table:table-row>
          <table:table-cell table:style-name="Таблица1.A2" office:value-type="string">
            <text:p text:style-name="P36">[source,pascal]</text:p>
            <text:p text:style-name="P36">----</text:p>
            <text:p text:style-name="P36">include::code-samples/generics.lpr[]</text:p>
            <text:p text:style-name="P36">----</text:p>
            <text:p text:style-name="P36"><text:soft-page-break/></text:p>
          </table:table-cell>
          <table:table-cell table:style-name="Таблица1.B2" office:value-type="string">
            <text:p text:style-name="P45">[source,pascal]</text:p>
            <text:p text:style-name="P45">----</text:p>
            <text:p text:style-name="P45">include::code-samples/generics.lpr[]</text:p>
            <text:p text:style-name="P45">----</text:p>
            <text:p text:style-name="P4"><text:soft-page-break/></text:p>
          </table:table-cell>
        </table:table-row>
        <table:table-row>
          <table:table-cell table:style-name="Таблица1.A2" office:value-type="string">
            <text:p text:style-name="P36">Generics are not limited to classes, you can have generic functions and procedures as well:</text:p>
            <text:p text:style-name="P36"/>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36">[source,pascal]</text:p>
            <text:p text:style-name="P36">----</text:p>
            <text:p text:style-name="P36">include::code-samples/generic_functions.lpr[]</text:p>
            <text:p text:style-name="P36">----</text:p>
            <text:p text:style-name="P36"/>
          </table:table-cell>
          <table:table-cell table:style-name="Таблица1.B2" office:value-type="string">
            <text:p text:style-name="P45">[source,pascal]</text:p>
            <text:p text:style-name="P45">----</text:p>
            <text:p text:style-name="P45">include::code-samples/generic_functions.lpr[]</text:p>
            <text:p text:style-name="P45">----</text:p>
            <text:p text:style-name="P4"/>
          </table:table-cell>
        </table:table-row>
        <table:table-row>
          <table:table-cell table:style-name="Таблица1.A2" office:value-type="string">
            <text:p text:style-name="P36">### Overloading</text:p>
            <text:p text:style-name="P36"/>
          </table:table-cell>
          <table:table-cell table:style-name="Таблица1.B2" office:value-type="string">
            <text:p text:style-name="P4">### Overloading</text:p>
            <text:p text:style-name="P4"/>
          </table:table-cell>
        </table:table-row>
        <table:table-row>
          <table:table-cell table:style-name="Таблица1.A2" office:value-type="string">
            <text:p text:style-name="P36">Methods (and global functions and procedures) with the same name are allowed, as long as they have different parameters. At compile time, the compiler detects which one you want to use, knowing the parameters you pass.</text:p>
            <text:p text:style-name="P36"/>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36">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36"/>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36">### Preprocessor</text:p>
            <text:p text:style-name="P36"/>
          </table:table-cell>
          <table:table-cell table:style-name="Таблица1.B2" office:value-type="string">
            <text:p text:style-name="P4">### Preprocessor</text:p>
            <text:p text:style-name="P4"/>
          </table:table-cell>
        </table:table-row>
        <table:table-row>
          <table:table-cell table:style-name="Таблица1.A2" office:value-type="string">
            <text:p text:style-name="P36">You can use simple preprocessor directives for</text:p>
            <text:p text:style-name="P36"/>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36">* conditional compilation (code depending on platform, or some custom switches),</text:p>
            <text:p text:style-name="P36">* to include one file in another,</text:p>
            <text:p text:style-name="P36">* you can also use parameter-less macros.</text:p>
            <text:p text:style-name="P36"/>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36">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36"/>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36">[source,pascal]</text:p>
            <text:p text:style-name="P36">----</text:p>
            <text:p text:style-name="P36">{$mode objfpc}{$H+}{$J-}</text:p>
            <text:p text:style-name="P36">unit PreprocessorStuff;</text:p>
            <text:p text:style-name="P36">interface</text:p>
            <text:p text:style-name="P36"/>
            <text:p text:style-name="P36">{$ifdef FPC}</text:p>
            <text:p text:style-name="P36">{ This is only defined when compiled by FPC, not other compilers (like Delphi). }</text:p>
            <text:p text:style-name="P36">procedure Foo;</text:p>
            <text:p text:style-name="P36">{$endif}</text:p>
            <text:p text:style-name="P36"/>
            <text:p text:style-name="P36">{ Define a NewLine constant. Here you can see how the normal syntax of Pascal</text:p>
            <text:p text:style-name="P36"><text:s text:c="2"/>is "broken" by preprocessor directives. When you compile on Unix</text:p>
            <text:p text:style-name="P36"><text:s text:c="2"/>(includes Linux, Android, Mac OS X), the compiler sees this:</text:p>
            <text:p text:style-name="P36"/>
            <text:p text:style-name="P36"><text:s text:c="4"/>const NewLine = #10;</text:p>
            <text:p text:style-name="P36"/>
            <text:p text:style-name="P36"><text:s text:c="2"/>When you compile on Windows, the compiler sees this:</text:p>
            <text:p text:style-name="P36"/>
            <text:p text:style-name="P36"><text:s text:c="4"/>const NewLine = #13#10;</text:p>
            <text:p text:style-name="P36"/>
            <text:p text:style-name="P36"><text:s text:c="2"/>On other operating systems, the code will fail to compile,</text:p>
            <text:p text:style-name="P36"><text:s text:c="2"/>because a compiler sees this:</text:p>
            <text:p text:style-name="P36"/>
            <text:p text:style-name="P36"><text:s text:c="4"/>const NewLine = ;</text:p>
            <text:p text:style-name="P36"/>
            <text:p text:style-name="P36"><text:s text:c="2"/>It's a *good* thing that the compilation fails in this case -- if you</text:p>
            <text:p text:style-name="P36"><text:s text:c="2"/>will have to port the program to an OS that is not Unix, not Windows,</text:p>
            <text:p text:style-name="P36"><text:s text:c="2"/>you will be reminded by a compiler to choose the newline convention</text:p>
            <text:p text:style-name="P36"><text:s text:c="2"/>on that system. }</text:p>
            <text:p text:style-name="P36"/>
            <text:p text:style-name="P36">const</text:p>
            <text:p text:style-name="P36"><text:s text:c="2"/>NewLine =</text:p>
            <text:p text:style-name="P36"><text:s text:c="4"/>{$ifdef UNIX} #10 {$endif}</text:p>
            <text:p text:style-name="P36"><text:s text:c="4"/>{$ifdef MSWINDOWS} #13#10 {$endif} ;</text:p>
            <text:p text:style-name="P36"/>
            <text:p text:style-name="P36">{$define MY_SYMBOL}</text:p>
            <text:p text:style-name="P36"/>
            <text:p text:style-name="P36">{$ifdef MY_SYMBOL}</text:p>
            <text:p text:style-name="P36">procedure Bar;</text:p>
            <text:p text:style-name="P36">{$endif}</text:p>
            <text:p text:style-name="P36"/>
            <text:p text:style-name="P36">{$define CallingConventionMacro := unknown}</text:p>
            <text:p text:style-name="P36">{$ifdef UNIX}</text:p>
            <text:p text:style-name="P36"><text:s text:c="2"/>{$define CallingConventionMacro := cdecl}</text:p>
            <text:p text:style-name="P36">{$endif}</text:p>
            <text:p text:style-name="P36">{$ifdef MSWINDOWS}</text:p>
            <text:p text:style-name="P36"><text:s text:c="2"/>{$define CallingConventionMacro := stdcall}</text:p>
            <text:p text:style-name="P36"><text:soft-page-break/>{$endif}</text:p>
            <text:p text:style-name="P36">procedure RealProcedureName; CallingConventionMacro; external 'some_external_library';</text:p>
            <text:p text:style-name="P36"/>
            <text:p text:style-name="P36">implementation</text:p>
            <text:p text:style-name="P36"/>
            <text:p text:style-name="P36">{$include some_file.inc}</text:p>
            <text:p text:style-name="P36">// $I is just a shortcut for $include</text:p>
            <text:p text:style-name="P36">{$I some_other_file.inc}</text:p>
            <text:p text:style-name="P36"/>
            <text:p text:style-name="P36">end.</text:p>
            <text:p text:style-name="P36">----</text:p>
            <text:p text:style-name="P36"/>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text:soft-page-break/>{$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36">Include files have commonly the `.inc` extension, and are used for two purposes:</text:p>
            <text:p text:style-name="P36"/>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36">* The include file may only contain other compiler directives, that "configure" your source code. For example you could create a file `myconfig.inc` with these contents:</text:p>
            <text:p text:style-name="P36">+</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36">[source,pascal]</text:p>
            <text:p text:style-name="P36">----</text:p>
            <text:p text:style-name="P36">{$mode objfpc}</text:p>
            <text:p text:style-name="P36">{$H+}</text:p>
            <text:p text:style-name="P36">{$J-}</text:p>
            <text:p text:style-name="P36">{$modeswitch advancedrecords}</text:p>
            <text:p text:style-name="P36">{$ifndef VER3}</text:p>
            <text:p text:style-name="P36"><text:s text:c="2"/>{$error This code can only be compiled using FPC version at least 3.x.}</text:p>
            <text:p text:style-name="P36">{$endif}</text:p>
            <text:p text:style-name="P36">----</text:p>
            <text:p text:style-name="P36">+</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36">Now you can include this file using `{$I myconfig.inc}` in all your sources.</text:p>
            <text:p text:style-name="P36"/>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36">*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36"><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text:soft-page-break/>But placing all these UI classes in a single `myunit.pas` file would make it a long file, unhandy to navigate, so splitting it into multiple include files may make sense.</text:p>
            <text:p text:style-name="P28">//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36"><text:s text:c="2"/>. It allows to have a cross-platform unit interface with platform-dependent implementation easily. Basically you can do</text:p>
            <text:p text:style-name="P36">+</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text:soft-page-break/>But placing all these UI classes in a single `myunit.pas` file would make it a long file, unhandy to navigate, so splitting it into multiple include files may make sense.</text:p>
            <text:p text:style-name="P23">//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36">[source,pascal]</text:p>
            <text:p text:style-name="P36">----</text:p>
            <text:p text:style-name="P36">{$ifdef UNIX} {$I my_unix_implementation.inc} {$endif}</text:p>
            <text:p text:style-name="P36">{$ifdef MSWINDOWS} {$I my_windows_implementation.inc} {$endif}</text:p>
            <text:p text:style-name="P36">----</text:p>
            <text:p text:style-name="P36">+</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36">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36"/>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36">### Records</text:p>
            <text:p text:style-name="P36"/>
          </table:table-cell>
          <table:table-cell table:style-name="Таблица1.B2" office:value-type="string">
            <text:p text:style-name="P4">### Records</text:p>
            <text:p text:style-name="P4"/>
          </table:table-cell>
        </table:table-row>
        <table:table-row>
          <table:table-cell table:style-name="Таблица1.A2" office:value-type="string">
            <text:p text:style-name="P36">_Record_ is just a container for other variables. It's like a much, much simplified _class_: there is no inheritance or virtual methods. It is like a _structure_ in C-like languages.</text:p>
            <text:p text:style-name="P36"/>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36">If you use the `{$modeswitch advancedrecords}` directive, records *can* have methods and visibility specifiers. In general, language features that are available for <text:soft-page-break/>classes, and _do not break the simple predictable memory layout of a record_, are then possible.</text:p>
            <text:p text:style-name="P36"/>
          </table:table-cell>
          <table:table-cell table:style-name="Таблица1.B2" office:value-type="string">
            <text:p text:style-name="P4">If you use the `{$modeswitch advancedrecords}` directive, records *can* have methods and visibility specifiers. In general, language features that are available for <text:soft-page-break/>classes, and _do not break the simple predictable memory layout of a record_, are then possible.</text:p>
            <text:p text:style-name="P4"/>
          </table:table-cell>
        </table:table-row>
        <table:table-row>
          <table:table-cell table:style-name="Таблица1.A2" office:value-type="string">
            <text:p text:style-name="P36">[source,pascal]</text:p>
            <text:p text:style-name="P36">----</text:p>
            <text:p text:style-name="P36">include::code-samples/records.lpr[]</text:p>
            <text:p text:style-name="P36">----</text:p>
            <text:p text:style-name="P36"/>
          </table:table-cell>
          <table:table-cell table:style-name="Таблица1.B2" office:value-type="string">
            <text:p text:style-name="P45">[source,pascal]</text:p>
            <text:p text:style-name="P45">----</text:p>
            <text:p text:style-name="P45">include::code-samples/records.lpr[]</text:p>
            <text:p text:style-name="P45">----</text:p>
            <text:p text:style-name="P45"/>
          </table:table-cell>
        </table:table-row>
        <table:table-row>
          <table:table-cell table:style-name="Таблица1.A2" office:value-type="string">
            <text:p text:style-name="P36">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36">But records are still very useful when you need speed or a predictable memory layout:</text:p>
            <text:p text:style-name="P36"/>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36">*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36">* Arrays of records are nicely linear in memory, so they are cache-friendly.</text:p>
            <text:p text:style-name="P36">* The memory layout of records (size, padding between fields) is clearly defined in some situations: when you request the _C layout_, or when you use `packed record`. This is useful:</text:p>
            <text:p text:style-name="P36">** to communicate with libraries written in other programming languages, when they expose an API based on records,</text:p>
            <text:p text:style-name="P36">** to read and write binary files,</text:p>
            <text:p text:style-name="P36">** to make dirty low-level tricks (like unsafe typecasting one type to another, being aware of their memory representation).</text:p>
            <text:p text:style-name="P36">*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36"/>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36">### Old-style objects</text:p>
            <text:p text:style-name="P36"/>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36">In the old days, Turbo Pascal introduced another syntax for class-like functionality, using the `object` keyword. It's somewhat of a blend <text:soft-page-break/>between the concept of a `record` and a modern `class`.</text:p>
            <text:p text:style-name="P36"/>
          </table:table-cell>
          <table:table-cell table:style-name="Таблица1.B2" office:value-type="string">
            <text:p text:style-name="P4">In the old days, Turbo Pascal introduced another syntax for class-like functionality, using the `object` keyword. It's somewhat of a blend <text:soft-page-break/>between the concept of a `record` and a modern `class`.</text:p>
            <text:p text:style-name="P4"/>
          </table:table-cell>
        </table:table-row>
        <table:table-row>
          <table:table-cell table:style-name="Таблица1.A2" office:value-type="string">
            <text:p text:style-name="P36">* The old-style objects can be allocated / freed, and during that operation you can call their constructor / destructor.</text:p>
            <text:p text:style-name="P36">* But they can also be simply declared and used, like records. A simple `record` or `object` type is not a reference (pointer) to something, it's simply the data. This makes them comfortable for small data, where calling allocation / free would be bothersome.</text:p>
            <text:p text:style-name="P28">//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36">* Old-style objects offer inheritance and virtual methods, although with small differences from the modern classes. Be careful -- _bad things_ will happen if you try to use an object without calling it's constructor, and the object has virtual methods.</text:p>
            <text:p text:style-name="P36"/>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23">//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36">It's discouraged to use the old-style objects in most cases. Modern _classes_ provide much more functionality. And when needed, records (including _advanced records_) can be used for performance. These concepts are usually a better idea than old-style objects.</text:p>
            <text:p text:style-name="P36"/>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36">### Pointers</text:p>
            <text:p text:style-name="P36"/>
          </table:table-cell>
          <table:table-cell table:style-name="Таблица1.B2" office:value-type="string">
            <text:p text:style-name="P4">### Pointers</text:p>
            <text:p text:style-name="P4"/>
          </table:table-cell>
        </table:table-row>
        <table:table-row>
          <table:table-cell table:style-name="Таблица1.A2" office:value-type="string">
            <text:p text:style-name="P36">You can create a _pointer_ to any other type. The pointer to type `TMyRecord` is declared as `^TMyRecord`, and by convention is called `PMyRecord`. This is a traditional example of a linked list of integers using records:</text:p>
            <text:p text:style-name="P36"/>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36">[source,pascal]</text:p>
            <text:p text:style-name="P36">----</text:p>
            <text:p text:style-name="P36">type</text:p>
            <text:p text:style-name="P36"><text:s text:c="2"/>PMyRecord = ^TMyRecord;</text:p>
            <text:p text:style-name="P36"><text:s text:c="2"/>TMyRecord = record</text:p>
            <text:p text:style-name="P36"><text:s text:c="4"/>Value: Integer;</text:p>
            <text:p text:style-name="P36"><text:s text:c="4"/>Next: PMyRecord;</text:p>
            <text:p text:style-name="P36"><text:s text:c="2"/>end;</text:p>
            <text:p text:style-name="P36">----</text:p>
            <text:p text:style-name="P36"/>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36">Note that the definition is recursive <text:soft-page-break/>(type `PMyRecord` is defined using type `TMyRecord`, while `TMyRecord` is defined using `PMyRecord`). It is allowed to define a pointer type to a _not-yet-defined type_, as long as it will be resolved within the same `type` block.</text:p>
            <text:p text:style-name="P36"/>
          </table:table-cell>
          <table:table-cell table:style-name="Таблица1.B2" office:value-type="string">
            <text:p text:style-name="P4">Note that the definition is recursive <text:soft-page-break/>(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36">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36"/>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36">There is also an untyped `Pointer` type, similar to `void*` in C-like languages. It is completely unsafe, and can be typecasted to any other pointer type.</text:p>
            <text:p text:style-name="P36"/>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36">Remember that a _class instance_ is also in fact a pointer, although it doesn't require any `^` or `@` operators to use it.</text:p>
            <text:p text:style-name="P28">//That's why it's called a _reference_.</text:p>
            <text:p text:style-name="P36">A linked list using classes is certainly possible, it would simply be this:</text:p>
            <text:p text:style-name="P36"/>
          </table:table-cell>
          <table:table-cell table:style-name="Таблица1.B2" office:value-type="string">
            <text:p text:style-name="P4">Remember that a _class instance_ is also in fact a pointer, although it doesn't require any `^` or `@` operators to use it.</text:p>
            <text:p text:style-name="P23">//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ext:p>
            <text:p text:style-name="P36"><text:s text:c="4"/>Value: Integer;</text:p>
            <text:p text:style-name="P36"><text:s text:c="4"/>Next: TMyClass;</text:p>
            <text:p text:style-name="P36"><text:s text:c="2"/>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36">### Operator overloading</text:p>
            <text:p text:style-name="P36"/>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36">You can override the meaning of many language operators, for example to allow addition and multiplication of your custom types. Like this:</text:p>
            <text:p text:style-name="P36"/>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36">[source,pascal]</text:p>
            <text:p text:style-name="P36">----</text:p>
            <text:p text:style-name="P36">include::code-samples/operator_overloading.lpr[]</text:p>
            <text:p text:style-name="P36">----</text:p>
            <text:p text:style-name="P36"/>
          </table:table-cell>
          <table:table-cell table:style-name="Таблица1.B2" office:value-type="string">
            <text:p text:style-name="P45">[source,pascal]</text:p>
            <text:p text:style-name="P45">----</text:p>
            <text:p text:style-name="P45">include::code-samples/operator_overloading.lpr[]</text:p>
            <text:p text:style-name="P45">----</text:p>
            <text:p text:style-name="P4"/>
          </table:table-cell>
        </table:table-row>
        <table:table-row>
          <table:table-cell table:style-name="Таблица1.A2" office:value-type="string">
            <text:p text:style-name="P36">You can override operators on classes too. Since you usually create new instances of your classes inside the <text:soft-page-break/>operator function, the caller must remember to free the result.</text:p>
            <text:p text:style-name="P36"/>
          </table:table-cell>
          <table:table-cell table:style-name="Таблица1.B2" office:value-type="string">
            <text:p text:style-name="P4">You can override operators on classes too. Since you usually create new instances of your classes inside the <text:soft-page-break/>operator function, the caller must remember to free the result.</text:p>
            <text:p text:style-name="P4"/>
          </table:table-cell>
        </table:table-row>
        <table:table-row>
          <table:table-cell table:style-name="Таблица1.A2" office:value-type="string">
            <text:p text:style-name="P36">[source,pascal]</text:p>
            <text:p text:style-name="P36">----</text:p>
            <text:p text:style-name="P36">include::code-samples/operator_overloading_classes.lpr[]</text:p>
            <text:p text:style-name="P36">----</text:p>
            <text:p text:style-name="P36"/>
          </table:table-cell>
          <table:table-cell table:style-name="Таблица1.B2" office:value-type="string">
            <text:p text:style-name="P45">[source,pascal]</text:p>
            <text:p text:style-name="P45">----</text:p>
            <text:p text:style-name="P45">include::code-samples/operator_overloading_classes.lpr[]</text:p>
            <text:p text:style-name="P45">----</text:p>
            <text:p text:style-name="P4"/>
          </table:table-cell>
        </table:table-row>
        <table:table-row>
          <table:table-cell table:style-name="Таблица1.A2" office:value-type="string">
            <text:p text:style-name="P36">You can override operators on records too. This is usually easier than overloading them for classes, as the caller doesn't have to deal then with memory management.</text:p>
            <text:p text:style-name="P36"/>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36">[source,pascal]</text:p>
            <text:p text:style-name="P36">----</text:p>
            <text:p text:style-name="P36">include::code-samples/operator_overloading_records.lpr[]</text:p>
            <text:p text:style-name="P36">----</text:p>
            <text:p text:style-name="P36"/>
          </table:table-cell>
          <table:table-cell table:style-name="Таблица1.B2" office:value-type="string">
            <text:p text:style-name="P45">[source,pascal]</text:p>
            <text:p text:style-name="P45">----</text:p>
            <text:p text:style-name="P45">include::code-samples/operator_overloading_records.lpr[]</text:p>
            <text:p text:style-name="P45">----</text:p>
            <text:p text:style-name="P4"/>
          </table:table-cell>
        </table:table-row>
        <table:table-row>
          <table:table-cell table:style-name="Таблица1.A2" office:value-type="string">
            <text:p text:style-name="P36">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36"/>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36">[source,pascal]</text:p>
            <text:p text:style-name="P36">----</text:p>
            <text:p text:style-name="P36">include::code-samples/operator_overloading_records_lists.lpr[]</text:p>
            <text:p text:style-name="P36">----</text:p>
            <text:p text:style-name="P36"/>
          </table:table-cell>
          <table:table-cell table:style-name="Таблица1.B2" office:value-type="string">
            <text:p text:style-name="P45">[source,pascal]</text:p>
            <text:p text:style-name="P45">----</text:p>
            <text:p text:style-name="P45">include::code-samples/operator_overloading_records_lists.lpr[]</text:p>
            <text:p text:style-name="P45">----</text:p>
            <text:p text:style-name="P4"/>
          </table:table-cell>
        </table:table-row>
        <table:table-row>
          <table:table-cell table:style-name="Таблица1.A2" office:value-type="string">
            <text:p text:style-name="P36">## Advanced classes features</text:p>
            <text:p text:style-name="P36"/>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36">### private and strict private</text:p>
            <text:p text:style-name="P36"/>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36">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text:soft-page-break/>useful, and doesn't break your encapsulation, since it's limited to a unit.</text:p>
            <text:p text:style-name="P36"/>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text:soft-page-break/>useful, and doesn't break your encapsulation, since it's limited to a unit.</text:p>
            <text:p text:style-name="P4"/>
          </table:table-cell>
        </table:table-row>
        <table:table-row>
          <table:table-cell table:style-name="Таблица1.A2" office:value-type="string">
            <text:p text:style-name="P36">However, if you create larger units, with many classes (that are not tightly integrated with each other), it's safer to use `strict private`. As you can guess, it means that the field (or method) in not accessible outside of this class -- period. No exceptions.</text:p>
            <text:p text:style-name="P36"/>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36">In a similar manner, there's `protected` visibility (visible to descendants, or friends in the same unit) and `strict protected` (visible to descendants, period).</text:p>
            <text:p text:style-name="P36"/>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36">### Class methods</text:p>
            <text:p text:style-name="P36"/>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36">These are methods you can call having a class reference (`TMyClass`), not necessarily a class instance.</text:p>
            <text:p text:style-name="P36"/>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36">[source,pascal]</text:p>
            <text:p text:style-name="P36">----</text:p>
            <text:p text:style-name="P36">type</text:p>
            <text:p text:style-name="P36"><text:s text:c="2"/>TEnemy = class</text:p>
            <text:p text:style-name="P36"><text:s text:c="4"/>procedure Kill;</text:p>
            <text:p text:style-name="P36"><text:s text:c="4"/>class procedure KillAll;</text:p>
            <text:p text:style-name="P36"><text:s text:c="2"/>end;</text:p>
            <text:p text:style-name="P36"/>
            <text:p text:style-name="P36">var</text:p>
            <text:p text:style-name="P36"><text:s text:c="2"/>E: TEnemy;</text:p>
            <text:p text:style-name="P36">begin</text:p>
            <text:p text:style-name="P36"><text:s text:c="2"/>E := TEnemy.Create;</text:p>
            <text:p text:style-name="P36"><text:s text:c="2"/>try</text:p>
            <text:p text:style-name="P36"><text:s text:c="4"/>E.Kill;</text:p>
            <text:p text:style-name="P36"><text:s text:c="2"/>finally FreeAndNil(E) end;</text:p>
            <text:p text:style-name="P36"><text:s text:c="2"/>TEnemy.KillAll;</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36">Note that they can be virtual -- it makes sense, and is sometimes very useful, when combined with &lt;&lt;Class references&gt;&gt;.</text:p>
            <text:p text:style-name="P36"/>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36">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text:soft-page-break/>parameter-less).</text:p>
            <text:p text:style-name="P36"/>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text:soft-page-break/>parameter-less).</text:p>
            <text:p text:style-name="P4"/>
          </table:table-cell>
        </table:table-row>
        <table:table-row>
          <table:table-cell table:style-name="Таблица1.A2" office:value-type="string">
            <text:p text:style-name="P36">### More stuff inside classes and nested classes</text:p>
            <text:p text:style-name="P36"/>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36">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8">//The compiler watches that you don't break the visibility rules (for example you cannot declare a _public function_ that returns a type that is _private_).</text:p>
            <text:p text:style-name="P28">// (I wish - it doesn't, unfortunately...)</text:p>
            <text:p text:style-name="P36"/>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3">//The compiler watches that you don't break the visibility rules (for example you cannot declare a _public function_ that returns a type that is _private_).</text:p>
            <text:p text:style-name="P23">// (I wish - it doesn't, unfortunately...)</text:p>
            <text:p text:style-name="P4"/>
          </table:table-cell>
        </table:table-row>
        <table:table-row>
          <table:table-cell table:style-name="Таблица1.A2" office:value-type="string">
            <text:p text:style-name="P36">Note that to declare a field after a constant or type you will need to open a `var` block.</text:p>
            <text:p text:style-name="P36"/>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ext:p>
            <text:p text:style-name="P36"><text:s text:c="2"/>private</text:p>
            <text:p text:style-name="P36"><text:s text:c="4"/>type</text:p>
            <text:p text:style-name="P36"><text:s text:c="6"/>TInternalClass = class</text:p>
            <text:p text:style-name="P36"><text:s text:c="8"/>Velocity: Single;</text:p>
            <text:p text:style-name="P36"><text:s text:c="8"/>procedure DoSomething;</text:p>
            <text:p text:style-name="P36"><text:s text:c="6"/>end;</text:p>
            <text:p text:style-name="P36"><text:s text:c="4"/>var</text:p>
            <text:p text:style-name="P36"><text:s text:c="4"/>FInternalClass: TInternalClass;</text:p>
            <text:p text:style-name="P36"><text:s text:c="2"/>public</text:p>
            <text:p text:style-name="P36"><text:s text:c="4"/>const</text:p>
            <text:p text:style-name="P36"><text:s text:c="6"/>DefaultVelocity = 100.0;</text:p>
            <text:p text:style-name="P36"><text:s text:c="4"/>constructor Create;</text:p>
            <text:p text:style-name="P36"><text:s text:c="4"/>destructor Destroy; override;</text:p>
            <text:p text:style-name="P36"><text:s text:c="2"/>end;</text:p>
            <text:p text:style-name="P36"/>
            <text:p text:style-name="P36">constructor TMyClass.Create;</text:p>
            <text:p text:style-name="P36">begin</text:p>
            <text:p text:style-name="P36"><text:s text:c="2"/>inherited;</text:p>
            <text:p text:style-name="P36"><text:s text:c="2"/>FInternalClass := TInternalClass.Create;</text:p>
            <text:p text:style-name="P36"><text:s text:c="2"/>FInternalClass.Velocity := DefaultVelocity;</text:p>
            <text:p text:style-name="P36"><text:s text:c="2"/>FInternalClass.DoSomething;</text:p>
            <text:p text:style-name="P36">end;</text:p>
            <text:p text:style-name="P36"/>
            <text:p text:style-name="P36">destructor TMyClass.Destroy;</text:p>
            <text:p text:style-name="P36">begin</text:p>
            <text:p text:style-name="P36"><text:s text:c="2"/>FreeAndNil(FInternalClass);</text:p>
            <text:p text:style-name="P36"><text:s text:c="2"/>inherited;</text:p>
            <text:p text:style-name="P36">end;</text:p>
            <text:p text:style-name="P36"/>
            <text:p text:style-name="P36">{ note that method definition is prefixed with</text:p>
            <text:p text:style-name="P36"><text:soft-page-break/><text:s text:c="2"/>"TMyClass.TInternalClass" below. }</text:p>
            <text:p text:style-name="P36">procedure TMyClass.TInternalClass.DoSomething;</text:p>
            <text:p text:style-name="P36">begin</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oft-page-break/><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36">### Class references</text:p>
            <text:p text:style-name="P36"/>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36">_Class reference_ allows you to choose the class at runtime, for example to call a class method or constructor without knowing the exact class at compile-time. It is a type declared as `class of TMyClass`.</text:p>
            <text:p text:style-name="P36"/>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Component)</text:p>
            <text:p text:style-name="P36"><text:s text:c="2"/>end;</text:p>
            <text:p text:style-name="P36"/>
            <text:p text:style-name="P36"><text:s text:c="2"/>TMyClass1 = class(TMyClass)</text:p>
            <text:p text:style-name="P36"><text:s text:c="2"/>end;</text:p>
            <text:p text:style-name="P36"/>
            <text:p text:style-name="P36"><text:s text:c="2"/>TMyClass2 = class(TMyClass)</text:p>
            <text:p text:style-name="P36"><text:s text:c="2"/>end;</text:p>
            <text:p text:style-name="P36"/>
            <text:p text:style-name="P36"><text:s text:c="2"/>TMyClassRef = class of TMyClass;</text:p>
            <text:p text:style-name="P36"/>
            <text:p text:style-name="P36">var</text:p>
            <text:p text:style-name="P36"><text:s text:c="2"/>C: TMyClass;</text:p>
            <text:p text:style-name="P36"><text:s text:c="2"/>ClassRef: TMyClassRef;</text:p>
            <text:p text:style-name="P36">begin</text:p>
            <text:p text:style-name="P36"><text:s text:c="2"/>// Obviously you can do this:</text:p>
            <text:p text:style-name="P36"/>
            <text:p text:style-name="P36"><text:s text:c="2"/>C := TMyClass.Create(nil); FreeAndNil(C);</text:p>
            <text:p text:style-name="P36"><text:s text:c="2"/>C := TMyClass1.Create(nil); FreeAndNil(C);</text:p>
            <text:p text:style-name="P36"><text:s text:c="2"/>C := TMyClass2.Create(nil); FreeAndNil(C);</text:p>
            <text:p text:style-name="P36"/>
            <text:p text:style-name="P36"><text:s text:c="2"/>// In addition, using class references, you can also do this:</text:p>
            <text:p text:style-name="P36"/>
            <text:p text:style-name="P36"><text:s text:c="2"/>ClassRef := TMyClass;</text:p>
            <text:p text:style-name="P36"><text:s text:c="2"/>C := ClassRef.Create(nil); FreeAndNil(C);</text:p>
            <text:p text:style-name="P36"/>
            <text:p text:style-name="P36"><text:s text:c="2"/>ClassRef := TMyClass1;</text:p>
            <text:p text:style-name="P36"><text:s text:c="2"/>C := ClassRef.Create(nil); FreeAndNil(C);</text:p>
            <text:p text:style-name="P36"/>
            <text:p text:style-name="P36"><text:s text:c="2"/>ClassRef := TMyClass2;</text:p>
            <text:p text:style-name="P36"><text:s text:c="2"/>C := ClassRef.Create(nil); FreeAndNil(C);</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36">Class references can be combined with <text:soft-page-break/>virtual class methods. This gives a similar effect as using classes with virtual methods -- the actual method to be executed is determined at runtime.</text:p>
            <text:p text:style-name="P36"/>
          </table:table-cell>
          <table:table-cell table:style-name="Таблица1.B2" office:value-type="string">
            <text:p text:style-name="P4">Class references can be combined with <text:soft-page-break/>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Component)</text:p>
            <text:p text:style-name="P36"><text:s text:c="4"/>class procedure DoSomething; virtual; abstract;</text:p>
            <text:p text:style-name="P36"><text:s text:c="2"/>end;</text:p>
            <text:p text:style-name="P36"/>
            <text:p text:style-name="P36"><text:s text:c="2"/>TMyClass1 = class(TMyClass)</text:p>
            <text:p text:style-name="P36"><text:s text:c="4"/>class procedure DoSomething; override;</text:p>
            <text:p text:style-name="P36"><text:s text:c="2"/>end;</text:p>
            <text:p text:style-name="P36"/>
            <text:p text:style-name="P36"><text:s text:c="2"/>TMyClass2 = class(TMyClass)</text:p>
            <text:p text:style-name="P36"><text:s text:c="4"/>class procedure DoSomething; override;</text:p>
            <text:p text:style-name="P36"><text:s text:c="2"/>end;</text:p>
            <text:p text:style-name="P36"/>
            <text:p text:style-name="P36"><text:s text:c="2"/>TMyClassRef = class of TMyClass;</text:p>
            <text:p text:style-name="P36"/>
            <text:p text:style-name="P36">var</text:p>
            <text:p text:style-name="P36"><text:s text:c="2"/>C: TMyClass;</text:p>
            <text:p text:style-name="P36"><text:s text:c="2"/>ClassRef: TMyClassRef;</text:p>
            <text:p text:style-name="P36">begin</text:p>
            <text:p text:style-name="P36"><text:s text:c="2"/>ClassRef := TMyClass1;</text:p>
            <text:p text:style-name="P36"><text:s text:c="2"/>ClassRef.DoSomething;</text:p>
            <text:p text:style-name="P36"/>
            <text:p text:style-name="P36"><text:s text:c="2"/>ClassRef := TMyClass2;</text:p>
            <text:p text:style-name="P36"><text:s text:c="2"/>ClassRef.DoSomething;</text:p>
            <text:p text:style-name="P36"/>
            <text:p text:style-name="P36"><text:s text:c="2"/>{ And this will cause an exception at runtime,</text:p>
            <text:p text:style-name="P36"><text:s text:c="4"/>since DoSomething is abstract in TMyClass. }</text:p>
            <text:p text:style-name="P36"><text:s text:c="2"/>ClassRef := TMyClass;</text:p>
            <text:p text:style-name="P36"><text:s text:c="2"/>ClassRef.DoSomething;</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36">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36"/>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36">In particular, you can use the `ClassType` reference to call virtual methods, including virtual constructors. This allows you to create a method like `Clone` that constructs <text:soft-page-break/>an instance of _the exact run-time class of the current object_. You can combine it with &lt;&lt;Cloning: TPersistent.Assign&gt;&gt; to have a method that returns a newly-constructed clone of the current instance.</text:p>
            <text:p text:style-name="P36"/>
          </table:table-cell>
          <table:table-cell table:style-name="Таблица1.B2" office:value-type="string">
            <text:p text:style-name="P4">In particular, you can use the `ClassType` reference to call virtual methods, including virtual constructors. This allows you to create a method like `Clone` that constructs <text:soft-page-break/>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36">Remember that it only works when the constructor of your class is virtual. For example, it can be used with the standard `TComponent` descendants, since they all must override `TComponent.Create(AOwner: TComponent)` virtual constructor.</text:p>
            <text:p text:style-name="P36"/>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Component)</text:p>
            <text:p text:style-name="P36"><text:s text:c="4"/>procedure Assign(Source: TPersistent); override;</text:p>
            <text:p text:style-name="P36"><text:s text:c="4"/>function Clone(AOwner: TComponent): TMyClass;</text:p>
            <text:p text:style-name="P36"><text:s text:c="2"/>end;</text:p>
            <text:p text:style-name="P36"/>
            <text:p text:style-name="P36"><text:s text:c="2"/>TMyClassRef = class of TMyClass;</text:p>
            <text:p text:style-name="P36"/>
            <text:p text:style-name="P36">function TMyClass.Clone(AOwner: TComponent): TMyClass;</text:p>
            <text:p text:style-name="P36">begin</text:p>
            <text:p text:style-name="P36"><text:s text:c="2"/>// This would always create an instance of exactly TMyClass:</text:p>
            <text:p text:style-name="P36"><text:s text:c="2"/>//Result := TMyClass.Create(AOwner);</text:p>
            <text:p text:style-name="P36"><text:s text:c="2"/>// This can potentially create an instance of TMyClass descendant:</text:p>
            <text:p text:style-name="P36"><text:s text:c="2"/>Result := TMyClassRef(ClassType).Create(AOwner);</text:p>
            <text:p text:style-name="P36"><text:s text:c="2"/>Result.Assign(Self);</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28">// This is an example why compiler cannot detect *all* uses of an abstract</text:p>
            <text:p text:style-name="P28">// methods at compile time, in this case --- the error can only resurface</text:p>
            <text:p text:style-name="P28">// at runtime.</text:p>
            <text:p text:style-name="P28">//</text:p>
            <text:p text:style-name="P28">// Poor example actually, since compiler could prevent "ClassRef := TMyClass"</text:p>
            <text:p text:style-name="P28">// in this case?</text:p>
            <text:p text:style-name="P28"/>
          </table:table-cell>
          <table:table-cell table:style-name="Таблица1.B2" office:value-type="string">
            <text:p text:style-name="P23">// This is an example why compiler cannot detect *all* uses of an abstract</text:p>
            <text:p text:style-name="P23">// methods at compile time, in this case --- the error can only resurface</text:p>
            <text:p text:style-name="P23">// at runtime.</text:p>
            <text:p text:style-name="P23">//</text:p>
            <text:p text:style-name="P23">// Poor example actually, since compiler could prevent "ClassRef := TMyClass"</text:p>
            <text:p text:style-name="P23">// in this case?</text:p>
            <text:p text:style-name="P23"/>
          </table:table-cell>
        </table:table-row>
        <table:table-row>
          <table:table-cell table:style-name="Таблица1.A2" office:value-type="string">
            <text:p text:style-name="P36">### Class helpers</text:p>
            <text:p text:style-name="P36"/>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36">The _method_ is just a procedure or function inside a class. From the outside of the class, you call it with a special syntax `MyInstance.MyMethod(...)`. After a while you grow accustomed to thinking that _if I want to make action Action <text:soft-page-break/>on instance X, I write `X.Action(...)`_.</text:p>
            <text:p text:style-name="P36"/>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text:soft-page-break/>on instance X, I write `X.Action(...)`_.</text:p>
            <text:p text:style-name="P4"/>
          </table:table-cell>
        </table:table-row>
        <table:table-row>
          <table:table-cell table:style-name="Таблица1.A2" office:value-type="string">
            <text:p text:style-name="P36">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36"/>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36">Simple way to do it is then to create a global procedure that takes an instance of `TMy3DObject` as it's 1st parameter.</text:p>
            <text:p text:style-name="P36"/>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36">[source,pascal]</text:p>
            <text:p text:style-name="P36">----</text:p>
            <text:p text:style-name="P36">procedure Render(const O: TMy3DObject; const Color: TColor);</text:p>
            <text:p text:style-name="P36">var</text:p>
            <text:p text:style-name="P36"><text:s text:c="2"/>I: Integer;</text:p>
            <text:p text:style-name="P36">begin</text:p>
            <text:p text:style-name="P36"><text:s text:c="2"/>for I := 0 to O.ShapesCount - 1 do</text:p>
            <text:p text:style-name="P36"><text:s text:c="4"/>RenderMesh(O.Shape[I].Mesh, Color);</text:p>
            <text:p text:style-name="P36">end;</text:p>
            <text:p text:style-name="P36">----</text:p>
            <text:p text:style-name="P36"/>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36">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36"/>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36">And this is where you use class helpers. They are just a way to implement procedures / functions that operate on given class, and that are called like methods, but are not in fact normal methods -- they were added outside of the `TMy3DObject` definition.</text:p>
            <text:p text:style-name="P36"/>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36">[source,pascal]</text:p>
            <text:p text:style-name="P36">----</text:p>
            <text:p text:style-name="P36">type</text:p>
            <text:p text:style-name="P36"><text:s text:c="2"/>TMy3DObjectHelper = class helper for <text:soft-page-break/>TMy3DObject</text:p>
            <text:p text:style-name="P36"><text:s text:c="4"/>procedure Render(const Color: TColor);</text:p>
            <text:p text:style-name="P36"><text:s text:c="2"/>end;</text:p>
            <text:p text:style-name="P36"/>
            <text:p text:style-name="P36">procedure TMy3DObjectHelper.Render(const Color: TColor);</text:p>
            <text:p text:style-name="P36">var</text:p>
            <text:p text:style-name="P36"><text:s text:c="2"/>I: Integer;</text:p>
            <text:p text:style-name="P36">begin</text:p>
            <text:p text:style-name="P36"><text:s text:c="2"/>// note that we access ShapesCount, Shape without any qualifiers here</text:p>
            <text:p text:style-name="P36"><text:s text:c="2"/>for I := 0 to ShapesCount - 1 do</text:p>
            <text:p text:style-name="P36"><text:s text:c="4"/>RenderMesh(Shape[I].Mesh, Color);</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3DObjectHelper = class helper for <text:soft-page-break/>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36">NOTE: The more general concept is _"type helper"_. Using them you can add methods even to primitive types, like integers or enums. You can also add _"record helpers_" to (you guessed it...) records. See http://lists.freepascal.org/fpc-announce/2013-February/000587.html .</text:p>
            <text:p text:style-name="P28">//And of course to records and old-style objects (both of them can also have regular methods, they are much like classes in this regard).</text:p>
            <text:p text:style-name="P28"/>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23">//And of course to records and old-style objects (both of them can also have regular methods, they are much like classes in this regard).</text:p>
            <text:p text:style-name="P23"/>
          </table:table-cell>
        </table:table-row>
        <table:table-row>
          <table:table-cell table:style-name="Таблица1.A2" office:value-type="string">
            <text:p text:style-name="P36">### Virtual constructors, destructors</text:p>
            <text:p text:style-name="P36"/>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36">Destructor name is always `Destroy`, it is virtual (since you can call it without knowing the exact class at compile-time) and parameter-less.</text:p>
            <text:p text:style-name="P36"/>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36">Constructor name is by convention `Create`.</text:p>
            <text:p text:style-name="P36"/>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36">You can change this name, although be careful with this -- if you define `CreateMy`, always redefine also the name `Create`, otherwise the user can still access the constructor `Create` of the ancestor, bypassing your `CreateMy` constructor.</text:p>
            <text:p text:style-name="P36"/>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36">In the base `TObject` it is not virtual, and when creating descendants you're free to change the parameters. The new constructor will hide the constructor in ancestor (note: don't put here `overload`, unless you want to break it).</text:p>
            <text:p text:style-name="P36"/>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36">In the `TComponent` descendants, you should override it's `constructor Create(AOwner: TComponent);`. For <text:soft-page-break/>streaming functionality, to create a class without knowing it's type at compile time, having virtual constructors is very useful (see "class references" below).</text:p>
            <text:p text:style-name="P36"/>
          </table:table-cell>
          <table:table-cell table:style-name="Таблица1.B2" office:value-type="string">
            <text:p text:style-name="P4">In the `TComponent` descendants, you should override it's `constructor Create(AOwner: TComponent);`. For <text:soft-page-break/>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36">### An exception in constructor</text:p>
            <text:p text:style-name="P36"/>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36">What happens if an exception happens during a constructor? The line</text:p>
            <text:p text:style-name="P36"/>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36">[source,pascal]</text:p>
            <text:p text:style-name="P36">----</text:p>
            <text:p text:style-name="P36">X := TMyClass.Create;</text:p>
            <text:p text:style-name="P36">----</text:p>
            <text:p text:style-name="P36"/>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36">does not execute to the end in this case, `X` cannot be assigned, so who will cleanup after a partially-constructed class?</text:p>
            <text:p text:style-name="P36"/>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36">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36"/>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36">We also have to depend in such cases that _the memory of the class is guaranteed to be zeroed right before the constructor code is executed_. So we know that at the beginning, all class references are `nil`, all integers are `0` and so on.</text:p>
            <text:p text:style-name="P36"/>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36">So below works without any memory leaks:</text:p>
            <text:p text:style-name="P36"/>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37">[source,pascal]</text:p>
            <text:p text:style-name="P37">----</text:p>
            <text:p text:style-name="P37">include::code-samples/exception_in_constructor_test.lpr[]</text:p>
            <text:p text:style-name="P37">----</text:p>
            <text:p text:style-name="P37"/>
          </table:table-cell>
          <table:table-cell table:style-name="Таблица1.B2" office:value-type="string">
            <text:p text:style-name="P46">[source,pascal]</text:p>
            <text:p text:style-name="P46">----</text:p>
            <text:p text:style-name="P46">include::code-samples/exception_in_constructor_test.lpr[]</text:p>
            <text:p text:style-name="P46">----</text:p>
            <text:p text:style-name="P5"/>
          </table:table-cell>
        </table:table-row>
        <table:table-row>
          <table:table-cell table:style-name="Таблица1.A2" office:value-type="string">
            <text:p text:style-name="P37">## Interfaces</text:p>
            <text:p text:style-name="P37"/>
          </table:table-cell>
          <table:table-cell table:style-name="Таблица1.B2" office:value-type="string">
            <text:p text:style-name="P5">## Interfaces</text:p>
            <text:p text:style-name="P5"/>
          </table:table-cell>
        </table:table-row>
        <table:table-row>
          <table:table-cell table:style-name="Таблица1.A2" office:value-type="string">
            <text:p text:style-name="P37">### Good (CORBA) interfaces</text:p>
            <text:p text:style-name="P37"/>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37">_An interface_ declares an API, much like a class, but it does not define the implementation. A class can implement many interfaces, but it can <text:soft-page-break/>only have one ancestor class.</text:p>
            <text:p text:style-name="P37"/>
          </table:table-cell>
          <table:table-cell table:style-name="Таблица1.B2" office:value-type="string">
            <text:p text:style-name="P5">_An interface_ declares an API, much like a class, but it does not define the implementation. A class can implement many interfaces, but it can <text:soft-page-break/>only have one ancestor class.</text:p>
            <text:p text:style-name="P5"/>
          </table:table-cell>
        </table:table-row>
        <table:table-row>
          <table:table-cell table:style-name="Таблица1.A2" office:value-type="string">
            <text:p text:style-name="P37">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37"/>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37">The _CORBA interfaces_ in Object Pascal work pretty much like interfaces in Java (https://docs.oracle.com/javase/tutorial/java/concepts/interface.html) or C# (https://msdn.microsoft.com/en-us/library/ms173156.aspx).</text:p>
            <text:p text:style-name="P37"/>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29">//This is much like Java, where interfaces are used whenever you think of multiple inheritance.</text:p>
            <text:p text:style-name="P29"/>
          </table:table-cell>
          <table:table-cell table:style-name="Таблица1.B2" office:value-type="string">
            <text:p text:style-name="P24">//This is much like Java, where interfaces are used whenever you think of multiple inheritance.</text:p>
            <text:p text:style-name="P24"/>
          </table:table-cell>
        </table:table-row>
        <table:table-row>
          <table:table-cell table:style-name="Таблица1.A2" office:value-type="string">
            <text:p text:style-name="P37">[source,pascal]</text:p>
            <text:p text:style-name="P37">----</text:p>
            <text:p text:style-name="P37">include::code-samples/interfaces_corba_test.lpr[]</text:p>
            <text:p text:style-name="P37">----</text:p>
            <text:p text:style-name="P37"/>
          </table:table-cell>
          <table:table-cell table:style-name="Таблица1.B2" office:value-type="string">
            <text:p text:style-name="P46">[source,pascal]</text:p>
            <text:p text:style-name="P46">----</text:p>
            <text:p text:style-name="P46">include::code-samples/interfaces_corba_test.lpr[]</text:p>
            <text:p text:style-name="P46">----</text:p>
            <text:p text:style-name="P46"/>
          </table:table-cell>
        </table:table-row>
        <table:table-row>
          <table:table-cell table:style-name="Таблица1.A2" office:value-type="string">
            <text:p text:style-name="P37">### CORBA and COM types of interfaces</text:p>
            <text:p text:style-name="P37"/>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37">Why are the interfaces (presented above) called "CORBA"?::</text:p>
            <text:p text:style-name="P37"/>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37"><text:s text:c="2"/>The name *CORBA* is unfortunate. A better name would be *bare interfaces*. These interfaces are a _"pure language feature"_. Use them when you want to cast various classes as the same interface, because they share a common API.</text:p>
            <text:p text:style-name="P37">+</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29">//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29">//+</text:p>
          </table:table-cell>
          <table:table-cell table:style-name="Таблица1.B2" office:value-type="string">
            <text:p text:style-name="P24">//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24">//+</text:p>
          </table:table-cell>
        </table:table-row>
        <table:table-row>
          <table:table-cell table:style-name="Таблица1.A2" office:value-type="string">
            <text:p text:style-name="P37">While these types of interfaces can be used together with the _CORBA (Common Object Request Broker Architecture) technology_ (see https://en.wikipedia.org/wiki/Common_Object_Request_Broker_Architecture), they are _not_ tied to this technology in any way.</text:p>
            <text:p text:style-name="P37"><text:soft-page-break/></text:p>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text:soft-page-break/></text:p>
          </table:table-cell>
        </table:table-row>
        <table:table-row>
          <table:table-cell table:style-name="Таблица1.A2" office:value-type="string">
            <text:p text:style-name="P37">Is the `{$interfaces corba}` declaration needed?::</text:p>
            <text:p text:style-name="P37"/>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37"><text:s text:c="2"/>Yes, because by default</text:p>
            <text:p text:style-name="P29">//(if we would omit the `{$interfaces corba}` directive)</text:p>
            <text:p text:style-name="P37"><text:s text:c="2"/>you create _COM interfaces_. This can be stated explicitly by saying `{$interfaces com}`, but usually it's not needed since it's the default state.</text:p>
            <text:p text:style-name="P37">+</text:p>
          </table:table-cell>
          <table:table-cell table:style-name="Таблица1.B2" office:value-type="string">
            <text:p text:style-name="P5"><text:s text:c="2"/>Yes, because by default</text:p>
            <text:p text:style-name="P24">//(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37">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37">+</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37">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37"/>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37">What are COM interfaces?::</text:p>
            <text:p text:style-name="P37"/>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37"><text:s text:c="2"/>The _COM interface_ is synonymous with _an interface descending from a special `IUnknown` interface_. Descending from `IUnknown`:</text:p>
            <text:p text:style-name="P37">+</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37">* Requires that your classes define the `_AddRef` and `_ReleaseRef` methods. Proper implementation of these methods can manage the lifetime of your objects using the reference-counting.</text:p>
            <text:p text:style-name="P37">* Adds the `QueryInterface` method.</text:p>
            <text:p text:style-name="P37">* Allows to interact with the _COM (Component Object Model) technology_.</text:p>
            <text:p text:style-name="P37"/>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37">What do you advice to not use the COM interfaces?::</text:p>
            <text:p text:style-name="P37"/>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37"><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text:soft-page-break/>doesn't match my use cases.</text:p>
            <text:p text:style-name="P37">+</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text:soft-page-break/>doesn't match my use cases.</text:p>
            <text:p text:style-name="P5">+</text:p>
          </table:table-cell>
        </table:table-row>
        <table:table-row>
          <table:table-cell table:style-name="Таблица1.A2" office:value-type="string">
            <text:p text:style-name="P37">--</text:p>
            <text:p text:style-name="P37">* Sometimes I want to cast my (otherwise unrelated) classes to a common interface.</text:p>
            <text:p text:style-name="P37">* Sometimes I want to manage memory using the reference counting approach.</text:p>
            <text:p text:style-name="P37">* _Maybe_ some day I will want to interact with the _COM technology_.</text:p>
            <text:p text:style-name="P37">--</text:p>
            <text:p text:style-name="P37">+</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37">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37">+</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37">That is why I advice to use _CORBA_ style interfaces, and the `{$interfaces corba}` directive, in all modern code dealing with interfaces. The _COM_ interfaces are somewhat an _embarrassment to the language_, in my eyes.</text:p>
            <text:p text:style-name="P37">+</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37">To be fair, the _COM interfaces_ are presented in more details in the next section anyway.</text:p>
            <text:p text:style-name="P37"/>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37">Can we have reference-counting with CORBA interfaces?::</text:p>
            <text:p text:style-name="P37"/>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37"><text:s text:c="2"/>Yeah. Just add `_AddRef` / `_ReleaseRef` methods. There's no need to descend from the `IUnknown` interface. Although in most cases, if you want reference-counting with your interfaces, you may as well just use COM interfaces.</text:p>
            <text:p text:style-name="P29">//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29">// <text:s/>Roger. The way I understand, the <text:soft-page-break/>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37"/>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24">//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24">// <text:s/>Roger. The way I understand, the <text:soft-page-break/>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37">### Interfaces GUIDs</text:p>
            <text:p text:style-name="P37"/>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37">GUIDs are the seemingly random characters `['{ABCD1234-...}']` that you see placed at every interface definition. Yes, they are just random. Unfortunately, they are necessary.</text:p>
            <text:p text:style-name="P37"/>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29">//Yes, they look ugly.</text:p>
            <text:p text:style-name="P29">//, and I wish they would not be necessary.</text:p>
            <text:p text:style-name="P37">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37"/>
          </table:table-cell>
          <table:table-cell table:style-name="Таблица1.B2" office:value-type="string">
            <text:p text:style-name="P24">//Yes, they look ugly.</text:p>
            <text:p text:style-name="P24">//,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37">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37"/>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37">So, to be on the safe side, you should always declare a GUID for your interface. You can use _Lazarus_ GUID generator (`Ctrl + Shift + G` shortcut in the editor). Or you can use an online service like https://www.guidgenerator.com/ .</text:p>
            <text:p text:style-name="P37"/>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37">Or you can write your own tool for this, using the `CreateGUID` and `GUIDToString` functions in RTL. See the example below:</text:p>
            <text:p text:style-name="P37"/>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37">[source,pascal]</text:p>
            <text:p text:style-name="P37">----</text:p>
            <text:p text:style-name="P37"><text:soft-page-break/>include::code-samples/gen_guid.lpr[]</text:p>
            <text:p text:style-name="P37">----</text:p>
            <text:p text:style-name="P37"/>
          </table:table-cell>
          <table:table-cell table:style-name="Таблица1.B2" office:value-type="string">
            <text:p text:style-name="P46">[source,pascal]</text:p>
            <text:p text:style-name="P46">----</text:p>
            <text:p text:style-name="P46"><text:soft-page-break/>include::code-samples/gen_guid.lpr[]</text:p>
            <text:p text:style-name="P46">----</text:p>
            <text:p text:style-name="P5"/>
          </table:table-cell>
        </table:table-row>
        <table:table-row>
          <table:table-cell table:style-name="Таблица1.A2" office:value-type="string">
            <text:p text:style-name="P37">### Ugly (COM) interfaces</text:p>
            <text:p text:style-name="P37"/>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37">The _COM interfaces_ bring two additional features:</text:p>
            <text:p text:style-name="P37"/>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37">. integration with COM (a technology from Windows, also available on Unix through _XPCOM_, used by Mozilla),</text:p>
            <text:p text:style-name="P37">. reference counting (which gives you automatic destruction when all the interface references go out of scope).</text:p>
            <text:p text:style-name="P37"/>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37">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37"/>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37">In practice, this means that:</text:p>
            <text:p text:style-name="P37"/>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29">// +</text:p>
            <text:p text:style-name="P29">// The relation to COM technology has . The reference counting idea is baffling. Why would you connect one language feature, _interfaces_, with something so unrelated like _reference counting_? It seems, because the COM technology required it...</text:p>
            <text:p text:style-name="P29"/>
          </table:table-cell>
          <table:table-cell table:style-name="Таблица1.B2" office:value-type="string">
            <text:p text:style-name="P24">// +</text:p>
            <text:p text:style-name="P24">// The relation to COM technology has . The reference counting idea is baffling. Why would you connect one language feature, _interfaces_, with something so unrelated like _reference counting_? It seems, because the COM technology required it...</text:p>
            <text:p text:style-name="P24"/>
          </table:table-cell>
        </table:table-row>
        <table:table-row>
          <table:table-cell table:style-name="Таблица1.A2" office:value-type="string">
            <text:p text:style-name="P37">*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37"/>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37">** The standard class `TInterfacedObject` implements these methods to _enable_ the reference-counting.</text:p>
            <text:p text:style-name="P37">** The standard class `TComponent` implements these methods to _disable_ the reference-counting. *In the Castle Game Engine* we give you additional useful ancestors `TNonRefCountedInterfacedObject` and `TNonRefCountedInterfacedPersistent` <text:soft-page-break/>for this purpose, see https://github.com/castle-engine/castle-engine/blob/master/src/base/castleinterfaces.pas .</text:p>
            <text:p text:style-name="P37"/>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text:soft-page-break/>for this purpose, see https://github.com/castle-engine/castle-engine/blob/master/src/base/castleinterfaces.pas .</text:p>
            <text:p text:style-name="P5"/>
          </table:table-cell>
        </table:table-row>
        <table:table-row>
          <table:table-cell table:style-name="Таблица1.A2" office:value-type="string">
            <text:p text:style-name="P29">//*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37"/>
            <text:p text:style-name="P37">*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29">//, http://bugs.freepascal.org/view.php?id=10374 .</text:p>
            <text:p text:style-name="P37"/>
          </table:table-cell>
          <table:table-cell table:style-name="Таблица1.B2" office:value-type="string">
            <text:p text:style-name="P24">//*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24">//, http://bugs.freepascal.org/view.php?id=10374 .</text:p>
            <text:p text:style-name="P5"/>
          </table:table-cell>
        </table:table-row>
        <table:table-row>
          <table:table-cell table:style-name="Таблица1.A2" office:value-type="string">
            <text:p text:style-name="P37">The safest approach to using _COM interfaces_ is to</text:p>
            <text:p text:style-name="P37"/>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37">* accept the fact that they are reference-counted,</text:p>
            <text:p text:style-name="P37">* derive the appropriate classes from `TInterfacedObject`,</text:p>
            <text:p text:style-name="P37">* and avoid using the class instance, instead accessing the instance always through the interface, letting reference-counting manage the deallocation.</text:p>
            <text:p text:style-name="P37"/>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37">This is an example of such interface use:</text:p>
            <text:p text:style-name="P37"/>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37">[source,pascal]</text:p>
            <text:p text:style-name="P37">----</text:p>
            <text:p text:style-name="P37">include::code-samples/interfaces_com_with_ref_counting.lpr[]</text:p>
            <text:p text:style-name="P37">----</text:p>
            <text:p text:style-name="P37"/>
          </table:table-cell>
          <table:table-cell table:style-name="Таблица1.B2" office:value-type="string">
            <text:p text:style-name="P46">[source,pascal]</text:p>
            <text:p text:style-name="P46">----</text:p>
            <text:p text:style-name="P46">include::code-samples/interfaces_com_with_ref_counting.lpr[]</text:p>
            <text:p text:style-name="P46">----</text:p>
            <text:p text:style-name="P5"/>
          </table:table-cell>
        </table:table-row>
        <table:table-row>
          <table:table-cell table:style-name="Таблица1.A2" office:value-type="string">
            <text:p text:style-name="P37">### Using COM interfaces with reference-counting disabled</text:p>
            <text:p text:style-name="P37"/>
          </table:table-cell>
          <table:table-cell table:style-name="Таблица1.B2" office:value-type="string">
            <text:p text:style-name="P5">### Using COM interfaces with reference-counting disabled</text:p>
            <text:p text:style-name="P5"/>
          </table:table-cell>
        </table:table-row>
        <text:soft-page-break/>
        <table:table-row>
          <table:table-cell table:style-name="Таблица1.A2" office:value-type="string">
            <text:p text:style-name="P37">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37"/>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37">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37"/>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37">To avoid this mess, it's usually better to use CORBA interfaces, if you don't want reference-counting with your interfaces.</text:p>
            <text:p text:style-name="P37"/>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37">[source,pascal]</text:p>
            <text:p text:style-name="P37">----</text:p>
            <text:p text:style-name="P37">include::code-samples/interfaces_com_test.lpr[]</text:p>
            <text:p text:style-name="P37">----</text:p>
            <text:p text:style-name="P37"/>
          </table:table-cell>
          <table:table-cell table:style-name="Таблица1.B2" office:value-type="string">
            <text:p text:style-name="P46">[source,pascal]</text:p>
            <text:p text:style-name="P46">----</text:p>
            <text:p text:style-name="P46">include::code-samples/interfaces_com_test.lpr[]</text:p>
            <text:p text:style-name="P46">----</text:p>
            <text:p text:style-name="P5"/>
          </table:table-cell>
        </table:table-row>
        <table:table-row>
          <table:table-cell table:style-name="Таблица1.A2" office:value-type="string">
            <text:p text:style-name="P37">### Typecasting interfaces without "as" operator</text:p>
            <text:p text:style-name="P37"/>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37">This section applies to both _CORBA_ and _COM_ interfaces.</text:p>
            <text:p text:style-name="P37"/>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37">Casting to an interface type using the `as` operator makes a check at run-time. Consider this code:</text:p>
            <text:p text:style-name="P37"/>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37">[source,pascal]</text:p>
            <text:p text:style-name="P37">----</text:p>
            <text:p text:style-name="P37">UseThroughInterface(Cx as IMyInterface);</text:p>
            <text:p text:style-name="P37">----</text:p>
            <text:p text:style-name="P37"/>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37">It works for all `C1`, `C2`, `C3` instances in the examples in previous sections. If executed, it would make a run-time error in case of `C3`, that does not implement `IMyInterface` (but we avoid the error by checking `Cx is IMyInterface` before doing the cast).</text:p>
            <text:p text:style-name="P37"/>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ext:soft-page-break/>
        <table:table-row>
          <table:table-cell table:style-name="Таблица1.A2" office:value-type="string">
            <text:p text:style-name="P37">You can instead cast the instance as an interface implicitly:</text:p>
            <text:p text:style-name="P37"/>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37">[source,pascal]</text:p>
            <text:p text:style-name="P37">----</text:p>
            <text:p text:style-name="P37">UseThroughInterface(Cx);</text:p>
            <text:p text:style-name="P37">----</text:p>
            <text:p text:style-name="P37"/>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37">In this case, the typecast must be valid at compile-time. So this will compile for `C1` and `C2` (that are declared as classes that implement `IMyInterface`).</text:p>
            <text:p text:style-name="P37"/>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37">But it will not compile for `C3`.</text:p>
            <text:p text:style-name="P37"/>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37">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37"/>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37">An equivalent is also</text:p>
            <text:p text:style-name="P37"/>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37">[source,pascal]</text:p>
            <text:p text:style-name="P37">----</text:p>
            <text:p text:style-name="P37">UseThroughInterface(IMyInterface(Cx));</text:p>
            <text:p text:style-name="P37">----</text:p>
            <text:p text:style-name="P37"/>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37">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37"/>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37">## About this document</text:p>
            <text:p text:style-name="P37"/>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37">Copyright Michalis Kamburelis.</text:p>
            <text:p text:style-name="P37"/>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37">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text:soft-page-break/>is/ .</text:p>
            <text:p text:style-name="P37"/>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text:soft-page-break/>is/ .</text:p>
            <text:p text:style-name="P31"/>
          </table:table-cell>
        </table:table-row>
        <table:table-row>
          <table:table-cell table:style-name="Таблица1.A2" office:value-type="string">
            <text:p text:style-name="P37">You can redistribute and even modify this document freely, under the same licenses as Wikipedia https://en.wikipedia.org/wiki/Wikipedia:Copyrights :</text:p>
            <text:p text:style-name="P37"/>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37">* _Creative Commons Attribution-ShareAlike 3.0 Unported License (CC BY-SA)_</text:p>
            <text:p text:style-name="P37">* or the _GNU Free Documentation License (GFDL) (unversioned, with no invariant sections, front-cover texts, or back-cover texts)_ .</text:p>
            <text:p text:style-name="P37"/>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37">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9T14:30:58.909643714</dc:date>
    <meta:editing-duration>PT3H28M13S</meta:editing-duration>
    <meta:editing-cycles>26</meta:editing-cycles>
    <meta:generator>LibreOffice/4.3.3.2$Linux_X86_64 LibreOffice_project/430m0$Build-2</meta:generator>
    <meta:document-statistic meta:table-count="1" meta:image-count="0" meta:object-count="0" meta:page-count="64" meta:paragraph-count="2686" meta:word-count="27389" meta:character-count="180770" meta:non-whitespace-character-count="154084"/>
  </office:meta>
</office:document-meta>
</file>